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0.395cm" table:align="left" fo:background-color="#ffffff">
        <style:background-image/>
      </style:table-properties>
    </style:style>
    <style:style style:name="Таблица1.A" style:family="table-column">
      <style:table-column-properties style:column-width="8.904cm"/>
    </style:style>
    <style:style style:name="Таблица1.B" style:family="table-column">
      <style:table-column-properties style:column-width="1.49cm"/>
    </style:style>
    <style:style style:name="Таблица1.1" style:family="table-row">
      <style:table-row-properties fo:background-color="#ffffff">
        <style:background-image/>
      </style:table-row-properties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Таблица1.3" style:family="table-row">
      <style:table-row-properties fo:background-color="#f6f8fa">
        <style:background-image/>
      </style:table-row-properties>
    </style:style>
    <style:style style:name="Таблица2" style:family="table">
      <style:table-properties style:width="17cm" table:align="left" fo:background-color="#ffffff">
        <style:background-image/>
      </style:table-properties>
    </style:style>
    <style:style style:name="Таблица2.A" style:family="table-column">
      <style:table-column-properties style:column-width="5.394cm"/>
    </style:style>
    <style:style style:name="Таблица2.B" style:family="table-column">
      <style:table-column-properties style:column-width="11.606cm"/>
    </style:style>
    <style:style style:name="Таблица2.1" style:family="table-row">
      <style:table-row-properties fo:background-color="#ffffff">
        <style:background-image/>
      </style:table-row-properties>
    </style:style>
    <style:style style:name="Таблица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Таблица2.3" style:family="table-row">
      <style:table-row-properties fo:background-color="#f6f8fa">
        <style:background-image/>
      </style:table-row-properties>
    </style:style>
    <style:style style:name="Таблица3" style:family="table">
      <style:table-properties style:width="17cm" table:align="left" fo:background-color="#ffffff">
        <style:background-image/>
      </style:table-properties>
    </style:style>
    <style:style style:name="Таблица3.A" style:family="table-column">
      <style:table-column-properties style:column-width="5.8cm"/>
    </style:style>
    <style:style style:name="Таблица3.B" style:family="table-column">
      <style:table-column-properties style:column-width="11.201cm"/>
    </style:style>
    <style:style style:name="Таблица3.1" style:family="table-row">
      <style:table-row-properties fo:background-color="#ffffff">
        <style:background-image/>
      </style:table-row-properties>
    </style:style>
    <style:style style:name="Таблица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Таблица3.3" style:family="table-row">
      <style:table-row-properties fo:background-color="#f6f8fa">
        <style:background-image/>
      </style:table-row-properties>
    </style:style>
    <style:style style:name="Таблица4" style:family="table">
      <style:table-properties style:width="17cm" table:align="left" fo:background-color="#ffffff">
        <style:background-image/>
      </style:table-properties>
    </style:style>
    <style:style style:name="Таблица4.A" style:family="table-column">
      <style:table-column-properties style:column-width="5.685cm"/>
    </style:style>
    <style:style style:name="Таблица4.B" style:family="table-column">
      <style:table-column-properties style:column-width="11.315cm"/>
    </style:style>
    <style:style style:name="Таблица4.1" style:family="table-row">
      <style:table-row-properties fo:background-color="#ffffff">
        <style:background-image/>
      </style:table-row-properties>
    </style:style>
    <style:style style:name="Таблица4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Таблица4.3" style:family="table-row">
      <style:table-row-properties fo:background-color="#f6f8fa">
        <style:background-image/>
      </style:table-row-properties>
    </style:style>
    <style:style style:name="Таблица5" style:family="table">
      <style:table-properties style:width="17cm" table:align="left" fo:background-color="#ffffff">
        <style:background-image/>
      </style:table-properties>
    </style:style>
    <style:style style:name="Таблица5.A" style:family="table-column">
      <style:table-column-properties style:column-width="5.577cm"/>
    </style:style>
    <style:style style:name="Таблица5.B" style:family="table-column">
      <style:table-column-properties style:column-width="11.423cm"/>
    </style:style>
    <style:style style:name="Таблица5.1" style:family="table-row">
      <style:table-row-properties fo:background-color="#ffffff">
        <style:background-image/>
      </style:table-row-properties>
    </style:style>
    <style:style style:name="Таблица5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Таблица5.3" style:family="table-row">
      <style:table-row-properties fo:background-color="#f6f8fa">
        <style:background-image/>
      </style:table-row-properties>
    </style:style>
    <style:style style:name="Таблица6" style:family="table">
      <style:table-properties style:width="17cm" table:align="left" fo:background-color="#ffffff">
        <style:background-image/>
      </style:table-properties>
    </style:style>
    <style:style style:name="Таблица6.A" style:family="table-column">
      <style:table-column-properties style:column-width="5.447cm"/>
    </style:style>
    <style:style style:name="Таблица6.B" style:family="table-column">
      <style:table-column-properties style:column-width="11.553cm"/>
    </style:style>
    <style:style style:name="Таблица6.1" style:family="table-row">
      <style:table-row-properties fo:background-color="#ffffff">
        <style:background-image/>
      </style:table-row-properties>
    </style:style>
    <style:style style:name="Таблица6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Таблица6.3" style:family="table-row">
      <style:table-row-properties fo:background-color="#f6f8fa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363636" loext:opacity="100%" style:font-name="apple-system" fo:font-size="24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cm" style:contextual-spacing="false" style:line-height-at-least="0.926cm" fo:orphans="2" fo:widows="2" fo:text-indent="0cm" style:auto-text-indent="false"/>
      <style:text-properties fo:font-variant="normal" fo:text-transform="none" fo:color="#363636" loext:opacity="100%" fo:letter-spacing="normal" fo:font-weight="bold" style:font-weight-asian="bold" style:font-weight-complex="bold"/>
    </style:style>
    <style:style style:name="P3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363636" loext:opacity="100%" style:font-name="apple-system" fo:font-size="18pt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363636" loext:opacity="100%" style:font-name="apple-system" fo:font-size="18pt" fo:letter-spacing="normal" fo:font-style="normal" fo:font-weight="bold" style:font-weight-asian="bold" style:font-weight-complex="bold"/>
    </style:style>
    <style:style style:name="P5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363636" loext:opacity="100%" style:font-name="apple-system" fo:font-size="15pt" fo:letter-spacing="normal" fo:font-style="normal" fo:font-weight="normal"/>
    </style:style>
    <style:style style:name="P6" style:family="paragraph" style:parent-style-name="Heading_20_5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-left="0.423cm" fo:padding-right="0cm" fo:padding-top="0.423cm" fo:padding-bottom="0.423cm" fo:border-left="0.06pt solid #cccccc" fo:border-right="none" fo:border-top="0.06pt solid #cccccc" fo:border-bottom="0.06pt solid #cccccc"/>
    </style:style>
    <style:style style:name="P8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9" style:family="paragraph" style:parent-style-name="Quotations" style:list-style-name="L13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10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11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margin-left="0cm" fo:margin-right="0cm" fo:text-align="end" style:justify-single-word="false" fo:text-indent="0cm" style:auto-text-indent="false"/>
    </style:style>
    <style:style style:name="P16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font-weight="bold"/>
    </style:style>
    <style:style style:name="P17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font-weight="bold"/>
    </style:style>
    <style:style style:name="P18" style:family="paragraph" style:parent-style-name="Text_20_body" style:list-style-name="L1">
      <style:paragraph-properties fo:margin-left="0cm" fo:margin-right="0cm" fo:margin-top="0cm" fo:margin-bottom="0.291cm" style:contextual-spacing="false" style:line-height-at-least="0.37cm" fo:text-align="center" style:justify-single-word="false" fo:orphans="2" fo:widows="2" fo:text-indent="0cm" style:auto-text-indent="false" fo:padding-left="0.318cm" fo:padding-right="0cm" fo:padding-top="0.212cm" fo:padding-bottom="0.212cm" fo:border-left="0.06pt solid #f2f3f7" fo:border-right="none" fo:border-top="0.06pt solid #f2f3f7" fo:border-bottom="0.06pt solid #f2f3f7"/>
      <style:text-properties fo:font-variant="normal" fo:text-transform="none" fo:color="#363636" loext:opacity="100%" style:font-name="apple-system" fo:font-size="10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0" style:family="paragraph" style:parent-style-name="Text_20_body" style:list-style-name="L4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1" style:family="paragraph" style:parent-style-name="Text_20_body" style:list-style-name="L10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2" style:family="paragraph" style:parent-style-name="Text_20_body" style:list-style-name="L1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3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4" style:family="paragraph" style:parent-style-name="Text_20_body" style:list-style-name="L15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5" style:family="paragraph" style:parent-style-name="Text_20_body" style:list-style-name="L24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6" style:family="paragraph" style:parent-style-name="Text_20_body" style:list-style-name="L27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7" style:family="paragraph" style:parent-style-name="Text_20_body" style:list-style-name="L30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8" style:family="paragraph" style:parent-style-name="Text_20_body" style:list-style-name="L32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29" style:family="paragraph" style:parent-style-name="Text_20_body" style:list-style-name="L33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0" style:family="paragraph" style:parent-style-name="Text_20_body" style:list-style-name="L34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1" style:family="paragraph" style:parent-style-name="Text_20_body" style:list-style-name="L35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2" style:family="paragraph" style:parent-style-name="Text_20_body" style:list-style-name="L36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3" style:family="paragraph" style:parent-style-name="Text_20_body" style:list-style-name="L38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4" style:family="paragraph" style:parent-style-name="Text_20_body" style:list-style-name="L39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5" style:family="paragraph" style:parent-style-name="Text_20_body" style:list-style-name="L40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6" style:family="paragraph" style:parent-style-name="Text_20_body" style:list-style-name="L4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7" style:family="paragraph" style:parent-style-name="Text_20_body" style:list-style-name="L48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8" style:family="paragraph" style:parent-style-name="Text_20_body" style:list-style-name="L5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39" style:family="paragraph" style:parent-style-name="Text_20_body" style:list-style-name="L53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0" style:family="paragraph" style:parent-style-name="Text_20_body" style:list-style-name="L54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1" style:family="paragraph" style:parent-style-name="Text_20_body" style:list-style-name="L55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2" style:family="paragraph" style:parent-style-name="Text_20_body" style:list-style-name="L64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3" style:family="paragraph" style:parent-style-name="Text_20_body" style:list-style-name="L66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4" style:family="paragraph" style:parent-style-name="Text_20_body" style:list-style-name="L67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5" style:family="paragraph" style:parent-style-name="Text_20_body" style:list-style-name="L68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6" style:family="paragraph" style:parent-style-name="Text_20_body" style:list-style-name="L69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7" style:family="paragraph" style:parent-style-name="Text_20_body" style:list-style-name="L70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P4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49" style:family="paragraph" style:parent-style-name="Text_20_body" style:list-style-name="L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0" style:family="paragraph" style:parent-style-name="Text_20_body" style:list-style-name="L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1" style:family="paragraph" style:parent-style-name="Text_20_body" style:list-style-name="L4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2" style:family="paragraph" style:parent-style-name="Text_20_body" style:list-style-name="L5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53" style:family="paragraph" style:parent-style-name="Text_20_body" style:list-style-name="L6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4" style:family="paragraph" style:parent-style-name="Text_20_body" style:list-style-name="L7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5" style:family="paragraph" style:parent-style-name="Text_20_body" style:list-style-name="L8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6" style:family="paragraph" style:parent-style-name="Text_20_body" style:list-style-name="L9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7" style:family="paragraph" style:parent-style-name="Text_20_body" style:list-style-name="L10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8" style:family="paragraph" style:parent-style-name="Text_20_body" style:list-style-name="L1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9" style:family="paragraph" style:parent-style-name="Text_20_body" style:list-style-name="L1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0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1" style:family="paragraph" style:parent-style-name="Text_20_body" style:list-style-name="L13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62" style:family="paragraph" style:parent-style-name="Text_20_body" style:list-style-name="L14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3" style:family="paragraph" style:parent-style-name="Text_20_body" style:list-style-name="L16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4" style:family="paragraph" style:parent-style-name="Text_20_body" style:list-style-name="L17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5" style:family="paragraph" style:parent-style-name="Text_20_body" style:list-style-name="L18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6" style:family="paragraph" style:parent-style-name="Text_20_body" style:list-style-name="L19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7" style:family="paragraph" style:parent-style-name="Text_20_body" style:list-style-name="L20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8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9" style:family="paragraph" style:parent-style-name="Text_20_body" style:list-style-name="L2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70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1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2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3" style:family="paragraph" style:parent-style-name="Text_20_body" style:list-style-name="L25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74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5" style:family="paragraph" style:parent-style-name="Text_20_body" style:list-style-name="L26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76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7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8" style:family="paragraph" style:parent-style-name="Text_20_body" style:list-style-name="L28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79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0" style:family="paragraph" style:parent-style-name="Text_20_body" style:list-style-name="L29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1" style:family="paragraph" style:parent-style-name="Text_20_body" style:list-style-name="L30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2" style:family="paragraph" style:parent-style-name="Text_20_body" style:list-style-name="L3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3" style:family="paragraph" style:parent-style-name="Text_20_body" style:list-style-name="L3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4" style:family="paragraph" style:parent-style-name="Text_20_body" style:list-style-name="L3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6" style:family="paragraph" style:parent-style-name="Text_20_body" style:list-style-name="L3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7" style:family="paragraph" style:parent-style-name="Text_20_body" style:list-style-name="L37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8" style:family="paragraph" style:parent-style-name="Text_20_body" style:list-style-name="L39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9" style:family="paragraph" style:parent-style-name="Text_20_body" style:list-style-name="L4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0" style:family="paragraph" style:parent-style-name="Text_20_body" style:list-style-name="L40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1" style:family="paragraph" style:parent-style-name="Text_20_body" style:list-style-name="L4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2" style:family="paragraph" style:parent-style-name="Text_20_body" style:list-style-name="L4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3" style:family="paragraph" style:parent-style-name="Text_20_body" style:list-style-name="L4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4" style:family="paragraph" style:parent-style-name="Text_20_body" style:list-style-name="L44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5" style:family="paragraph" style:parent-style-name="Text_20_body" style:list-style-name="L45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6" style:family="paragraph" style:parent-style-name="Text_20_body" style:list-style-name="L46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7" style:family="paragraph" style:parent-style-name="Text_20_body" style:list-style-name="L47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8" style:family="paragraph" style:parent-style-name="Text_20_body" style:list-style-name="L48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9" style:family="paragraph" style:parent-style-name="Text_20_body" style:list-style-name="L49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0" style:family="paragraph" style:parent-style-name="Text_20_body" style:list-style-name="L50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1" style:family="paragraph" style:parent-style-name="Text_20_body" style:list-style-name="L5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2" style:family="paragraph" style:parent-style-name="Text_20_body" style:list-style-name="L5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3" style:family="paragraph" style:parent-style-name="Text_20_body" style:list-style-name="L5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4" style:family="paragraph" style:parent-style-name="Text_20_body" style:list-style-name="L5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5" style:family="paragraph" style:parent-style-name="Text_20_body" style:list-style-name="L55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6" style:family="paragraph" style:parent-style-name="Text_20_body" style:list-style-name="L5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7" style:family="paragraph" style:parent-style-name="Text_20_body" style:list-style-name="L56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8" style:family="paragraph" style:parent-style-name="Text_20_body" style:list-style-name="L57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9" style:family="paragraph" style:parent-style-name="Text_20_body" style:list-style-name="L5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0" style:family="paragraph" style:parent-style-name="Text_20_body" style:list-style-name="L58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1" style:family="paragraph" style:parent-style-name="Text_20_body" style:list-style-name="L59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2" style:family="paragraph" style:parent-style-name="Text_20_body" style:list-style-name="L60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3" style:family="paragraph" style:parent-style-name="Text_20_body" style:list-style-name="L6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4" style:family="paragraph" style:parent-style-name="Text_20_body" style:list-style-name="L6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5" style:family="paragraph" style:parent-style-name="Text_20_body" style:list-style-name="L6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6" style:family="paragraph" style:parent-style-name="Text_20_body" style:list-style-name="L6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7" style:family="paragraph" style:parent-style-name="Text_20_body" style:list-style-name="L6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8" style:family="paragraph" style:parent-style-name="Text_20_body" style:list-style-name="L6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9" style:family="paragraph" style:parent-style-name="Text_20_body" style:list-style-name="L6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0" style:family="paragraph" style:parent-style-name="Text_20_body" style:list-style-name="L6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1" style:family="paragraph" style:parent-style-name="Text_20_body" style:list-style-name="L69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22" style:family="paragraph" style:parent-style-name="Text_20_body" style:list-style-name="L7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3" style:family="paragraph" style:parent-style-name="Text_20_body" style:list-style-name="L7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4" style:family="paragraph" style:parent-style-name="Text_20_body" style:list-style-name="L7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25" style:family="paragraph" style:parent-style-name="Text_20_body" style:list-style-name="L7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26" style:family="paragraph" style:parent-style-name="Text_20_body" style:list-style-name="L7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7" style:family="paragraph" style:parent-style-name="Text_20_body" style:list-style-name="L7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28" style:family="paragraph" style:parent-style-name="Text_20_body" style:list-style-name="L74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29" style:family="paragraph" style:parent-style-name="Text_20_body" style:list-style-name="L7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style:font-name="apple-system" fo:font-size="24pt" fo:font-style="normal"/>
    </style:style>
    <style:style style:name="T2" style:family="text">
      <style:text-properties style:font-name="apple-system" fo:font-size="24pt" fo:font-style="normal" fo:font-weight="normal"/>
    </style:style>
    <style:style style:name="T3" style:family="text">
      <style:text-properties fo:font-variant="normal" fo:text-transform="none" fo:color="#363636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363636" loext:opacity="100%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363636" loext:opacity="100%" style:font-name="apple-system" fo:font-size="12pt" fo:letter-spacing="normal" fo:font-style="italic" fo:font-weight="normal"/>
    </style:style>
    <style:style style:name="T6" style:family="text">
      <style:text-properties fo:font-variant="normal" fo:text-transform="none" fo:color="#000000" loext:opacity="100%" style:font-name="apple-system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apple-system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SFMono-Regular" fo:font-size="9pt" fo:letter-spacing="normal" fo:font-style="normal" fo:font-weight="normal" fo:background-color="#1b1f23" loext:char-shading-value="0" loext:padding="0cm" loext:border="none"/>
    </style:style>
    <style:style style:name="T9" style:family="text">
      <style:text-properties fo:font-variant="normal" fo:text-transform="none" fo:color="#c7254e" loext:opacity="100%" style:font-name="SFMono-Regular" fo:font-size="9.75pt" fo:letter-spacing="normal" fo:font-style="normal" fo:font-weight="normal" fo:background-color="#1b1f23" loext:char-shading-value="0" loext:padding="0cm" loext:border="none"/>
    </style:style>
    <style:style style:name="T10" style:family="text">
      <style:text-properties fo:font-variant="normal" fo:text-transform="none" fo:color="#444d56" loext:opacity="100%" style:font-name="SFMono-Regular" fo:font-size="9.75pt" fo:letter-spacing="normal" fo:font-style="normal" fo:font-weight="normal" fo:background-color="#f6f8fa" loext:char-shading-value="0" loext:padding="0cm" loext:border="none"/>
    </style:style>
    <style:style style:name="T11" style:family="text">
      <style:text-properties fo:font-variant="normal" fo:text-transform="none" fo:color="#444d56" loext:opacity="100%" fo:letter-spacing="normal" fo:background-color="#f6f8fa" loext:char-shading-value="0" loext:padding="0cm" loext:border="none"/>
    </style:style>
    <style:style style:name="T12" style:family="text">
      <style:text-properties fo:font-variant="normal" fo:text-transform="none" fo:color="#333333" loext:opacity="100%" style:font-name="SFMono-Regular" fo:font-size="9.75pt" fo:letter-spacing="normal" fo:font-style="normal" fo:font-weight="bold" fo:background-color="#f6f8fa" loext:char-shading-value="0" loext:padding="0cm" loext:border="none"/>
    </style:style>
    <style:style style:name="T13" style:family="text">
      <style:text-properties fo:font-variant="normal" fo:text-transform="none" fo:color="#990000" loext:opacity="100%" style:font-name="SFMono-Regular" fo:font-size="9.75pt" fo:letter-spacing="normal" fo:font-style="normal" fo:font-weight="bold" fo:background-color="#f6f8fa" loext:char-shading-value="0" loext:padding="0cm" loext:border="none"/>
    </style:style>
    <style:style style:name="T14" style:family="text">
      <style:text-properties fo:font-variant="normal" fo:text-transform="none" fo:color="#999988" loext:opacity="100%" style:font-name="SFMono-Regular" fo:font-size="9.75pt" fo:letter-spacing="normal" fo:font-style="italic" fo:font-weight="normal" fo:background-color="#f6f8fa" loext:char-shading-value="0" loext:padding="0cm" loext:border="none"/>
    </style:style>
    <style:style style:name="T15" style:family="text">
      <style:text-properties fo:font-variant="normal" fo:text-transform="none" fo:color="#0086b3" loext:opacity="100%" style:font-name="SFMono-Regular" fo:font-size="9.75pt" fo:letter-spacing="normal" fo:font-style="normal" fo:font-weight="normal" fo:background-color="#f6f8fa" loext:char-shading-value="0" loext:padding="0cm" loext:border="none"/>
    </style:style>
    <style:style style:name="T16" style:family="text">
      <style:text-properties fo:font-variant="normal" fo:text-transform="none" fo:color="#dd1144" loext:opacity="100%" style:font-name="SFMono-Regular" fo:font-size="9.75pt" fo:letter-spacing="normal" fo:font-style="normal" fo:font-weight="normal" fo:background-color="#f6f8fa" loext:char-shading-value="0" loext:padding="0cm" loext:border="none"/>
    </style:style>
    <style:style style:name="T17" style:family="text">
      <style:text-properties fo:font-variant="normal" fo:text-transform="none" fo:color="#008080" loext:opacity="100%" style:font-name="SFMono-Regular" fo:font-size="9.75pt" fo:letter-spacing="normal" fo:font-style="normal" fo:font-weight="normal" fo:background-color="#f6f8fa" loext:char-shading-value="0" loext:padding="0cm" loext:border="none"/>
    </style:style>
    <style:style style:name="T18" style:family="text">
      <style:text-properties fo:color="#c7254e" loext:opacity="100%" style:font-name="SFMono-Regular" fo:font-size="9.75pt" fo:background-color="#1b1f23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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8">Разбор задачи "Автоматическая проверка возрастной категории по сценарию"</text:p>
        </text:list-item>
      </text:list>
      <text:h text:style-name="P1" text:outline-level="1">Знакомство с задачей</text:h>
      <text:p text:style-name="P48"><text:span text:style-name="T3">Представь себя сценаристом или продюсером. У тебя есть сценарий — десятки страниц сцен и реплик. Канал или платформа уже определили целевую аудиторию, а значит, у фильма должен быть </text:span><text:span text:style-name="Strong_20_Emphasis"><text:span text:style-name="T4">определённый возрастной рейтинг</text:span></text:span><text:span text:style-name="T3">: 0+, 6+, 12+, 16+ или 18+. Любая «тяжёлая» сцена — например, натуралистичное насилие или жёсткая ненормативная лексика — может сдвинуть весь проект в более взрослую категорию. Это влияет на эфирные слоты, продвижение и монетизацию. Наша задача в этом треке — </text:span><text:span text:style-name="Strong_20_Emphasis"><text:span text:style-name="T4">автоматизировать первичную проверку по тексту сценария</text:span></text:span><text:span text:style-name="T3"> с опорой на нормы Возрастной классификации информационной продукции (в т.ч. положения Федерального закона № 436-ФЗ), чтобы ещё до съёмок понимать риски и корректировать текст.</text:span></text:p>
      <text:p text:style-name="P48"><text:span text:style-name="T3">Что именно будет делать твой сервис? После загрузки стандартизированного сценария в </text:span><text:span text:style-name="Strong_20_Emphasis"><text:span text:style-name="T4">PDF или DOCX</text:span></text:span><text:span text:style-name="T3"> система должна:</text:span></text:p>
      <text:list text:style-name="L2">
        <text:list-item>
          <text:p text:style-name="P49"><text:span text:style-name="Strong_20_Emphasis"><text:span text:style-name="T4">Разбить документ на сцены и реплики</text:span></text:span><text:span text:style-name="T3"> (с сохранением хронологии и привязкой к позициям/страницам).</text:span></text:p>
        </text:list-item>
        <text:list-item>
          <text:p text:style-name="P49"><text:span text:style-name="Strong_20_Emphasis"><text:span text:style-name="T4">Найти элементы, повышающие рейтинг</text:span></text:span><text:span text:style-name="T3">: эротические описания, сцены насилия, ненормативную лексику, упоминания алкоголя/наркотиков, пугающие эпизоды и прочие категории риска.</text:span></text:p>
        </text:list-item>
        <text:list-item>
          <text:p text:style-name="P49"><text:span text:style-name="Strong_20_Emphasis"><text:span text:style-name="T4">Определить итоговый рейтинг</text:span></text:span><text:span text:style-name="T3"> на основе наиболее «тяжёлого» обнаруженного элемента (правило максимума строгости).</text:span></text:p>
        </text:list-item>
        <text:list-item>
          <text:p text:style-name="P49"><text:span text:style-name="Strong_20_Emphasis"><text:span text:style-name="T4">Показать «проблемные» фрагменты</text:span></text:span><text:span text:style-name="T3"> — те, что заметно повышают общий рейтинг, — и сгенерировать по каждому краткую аннотацию: цитата/описание, где находится в документе, как влияет.</text:span></text:p>
        </text:list-item>
        <text:list-item>
          <text:p text:style-name="P49"><text:span text:style-name="Strong_20_Emphasis"><text:span text:style-name="T4">Дать рекомендации</text:span></text:span><text:span text:style-name="T3">: как снизить рейтинг (если требуется адаптация под аудиторию) или как корректно зафиксировать причину повышенного рейтинга (если это осознанный творческий выбор).</text:span></text:p>
        </text:list-item>
        <text:list-item>
          <text:p text:style-name="P49"><text:span text:style-name="Strong_20_Emphasis"><text:span text:style-name="T4">Визуализировать результаты в веб-интерфейсе</text:span></text:span><text:span text:style-name="T3">, похожем по духу на Parents Guide: шкалы по категориям нарушений </text:span><text:soft-page-break/><text:span text:style-name="T3">(None/Mild/Moderate/Severe), количество эпизодов и процент сцен с нарушениями.</text:span></text:p>
        </text:list-item>
        <text:list-item>
          <text:p text:style-name="P49"><text:span text:style-name="Strong_20_Emphasis"><text:span text:style-name="T4">Позволить ручные правки</text:span></text:span><text:span text:style-name="T3">: отмечать ложноположительные/ложноотрицательные случаи, а также править текст прямо в интерфейсе и </text:span><text:span text:style-name="Strong_20_Emphasis"><text:span text:style-name="T4">повторно запускать проверку</text:span></text:span><text:span text:style-name="T3">.</text:span></text:p>
        </text:list-item>
        <text:list-item>
          <text:p text:style-name="P49"><text:span text:style-name="Strong_20_Emphasis"><text:span text:style-name="T4">Сформировать отчёт</text:span></text:span><text:span text:style-name="T3"> с детальной статистикой и хронологической визуализацией.</text:span></text:p>
        </text:list-item>
      </text:list>
      <text:p text:style-name="P48"><text:span text:style-name="T3">Важно: решение должно работать </text:span><text:span text:style-name="Strong_20_Emphasis"><text:span text:style-name="T4">локально (self-hosted)</text:span></text:span><text:span text:style-name="T3">, без внешних API. Это значит — всё, что требуется для инференса, должно быть «внутри» пакета, а запуск — воспроизводимым на машине жюри.</text:span></text:p>
      <text:p text:style-name="P19">Чтобы тебе было проще, приведу простые примеры из «житейских» сценариев:</text:p>
      <text:list text:style-name="L3">
        <text:list-item>
          <text:p text:style-name="P50"><text:span text:style-name="Strong_20_Emphasis"><text:span text:style-name="T4">Сказка 6+</text:span></text:span><text:span text:style-name="T3">: герой чего-то боится, но «страшилки» описаны мягко и без натурализма; ненормативной лексики нет; алкоголь/наркотики не упоминаются. По шкале «пугающие сцены» это может быть </text:span><text:span text:style-name="Strong_20_Emphasis"><text:span text:style-name="T4">Mild</text:span></text:span><text:span text:style-name="T3">, но без подробностей, поэтому общий рейтинг остаётся низким.</text:span></text:p>
        </text:list-item>
        <text:list-item>
          <text:p text:style-name="P50"><text:span text:style-name="Strong_20_Emphasis"><text:span text:style-name="T4">Подростковая комедия 12+</text:span></text:span><text:span text:style-name="T3">: есть франгменты с грубоватым жаргоном (но без откровенной ненормативной лексики) и намёки на романтические сцены без детали. Вероятно, </text:span><text:span text:style-name="Strong_20_Emphasis"><text:span text:style-name="T4">Moderate</text:span></text:span><text:span text:style-name="T3"> по «лексике» и </text:span><text:span text:style-name="Strong_20_Emphasis"><text:span text:style-name="T4">Mild</text:span></text:span><text:span text:style-name="T3"> по «эротике» — итоговая категория может удержаться на 12+.</text:span></text:p>
        </text:list-item>
        <text:list-item>
          <text:p text:style-name="P50"><text:span text:style-name="Strong_20_Emphasis"><text:span text:style-name="T4">Криминальная драма 18+</text:span></text:span><text:span text:style-name="T3">: присутствуют натуралистичные описания насилия, жестокость «в кадре», обсценная лексика. Здесь «насилие» и «лексика» дадут </text:span><text:span text:style-name="Strong_20_Emphasis"><text:span text:style-name="T4">Severe</text:span></text:span><text:span text:style-name="T3"> — и весь проект уйдёт в 18+, даже если остальные категории мягче.</text:span></text:p>
        </text:list-item>
      </text:list>
      <text:p text:style-name="P48"><text:span text:style-name="Emphasis"><text:span text:style-name="T5">Запомни: цель сервиса — не «забанить» творчество, а сделать риски прозрачными и управляемыми. Это экономит деньги, время и нервы на поздних этапах.</text:span></text:span></text:p>
      <text:p text:style-name="P48"><text:span text:style-name="T3">Важная деталь — </text:span><text:span text:style-name="Strong_20_Emphasis"><text:span text:style-name="T4">объяснимость</text:span></text:span><text:span text:style-name="T3">. Одно дело показать рейтинг, другое — объяснить, из чего он сложился. Поэтому сервис обязан:</text:span></text:p>
      <text:list text:style-name="L4">
        <text:list-item>
          <text:p text:style-name="P20">ссылаться на конкретные сцены/реплики;</text:p>
        </text:list-item>
        <text:list-item>
          <text:p text:style-name="P20">выдавать короткие, понятные аннотации «почему это нарушение»;</text:p>
        </text:list-item>
        <text:list-item>
          <text:p text:style-name="P51"><text:soft-page-break/><text:span text:style-name="T3">показывать </text:span><text:span text:style-name="Strong_20_Emphasis"><text:span text:style-name="T4">количественные</text:span></text:span><text:span text:style-name="T3"> метрики (сколько эпизодов, какой процент сцен затронут, какая серьёзность по шкале).</text:span></text:p>
        </text:list-item>
      </text:list>
      <text:p text:style-name="P19">Такая прозрачность полезна не только для жюри хакатона. Сценарист и продюсер, видя отчёт, быстро понимают, какие правки дать автору и как повлияют альтернативные формулировки.</text:p>
      <text:p text:style-name="P48"><text:span text:style-name="Emphasis"><text:span text:style-name="T5">Ты строишь инструмент для решения реальной задачи индустрии — и это отличный способ прокачать портфолио.</text:span></text:span></text:p>
      <text:h text:style-name="P3" text:outline-level="3">Прогноз состава решения</text:h>
      <text:p text:style-name="P48"><text:span text:style-name="T3">Ниже — </text:span><text:span text:style-name="Strong_20_Emphasis"><text:span text:style-name="T4">прогнозируемый</text:span></text:span><text:span text:style-name="T3"> состав сдачи решения (организаторы могут уточнить формат на старте, но этот список поможет готовиться целенаправленно):</text:span></text:p>
      <text:list text:style-name="L5">
        <text:list-item>
          <text:p text:style-name="P52"><text:span text:style-name="Strong_20_Emphasis"><text:span text:style-name="T4">Исходный код + README для локального запуска (self-hosted)</text:span></text:span><text:span text:style-name="T3"><text:line-break/>Репозиторий с фиксированными версиями зависимостей и пошаговой инструкцией: как развернуть сервис офлайн, где лежат модели/веса, как прогнать тестовый сценарий.</text:span></text:p>
        </text:list-item>
        <text:list-item>
          <text:p text:style-name="P52"><text:span text:style-name="Strong_20_Emphasis"><text:span text:style-name="T4">Работающее локальное демо (веб-интерфейс)</text:span></text:span><text:span text:style-name="T3"><text:line-break/>Мини-приложение, в котором можно загрузить PDF/DOCX, увидеть разбивку на сцены, список эпизодов по категориям, проценты и итоговый рейтинг; доступен экспорт отчёта.</text:span></text:p>
        </text:list-item>
        <text:list-item>
          <text:p text:style-name="P52"><text:span text:style-name="Strong_20_Emphasis"><text:span text:style-name="T4">Краткая техдок (архитектура + правила/пороги + ограничения)</text:span></text:span><text:span text:style-name="T3"><text:line-break/>Как устроен пайплайн, какие правила и пороги применяются, как агрегируется рейтинг («самый строгий элемент»), какие есть допущения и известные ограничения.</text:span></text:p>
        </text:list-item>
        <text:list-item>
          <text:p text:style-name="P52"><text:span text:style-name="Strong_20_Emphasis"><text:span text:style-name="T4">Короткая презентация/видео (опционально)</text:span></text:span><text:span text:style-name="T3"><text:line-break/>3–5 слайдов или видеоролик до 2–3 минут, где показываешь ценность, UX и результаты на примере.</text:span></text:p>
        </text:list-item>
      </text:list>
      <text:h text:style-name="P3" text:outline-level="3"><text:soft-page-break/>Прогноз критериев оценки</text:h>
      <text:p text:style-name="P48"><text:span text:style-name="T3">Это </text:span><text:span text:style-name="Strong_20_Emphasis"><text:span text:style-name="T4">прогнозируемые</text:span></text:span><text:span text:style-name="T3"> критерии и веса (мы упорядочили строки по убыванию важности)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16">Критерий</text:p>
            </table:table-cell>
            <table:table-cell table:style-name="Таблица1.A1" office:value-type="string">
              <text:p text:style-name="P17">Вес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12">Функциональность и соответствие требованиям</text:p>
          </table:table-cell>
          <table:table-cell table:style-name="Таблица1.A1" office:value-type="string">
            <text:p text:style-name="P15">30%</text:p>
          </table:table-cell>
        </table:table-row>
        <table:table-row table:style-name="Таблица1.3">
          <table:table-cell table:style-name="Таблица1.A1" office:value-type="string">
            <text:p text:style-name="P12">Точность анализа контента</text:p>
          </table:table-cell>
          <table:table-cell table:style-name="Таблица1.A1" office:value-type="string">
            <text:p text:style-name="P15">25%</text:p>
          </table:table-cell>
        </table:table-row>
        <table:table-row table:style-name="Таблица1.1">
          <table:table-cell table:style-name="Таблица1.A1" office:value-type="string">
            <text:p text:style-name="P12">Удобство интерфейса и визуализация</text:p>
          </table:table-cell>
          <table:table-cell table:style-name="Таблица1.A1" office:value-type="string">
            <text:p text:style-name="P15">20%</text:p>
          </table:table-cell>
        </table:table-row>
        <table:table-row table:style-name="Таблица1.3">
          <table:table-cell table:style-name="Таблица1.A1" office:value-type="string">
            <text:p text:style-name="P12">Практическая ценность и интеграция в процесс</text:p>
          </table:table-cell>
          <table:table-cell table:style-name="Таблица1.A1" office:value-type="string">
            <text:p text:style-name="P15">15%</text:p>
          </table:table-cell>
        </table:table-row>
        <table:table-row table:style-name="Таблица1.1">
          <table:table-cell table:style-name="Таблица1.A1" office:value-type="string">
            <text:p text:style-name="P12">Качество реализации и надёжность</text:p>
          </table:table-cell>
          <table:table-cell table:style-name="Таблица1.A1" office:value-type="string">
            <text:p text:style-name="P14">10%</text:p>
          </table:table-cell>
        </table:table-row>
      </table:table>
      <text:p text:style-name="P19">Что это значит на практике:</text:p>
      <text:list text:style-name="L6">
        <text:list-item>
          <text:p text:style-name="P53"><text:span text:style-name="Strong_20_Emphasis"><text:span text:style-name="T4">Функциональность (30%)</text:span></text:span><text:span text:style-name="T3"> — реализовано всё, что нужно: загрузка файла, разбивка на сцены/реплики, поиск проблемных фрагментов по категориям, итоговый рейтинг по правилу «самого строгого», аннотации и рекомендации, ручные правки, повторный прогон, отчёт.</text:span></text:p>
        </text:list-item>
        <text:list-item>
          <text:p text:style-name="P53"><text:span text:style-name="Strong_20_Emphasis"><text:span text:style-name="T4">Точность (25%)</text:span></text:span><text:span text:style-name="T3"> — мало ложноположительных/ложноотрицательных; корректная градация None/Mild/Moderate/Severe; эпизоды и проценты посчитаны правильно.</text:span></text:p>
        </text:list-item>
        <text:list-item>
          <text:p text:style-name="P53"><text:span text:style-name="Strong_20_Emphasis"><text:span text:style-name="T4">UX и визуализация (20%)</text:span></text:span><text:span text:style-name="T3"> — интерфейс понятный с первого клика, визуально выделяет риски и структуру сценария, поддерживает фильтры и быстрый переход к контексту.</text:span></text:p>
        </text:list-item>
        <text:list-item>
          <text:p text:style-name="P53"><text:span text:style-name="Strong_20_Emphasis"><text:span text:style-name="T4">Практическая ценность (15%)</text:span></text:span><text:span text:style-name="T3"> — решением реально удобно пользоваться в продакшене: есть экспорт, учёт правок, стабильность работы; отчёт помогает команде принимать решения.</text:span></text:p>
        </text:list-item>
        <text:list-item>
          <text:p text:style-name="P53"><text:span text:style-name="Strong_20_Emphasis"><text:span text:style-name="T4">Качество реализации (10%)</text:span></text:span><text:span text:style-name="T3"> — воспроизводимость, упаковка, предзагрузка весов, разумное потребление ресурсов, внятные логи и обработка ошибок.</text:span></text:p>
        </text:list-item>
      </text:list>
      <text:p text:style-name="P48"><text:span text:style-name="Emphasis"><text:span text:style-name="T5">Ставь себе цель: чтобы каждый критерий «играл» в твою пользу. Сервис должен быть цельным, а не набором разрозненных модулей.</text:span></text:span></text:p>
      <text:h text:style-name="P3" text:outline-level="3"><text:soft-page-break/>Что надо сделать для решения задачи?</text:h>
      <text:p text:style-name="P19">Короткая дорожная карта действий, которая задаст вектор работы:</text:p>
      <text:list text:style-name="L7">
        <text:list-item>
          <text:p text:style-name="P54"><text:span text:style-name="Strong_20_Emphasis"><text:span text:style-name="T4">Подготовить инфраструктуру проекта</text:span></text:span><text:span text:style-name="T3">: репозиторий, фикс версий, локальные артефакты (модели/словарь), базовые скрипты запуска.</text:span></text:p>
        </text:list-item>
        <text:list-item>
          <text:p text:style-name="P54"><text:span text:style-name="Strong_20_Emphasis"><text:span text:style-name="T4">Реализовать парсинг PDF/DOCX</text:span></text:span><text:span text:style-name="T3">: корректное извлечение текста с учётом переносов, колонтитулов и «шумов»; нормализация (регистры, пробелы); проверка качества извлечения.</text:span></text:p>
        </text:list-item>
        <text:list-item>
          <text:p text:style-name="P54"><text:span text:style-name="Strong_20_Emphasis"><text:span text:style-name="T4">Восстановить структуру сценария</text:span></text:span><text:span text:style-name="T3">: определить сцены и реплики, проставить идентификаторы, сохранить хронологию, связать с позициями в документе (страница, смещения).</text:span></text:p>
        </text:list-item>
        <text:list-item>
          <text:p text:style-name="P54"><text:span text:style-name="Strong_20_Emphasis"><text:span text:style-name="T4">Сформировать «карту правил и порогов»</text:span></text:span><text:span text:style-name="T3"> по категориям: лексика, насилие, эротика, алкоголь/наркотики, пугающие сцены; описать границы None/Mild/Moderate/Severe.</text:span></text:p>
        </text:list-item>
        <text:list-item>
          <text:p text:style-name="P54"><text:span text:style-name="Strong_20_Emphasis"><text:span text:style-name="T4">Настроить детекторы признаков</text:span></text:span><text:span text:style-name="T3">: словари/шаблоны (включая анти-обфускацию обсценной лексики), простые контекстные эвристики; по возможности — локальные модели для контекстных случаев.</text:span></text:p>
        </text:list-item>
        <text:list-item>
          <text:p text:style-name="P54"><text:span text:style-name="Strong_20_Emphasis"><text:span text:style-name="T4">Считать эпизоды и проценты сцен</text:span></text:span><text:span text:style-name="T3"> по каждой категории: для каждой сцены определить уровень серьёзности; агрегировать в сводные метрики по всему сценарию.</text:span></text:p>
        </text:list-item>
        <text:list-item>
          <text:p text:style-name="P54"><text:span text:style-name="Strong_20_Emphasis"><text:span text:style-name="T4">Применить правило «самого строгого элемента»</text:span></text:span><text:span text:style-name="T3"> для итогового рейтинга; обеспечить трассируемость (от итогового рейтинга к сценам и причинам).</text:span></text:p>
        </text:list-item>
        <text:list-item>
          <text:p text:style-name="P54"><text:span text:style-name="Strong_20_Emphasis"><text:span text:style-name="T4">Сгенерировать по каждому проблемному эпизоду короткую аннотацию</text:span></text:span><text:span text:style-name="T3"> (1–2 строки): цитата/описание, местоположение, категория, серьёзность, влияние.</text:span></text:p>
        </text:list-item>
        <text:list-item>
          <text:p text:style-name="P54"><text:span text:style-name="Strong_20_Emphasis"><text:span text:style-name="T4">Собрать веб-интерфейс</text:span></text:span><text:span text:style-name="T3">: таймлайн сцен, карточки эпизодов, шкалы по категориям (None→Severe), проценты и счётчики; быстрые фильтры, поиск; переход к «контексту в тексте».</text:span></text:p>
        </text:list-item>
        <text:list-item>
          <text:p text:style-name="P54"><text:span text:style-name="Strong_20_Emphasis"><text:span text:style-name="T4">Добавить ручные правки</text:span></text:span><text:span text:style-name="T3">: пометка FP/FN, пересчёт метрик/рейтинга; лог действий пользователя (что и почему поменялось).</text:span></text:p>
        </text:list-item>
        <text:list-item>
          <text:p text:style-name="P54"><text:soft-page-break/><text:span text:style-name="Strong_20_Emphasis"><text:span text:style-name="T4">Встроить минимальный редактор сценария</text:span></text:span><text:span text:style-name="T3">: простые правки текста сцен → повторный анализ кнопкой «Проверить снова».</text:span></text:p>
        </text:list-item>
        <text:list-item>
          <text:p text:style-name="P54"><text:span text:style-name="Strong_20_Emphasis"><text:span text:style-name="T4">Сформировать отчёт (PDF/HTML)</text:span></text:span><text:span text:style-name="T3">: общие метрики, диаграммы/таблицы, список эпизодов с аннотациями и ссылками на позиции, история правок.</text:span></text:p>
        </text:list-item>
        <text:list-item>
          <text:p text:style-name="P54"><text:span text:style-name="Strong_20_Emphasis"><text:span text:style-name="T4">Обеспечить self-hosted запуск</text:span></text:span><text:span text:style-name="T3">: квантование/оптимизация (по необходимости), упаковка (venv/Docker), предзагрузка весов, проверка работы на CPU-профиле.</text:span></text:p>
        </text:list-item>
        <text:list-item>
          <text:p text:style-name="P54"><text:span text:style-name="Strong_20_Emphasis"><text:span text:style-name="T4">Подготовить мини-набор для проверки (golden-set)</text:span></text:span><text:span text:style-name="T3"> и скрипт автопрогона «в один клик» для демо; зафиксировать сиды и снапшоты, чтобы избежать «дрейфа».</text:span></text:p>
        </text:list-item>
        <text:list-item>
          <text:p text:style-name="P54"><text:span text:style-name="Strong_20_Emphasis"><text:span text:style-name="T4">Написать техдок</text:span></text:span><text:span text:style-name="T3">: архитектура, правила/пороги, ограничения, как читать отчёт, как запускать сервис. При желании — короткая презентация/видео.</text:span></text:p>
        </text:list-item>
      </text:list>
      <text:h text:style-name="P3" text:outline-level="3">Какие навыки необходимы?</text:h>
      <text:p text:style-name="P19">Ставка на практику и простые, надёжные техники. Набор навыков под задачу:</text:p>
      <text:list text:style-name="L8">
        <text:list-item>
          <text:p text:style-name="P55"><text:span text:style-name="Strong_20_Emphasis"><text:span text:style-name="T4">Работа с текстовыми форматами и предобработка</text:span></text:span><text:span text:style-name="T3"><text:line-break/>Чтение и очистка PDF/DOCX, регулярные выражения, нормализация пробелов/регистров, разметка сцен и реплик, сохранение структуры.</text:span></text:p>
        </text:list-item>
        <text:list-item>
          <text:p text:style-name="P55"><text:span text:style-name="Strong_20_Emphasis"><text:span text:style-name="T4">Базовый NLP на русском</text:span></text:span><text:span text:style-name="T3"><text:line-break/>Токенизация, лемматизация, словари и стоп-слова; гибрид «правила + простая модель»; обработка «зашумлённой» обсценной лексики (звёздочки/цифры/пробелы).</text:span></text:p>
        </text:list-item>
        <text:list-item>
          <text:p text:style-name="P55"><text:span text:style-name="Strong_20_Emphasis"><text:span text:style-name="T4">Логика правил и порогов</text:span></text:span><text:span text:style-name="T3"><text:line-break/>Как из «политики» собрать таблицы соответствий, выделить уровни серьёзности и корректно агрегировать по сценам/всему документу.</text:span></text:p>
        </text:list-item>
        <text:list-item>
          <text:p text:style-name="P55"><text:span text:style-name="Strong_20_Emphasis"><text:span text:style-name="T4">Агрегация метрик и визуализация</text:span></text:span><text:span text:style-name="T3"><text:line-break/>Подсчёт эпизодов, процентов сцен, построение шкал None→Severe, построение отчёта, понятные графики/таблицы.</text:span></text:p>
        </text:list-item>
        <text:list-item>
          <text:p text:style-name="P55"><text:soft-page-break/><text:span text:style-name="Strong_20_Emphasis"><text:span text:style-name="T4">Веб-интерфейс (локально)</text:span></text:span><text:span text:style-name="T3"><text:line-break/>Простой backend (например, FastAPI/Flask) + минимальный фронт (или быстрые фреймворки вроде Streamlit/Gradio — по возможности без внешних запросов). Загрузка файлов, рендер результатов, интерактив.</text:span></text:p>
        </text:list-item>
        <text:list-item>
          <text:p text:style-name="P55"><text:span text:style-name="Strong_20_Emphasis"><text:span text:style-name="T4">Работа с качеством</text:span></text:span><text:span text:style-name="T3"><text:line-break/>Простые метрики точности (precision/recall/F1), sanity-checks, мини-golden-set, снапшот-тесты перед демо.</text:span></text:p>
        </text:list-item>
        <text:list-item>
          <text:p text:style-name="P55"><text:span text:style-name="Strong_20_Emphasis"><text:span text:style-name="T4">Упаковка и воспроизводимость</text:span></text:span><text:span text:style-name="T3"><text:line-break/>venv/Docker, предзагрузка весов, фикс версий, офлайн-артефакты, логирование и обработка ошибок.</text:span></text:p>
        </text:list-item>
        <text:list-item>
          <text:p text:style-name="P55"><text:span text:style-name="Strong_20_Emphasis"><text:span text:style-name="T4">Коммуникация и презентация</text:span></text:span><text:span text:style-name="T3"><text:line-break/>Коротко и понятно объяснить, как читать результат, почему такой рейтинг, что означают рекомендации и как система учитывает правки пользователя.</text:span></text:p>
        </text:list-item>
      </text:list>
      <text:h text:style-name="P3" text:outline-level="3">Чем поможет курс?</text:h>
      <text:p text:style-name="P48"><text:span text:style-name="T3">Этот курс — твой «навигатор» по всей трассе хакатона. Он </text:span><text:span text:style-name="Strong_20_Emphasis"><text:span text:style-name="T4">не перегружает теорией</text:span></text:span><text:span text:style-name="T3">, а даёт ровно то, что пригодится, чтобы собрать работающий, понятный и объяснимый прототип — и спокойно защитить его.</text:span></text:p>
      <text:list text:style-name="L9">
        <text:list-item>
          <text:p text:style-name="P56"><text:span text:style-name="Strong_20_Emphasis"><text:span text:style-name="T4">Блок 1</text:span></text:span><text:span text:style-name="T3"> даст готовую «карту» норм и научит превращать её в </text:span><text:span text:style-name="Strong_20_Emphasis"><text:span text:style-name="T4">исполняемые правила и пороги</text:span></text:span><text:span text:style-name="T3">. Именно это — фундамент корректного итогового рейтинга и ясных объяснений.</text:span></text:p>
        </text:list-item>
        <text:list-item>
          <text:p text:style-name="P56"><text:span text:style-name="Strong_20_Emphasis"><text:span text:style-name="T4">Блок 2</text:span></text:span><text:span text:style-name="T3"> научит </text:span><text:span text:style-name="Strong_20_Emphasis"><text:span text:style-name="T4">устойчиво парсить PDF/DOCX</text:span></text:span><text:span text:style-name="T3">, восстанавливать сцены/реплики с привязкой к позициям, </text:span><text:span text:style-name="Strong_20_Emphasis"><text:span text:style-name="T4">выявлять эпизоды</text:span></text:span><text:span text:style-name="T3">, считать </text:span><text:span text:style-name="Strong_20_Emphasis"><text:span text:style-name="T4">проценты сцен</text:span></text:span><text:span text:style-name="T3"> и формировать </text:span><text:span text:style-name="Strong_20_Emphasis"><text:span text:style-name="T4">краткие описания</text:span></text:span><text:span text:style-name="T3">.</text:span></text:p>
        </text:list-item>
        <text:list-item>
          <text:p text:style-name="P56"><text:span text:style-name="Strong_20_Emphasis"><text:span text:style-name="T4">Блок 3</text:span></text:span><text:span text:style-name="T3"> поможет собрать </text:span><text:span text:style-name="Strong_20_Emphasis"><text:span text:style-name="T4">модульный пайплайн</text:span></text:span><text:span text:style-name="T3"> и </text:span><text:span text:style-name="Strong_20_Emphasis"><text:span text:style-name="T4">веб-интерфейс в стиле Parents Guide</text:span></text:span><text:span text:style-name="T3">: шкалы серьёзности, карточки эпизодов, поиск/фильтры, встроенный редактор и </text:span><text:span text:style-name="Strong_20_Emphasis"><text:span text:style-name="T4">повторный прогон</text:span></text:span><text:span text:style-name="T3">.</text:span></text:p>
        </text:list-item>
        <text:list-item>
          <text:p text:style-name="P56"><text:span text:style-name="Strong_20_Emphasis"><text:span text:style-name="T4">Блок 4</text:span></text:span><text:span text:style-name="T3"> сфокусирован на </text:span><text:span text:style-name="Strong_20_Emphasis"><text:span text:style-name="T4">self-hosted стабильности</text:span></text:span><text:span text:style-name="T3">: упаковка, предзагрузка весов, оптимизация, калибровка порогов, мини-golden-set и скрипт автопрогона — всё, что нужно, чтобы демо прошло без сюрпризов.</text:span></text:p>
        </text:list-item>
      </text:list>
      <text:p text:style-name="P19"><text:soft-page-break/>В результате ты:</text:p>
      <text:list text:style-name="L10">
        <text:list-item>
          <text:p text:style-name="P57"><text:span text:style-name="T3">чётко понимаешь </text:span><text:span text:style-name="Strong_20_Emphasis"><text:span text:style-name="T4">объём и критерии задачи</text:span></text:span><text:span text:style-name="T3">;</text:span></text:p>
        </text:list-item>
        <text:list-item>
          <text:p text:style-name="P57"><text:span text:style-name="T3">имеешь список </text:span><text:span text:style-name="Strong_20_Emphasis"><text:span text:style-name="T4">конкретных шагов</text:span></text:span><text:span text:style-name="T3"> и минимально достаточный техстек;</text:span></text:p>
        </text:list-item>
        <text:list-item>
          <text:p text:style-name="P21">знаешь, как аргументировать решения на защите (почему такой рейтинг, почему пороги именно такие, как учитываются правки, что с производительностью).</text:p>
        </text:list-item>
      </text:list>
      <text:p text:style-name="P48"><text:span text:style-name="Emphasis"><text:span text:style-name="T5">Ты закрываешь боль индустрии и показываешь зрелый подход: прозрачность, объяснимость и контроль качества — вот что ценят пользователи и жюри.</text:span></text:span></text:p>
      <text:h text:style-name="P4" text:outline-level="3">Лекция 1.1 — Карта возрастных рейтингов: что повышает категорию</text:h>
      <text:p text:style-name="P48"><text:span text:style-name="T3">В этой лекции мы разложим по полочкам, </text:span><text:span text:style-name="Strong_20_Emphasis"><text:span text:style-name="T4">из чего складывается возрастной рейтинг</text:span></text:span><text:span text:style-name="T3"> сценария и какие элементы текста толкают проект в более «взрослую» категорию. Поймёшь логику норм и сможешь переводить её в понятные правила — это фундамент твоего сервиса на хакатоне.</text:span></text:p>
      <text:h text:style-name="P3" text:outline-level="3">Важность для хакатона</text:h>
      <text:p text:style-name="P48"><text:span text:style-name="T3">Тебя будут оценивать не только по коду и красивому интерфейсу, но и по </text:span><text:span text:style-name="Strong_20_Emphasis"><text:span text:style-name="T4">корректности присвоенного рейтинга</text:span></text:span><text:span text:style-name="T3"> и </text:span><text:span text:style-name="Strong_20_Emphasis"><text:span text:style-name="T4">объяснимости</text:span></text:span><text:span text:style-name="T3">. Если ты чётко знаешь, </text:span><text:span text:style-name="Strong_20_Emphasis"><text:span text:style-name="T4">что именно</text:span></text:span><text:span text:style-name="T3"> повышает категорию (и до какого уровня), ты:</text:span></text:p>
      <text:list text:style-name="L11">
        <text:list-item>
          <text:p text:style-name="P22">экономишь время на экспериментах с моделью (меньше «стрельбы вслепую»);</text:p>
        </text:list-item>
        <text:list-item>
          <text:p text:style-name="P22">пишешь осмысленные правила и пороги серьёзности;</text:p>
        </text:list-item>
        <text:list-item>
          <text:p text:style-name="P58"><text:span text:style-name="T3"><text:s/>формируешь </text:span><text:span text:style-name="Strong_20_Emphasis"><text:span text:style-name="T4">прозрачные аннотации</text:span></text:span><text:span text:style-name="T3">: «почему сцена проблема, и что с этим делать»;</text:span></text:p>
        </text:list-item>
        <text:list-item>
          <text:p text:style-name="P22"><text:s/>строишь достоверные проценты и счётчики эпизодов по категориям (то, что жюри легко проверяет).</text:p>
        </text:list-item>
      </text:list>
      <text:p text:style-name="P48"><text:span text:style-name="T3">Коротко: эта лекция даст тебе </text:span><text:span text:style-name="Strong_20_Emphasis"><text:span text:style-name="T4">схему принятия решений</text:span></text:span><text:span text:style-name="T3">, к которой потом «подвяжутся» парсинг, детекция, UI и отчёт. Без этой схемы продукт разваливается на модули, которые «каждый делает что-то своё».</text:span></text:p>
      <text:h text:style-name="P3" text:outline-level="3"><text:soft-page-break/>Основная часть</text:h>
      <text:h text:style-name="P5" text:outline-level="4">Картина мира: зачем вообще рейтинги</text:h>
      <text:p text:style-name="P8">Возрастной рейтинг — отметка (0+, 6+, 12+, 16+, 18+), показывающая, с какого возраста аудитория может безопасно смотреть контент без вреда для психического и морального развития.</text:p>
      <text:p text:style-name="P11"><text:span text:style-name="T6">Возрастная классификация информационной продукции — набор норм, регулирующих, </text:span><text:span text:style-name="Strong_20_Emphasis"><text:span text:style-name="T7">какая информация допускается</text:span></text:span><text:span text:style-name="T6"> для детей разных возрастов и </text:span><text:span text:style-name="Strong_20_Emphasis"><text:span text:style-name="T7">в какой форме</text:span></text:span><text:span text:style-name="T6">. В России эти нормы закреплены в законе и разъяснениях к нему.</text:span></text:p>
      <text:p text:style-name="P8">Федеральный закон № 436-ФЗ — закон «О защите детей от информации, причиняющей вред их здоровью и развитию». Он определяет ключевые ограничения, признаки «вредной» информации и принципы возрастной классификации.</text:p>
      <text:p text:style-name="P48"><text:span text:style-name="T3">Для кого это всё? Для каналов, онлайн-платформ и прокатчиков, которые обязаны соблюдать ограничения по </text:span><text:span text:style-name="Strong_20_Emphasis"><text:span text:style-name="T4">времени, площадкам и промо</text:span></text:span><text:span text:style-name="T3">. Ошибка в рейтинге значит — не те слоты, ограниченный охват, репутационные и юридические риски. Продюсерам нужен инструмент, который на стадии сценария </text:span><text:span text:style-name="Strong_20_Emphasis"><text:span text:style-name="T4">предупреждает</text:span></text:span><text:span text:style-name="T3">: где мы уже «на 16+», а где ещё «12+».</text:span></text:p>
      <text:p text:style-name="P8">Сцена — логически и/или визуально цельный фрагмент повествования, обычно привязанный к месту/времени (INT/EXT, DAY/NIGHT и т.п.). В сценарии сцена часто имеет заголовок.</text:p>
      <text:p text:style-name="P8">Реплика — фраза, произнесённая персонажем. В сценарии помечается именем персонажа и последующим текстом.</text:p>
      <text:p text:style-name="P8">Эпизод (в контексте анализа) — обнаруженный фрагмент (реплика, ремарка, часть сцены), содержащий признак нарушения/риска по одной из шкал (лексика, насилие и т.п.).</text:p>
      <text:p text:style-name="P48"><text:span text:style-name="T3">Почему мы говорим про </text:span><text:span text:style-name="Strong_20_Emphasis"><text:span text:style-name="T4">эпизоды</text:span></text:span><text:span text:style-name="T3">? Потому что интерфейсу и отчёту важно показывать </text:span><text:span text:style-name="Strong_20_Emphasis"><text:span text:style-name="T4">не просто «есть нарушение»</text:span></text:span><text:span text:style-name="T3">, а </text:span><text:span text:style-name="Strong_20_Emphasis"><text:span text:style-name="T4">сколько раз</text:span></text:span><text:span text:style-name="T3">, </text:span><text:span text:style-name="Strong_20_Emphasis"><text:span text:style-name="T4">в каких сценах</text:span></text:span><text:span text:style-name="T3"> и </text:span><text:span text:style-name="Strong_20_Emphasis"><text:span text:style-name="T4">какой степени серьёзности</text:span></text:span><text:span text:style-name="T3">. Там же считаются проценты: доля сцен с эпизодами по каждой шкале.</text:span></text:p>
      <text:h text:style-name="P5" text:outline-level="4"><text:soft-page-break/>Пять категорий и их «границы» (с примерами)</text:h>
      <text:p text:style-name="P48"><text:span text:style-name="T3">Сразу оговоримся: далее — </text:span><text:span text:style-name="Strong_20_Emphasis"><text:span text:style-name="T4">рабочая карта</text:span></text:span><text:span text:style-name="T3"> для разработки сервиса, а не юридическое толкование. В реальной экспертизе учитываются нюансы формы, контекста и цели. Но как разработчику тебе нужна </text:span><text:span text:style-name="Strong_20_Emphasis"><text:span text:style-name="T4">операциональная</text:span></text:span><text:span text:style-name="T3"> логика: что искать в тексте, и как это влияет на рейтинг.</text:span></text:p>
      <text:p text:style-name="P8">Градация серьёзности (None/Mild/Moderate/Severe) — удобная шкала для оценки «насколько тяжёл» эпизод. Помогает агрегировать нарушения внутри сцены и по всему сценарию, сопоставляя их с рейтингом.</text:p>
      <text:list text:style-name="L12">
        <text:list-item>
          <text:p text:style-name="P59"><text:span text:style-name="Strong_20_Emphasis"><text:span text:style-name="T4">0+</text:span></text:span><text:span text:style-name="T3">: фактически отсутствуют потенциально вредные элементы.<text:line-break/>Пример: «Лесной праздник, герой волнуется, но всё заканчивается хорошо». Любые пугающие элементы подаются мягко, без натурализма и подробностей.</text:span></text:p>
        </text:list-item>
        <text:list-item>
          <text:p text:style-name="P59"><text:span text:style-name="Strong_20_Emphasis"><text:span text:style-name="T4">6+</text:span></text:span><text:span text:style-name="T3">: допустим лёгкий «страшок» без детальных описаний, без жестокости и сексуального подтекста; никакой ненормативной лексики; без алкоголя/наркотиков.<text:line-break/>Пример: «Тёмная комната, услышан странный шум, герой убегает к родителям». По нашей шкале — </text:span><text:span text:style-name="Strong_20_Emphasis"><text:span text:style-name="T4">Mild</text:span></text:span><text:span text:style-name="T3"> для «пугающих сцен».</text:span></text:p>
        </text:list-item>
        <text:list-item>
          <text:p text:style-name="P59"><text:span text:style-name="Strong_20_Emphasis"><text:span text:style-name="T4">12+</text:span></text:span><text:span text:style-name="T3">: возможна умеренная конфликтность, непрямые намёки на романтику без деталей, </text:span><text:span text:style-name="Strong_20_Emphasis"><text:span text:style-name="T4">жаргон</text:span></text:span><text:span text:style-name="T3"> (но не жёсткая обсценная лексика), </text:span><text:span text:style-name="Strong_20_Emphasis"><text:span text:style-name="T4">без натуралистичного</text:span></text:span><text:span text:style-name="T3"> насилия.<text:line-break/>Пример: «Подростковая перепалка с грубоватыми выражениями, без мата; драка без крови». Это может быть </text:span><text:span text:style-name="Strong_20_Emphasis"><text:span text:style-name="T4">Moderate</text:span></text:span><text:span text:style-name="T3"> по «лексике» и </text:span><text:span text:style-name="Strong_20_Emphasis"><text:span text:style-name="T4">Mild/Moderate</text:span></text:span><text:span text:style-name="T3"> по «насилию».</text:span></text:p>
        </text:list-item>
        <text:list-item>
          <text:p text:style-name="P59"><text:span text:style-name="Strong_20_Emphasis"><text:span text:style-name="T4">16+</text:span></text:span><text:span text:style-name="T3">: появляется </text:span><text:span text:style-name="Strong_20_Emphasis"><text:span text:style-name="T4">жёсткая лексика</text:span></text:span><text:span text:style-name="T3"> (в зависимости от формы), описание насилия и алкоголя/наркотиков, </text:span><text:span text:style-name="Strong_20_Emphasis"><text:span text:style-name="T4">если</text:span></text:span><text:span text:style-name="T3"> это не доведено до натурализма и пропаганды. Романтика может быть более откровенной, но без подробностей.<text:line-break/>Пример: «Сцена драки с явными последствиями (синяки, кровь мельком), грубая ненормативная лексика». Это уже ближе к </text:span><text:span text:style-name="Strong_20_Emphasis"><text:span text:style-name="T4">Moderate/Severe</text:span></text:span><text:span text:style-name="T3">.</text:span></text:p>
        </text:list-item>
        <text:list-item>
          <text:p text:style-name="P59"><text:span text:style-name="Strong_20_Emphasis"><text:span text:style-name="T4">18+</text:span></text:span><text:span text:style-name="T3">: </text:span><text:span text:style-name="Strong_20_Emphasis"><text:span text:style-name="T4">натурализм</text:span></text:span><text:span text:style-name="T3"> (детальные описания крови, пыток, сексуальные описания), </text:span><text:span text:style-name="Strong_20_Emphasis"><text:span text:style-name="T4">пропаганда употребления</text:span></text:span><text:span text:style-name="T3"> наркотиков/алкоголя, откровенная обсценная лексика — всё, что не вписывается в ограничения младших категорий.<text:line-break/>Пример: «Подробное описание жестокого избиения, натуралистично и с деталями — это почти всегда </text:span><text:span text:style-name="Strong_20_Emphasis"><text:span text:style-name="T4">Severe</text:span></text:span><text:span text:style-name="T3"> и тянет весь проект в 18+».</text:span></text:p>
        </text:list-item>
      </text:list>
      <text:p text:style-name="P48"><text:soft-page-break/><text:span text:style-name="T3">Эти примеры помогут тебе при формировании </text:span><text:span text:style-name="Strong_20_Emphasis"><text:span text:style-name="T4">порогов</text:span></text:span><text:span text:style-name="T3"> внутри шкал и при аннотациях.</text:span></text:p>
      <text:p text:style-name="P8">Порог — условное значение или совокупность признаков, после которых эпизод переходит в более высокую степень серьёзности (например, из Mild в Moderate).</text:p>
      <text:p text:style-name="P8">Триггер (контентный) — слово, выражение, описание или ситуация, которые потенциально повышают рейтинг (например, обсценная лексика, описания крови).</text:p>
      <text:h text:style-name="P5" text:outline-level="4">Типы контента, которые повышают категорию (и что считать Mild/Moderate/Severe)</text:h>
      <text:p text:style-name="P19">Ниже — практическая рамка для твоего сервиса. Она не заменяет правовые тексты, но задаёт «скелет» для правил и UI.</text:p>
      <text:list text:style-name="L13">
        <text:list-item>
          <text:p text:style-name="P61"><text:span text:style-name="Strong_20_Emphasis"><text:span text:style-name="T4">Ненормативная лексика</text:span></text:span></text:p>
          <text:list>
            <text:list-item>
              <text:p text:style-name="P61"><text:span text:style-name="Emphasis"><text:span text:style-name="T5">Mild</text:span></text:span><text:span text:style-name="T3">: жаргон, эвфемизмы, «приглушённые» формы без явного мата.</text:span></text:p>
            </text:list-item>
            <text:list-item>
              <text:p text:style-name="P61"><text:span text:style-name="Emphasis"><text:span text:style-name="T5">Moderate</text:span></text:span><text:span text:style-name="T3">: грубая лексика на границе нормы, единичные случаи сильных выражений в смягчённой форме.</text:span></text:p>
            </text:list-item>
            <text:list-item>
              <text:p text:style-name="P61"><text:span text:style-name="Emphasis"><text:span text:style-name="T5">Severe</text:span></text:span><text:span text:style-name="T3">: открытая обсценная лексика, особенно многократная — почти гарантированный переход в 18+.</text:span></text:p>
            </text:list-item>
          </text:list>
          <text:p text:style-name="P9">Анти-обфускация лексики — учёт искажённых форм (звёздочки, пробелы внутри слова, цифры, замены букв), чтобы не пропускать мат, «замаскированный» в тексте.</text:p>
        </text:list-item>
        <text:list-item>
          <text:p text:style-name="P61"><text:span text:style-name="Strong_20_Emphasis"><text:span text:style-name="T4">Насилие</text:span></text:span></text:p>
          <text:list>
            <text:list-item>
              <text:p text:style-name="P60"><text:span text:style-name="Emphasis"><text:span text:style-name="T5">Mild</text:span></text:span><text:span text:style-name="T3">: упоминание конфликта без подробностей, «за кадром».</text:span></text:p>
            </text:list-item>
            <text:list-item>
              <text:p text:style-name="P60"><text:span text:style-name="Emphasis"><text:span text:style-name="T5">Moderate</text:span></text:span><text:span text:style-name="T3">: видимые последствия, краткие описания боли/крови без деталей.</text:span></text:p>
            </text:list-item>
            <text:list-item>
              <text:p text:style-name="P60"><text:span text:style-name="Emphasis"><text:span text:style-name="T5">Severe</text:span></text:span><text:span text:style-name="T3">: натуралистичные описания жестокости, пыток, издевательств — почти всегда 18+.</text:span></text:p>
            </text:list-item>
          </text:list>
        </text:list-item>
        <text:list-item>
          <text:p text:style-name="P61"><text:span text:style-name="Strong_20_Emphasis"><text:span text:style-name="T4">Эротический контент</text:span></text:span></text:p>
          <text:list>
            <text:list-item>
              <text:p text:style-name="P60"><text:soft-page-break/><text:span text:style-name="Emphasis"><text:span text:style-name="T5">Mild</text:span></text:span><text:span text:style-name="T3">: романтические намёки, поцелуи без детализации.</text:span></text:p>
            </text:list-item>
            <text:list-item>
              <text:p text:style-name="P60"><text:span text:style-name="Emphasis"><text:span text:style-name="T5">Moderate</text:span></text:span><text:span text:style-name="T3">: более откровенные сцены, но без описания сексуальных действий.</text:span></text:p>
            </text:list-item>
            <text:list-item>
              <text:p text:style-name="P60"><text:span text:style-name="Emphasis"><text:span text:style-name="T5">Severe</text:span></text:span><text:span text:style-name="T3">: детальные сексуальные описания, порнографические сцены — 18+.</text:span></text:p>
            </text:list-item>
          </text:list>
        </text:list-item>
        <text:list-item>
          <text:p text:style-name="P61"><text:span text:style-name="Strong_20_Emphasis"><text:span text:style-name="T4">Алкоголь/наркотики</text:span></text:span></text:p>
          <text:list>
            <text:list-item>
              <text:p text:style-name="P60"><text:span text:style-name="Emphasis"><text:span text:style-name="T5">Mild</text:span></text:span><text:span text:style-name="T3">: краткие упоминания, нейтральный контекст.</text:span></text:p>
            </text:list-item>
            <text:list-item>
              <text:p text:style-name="P60"><text:span text:style-name="Emphasis"><text:span text:style-name="T5">Moderate</text:span></text:span><text:span text:style-name="T3">: употребление персонажами, но без подробностей/пропаганды.</text:span></text:p>
            </text:list-item>
            <text:list-item>
              <text:p text:style-name="P60"><text:span text:style-name="Emphasis"><text:span text:style-name="T5">Severe</text:span></text:span><text:span text:style-name="T3">: детализированное употребление, прославление/пропаганда — тянет вверх до 18+.</text:span></text:p>
            </text:list-item>
          </text:list>
        </text:list-item>
        <text:list-item>
          <text:p text:style-name="P61"><text:span text:style-name="Strong_20_Emphasis"><text:span text:style-name="T4">Пугающие сцены</text:span></text:span></text:p>
          <text:list>
            <text:list-item>
              <text:p text:style-name="P60"><text:span text:style-name="Emphasis"><text:span text:style-name="T5">Mild</text:span></text:span><text:span text:style-name="T3">: напряжённая атмосфера, «страшилки» без описания травмы.</text:span></text:p>
            </text:list-item>
            <text:list-item>
              <text:p text:style-name="P60"><text:span text:style-name="Emphasis"><text:span text:style-name="T5">Moderate</text:span></text:span><text:span text:style-name="T3">: страх с угрозой вреда, короткие пугающие эпизоды.</text:span></text:p>
            </text:list-item>
            <text:list-item>
              <text:p text:style-name="P60"><text:span text:style-name="Emphasis"><text:span text:style-name="T5">Severe</text:span></text:span><text:span text:style-name="T3">: длительный, детальный ужас, элементы жестокости или психологического насилия — часто 16+/18+ в связке с насилием.</text:span></text:p>
            </text:list-item>
          </text:list>
        </text:list-item>
        <text:list-item>
          <text:p text:style-name="P61"><text:span text:style-name="Strong_20_Emphasis"><text:span text:style-name="T4">Прочее (контекстно опасное)</text:span></text:span></text:p>
          <text:list>
            <text:list-item>
              <text:p text:style-name="P23">призывы к опасным действиям, пропаганда противоправного поведения;</text:p>
            </text:list-item>
            <text:list-item>
              <text:p text:style-name="P23">описание суицида (контекст и форма критичны для итоговой оценки);</text:p>
            </text:list-item>
            <text:list-item>
              <text:p text:style-name="P23">дискриминационные высказывания (в связке с насилием/ненавистью).</text:p>
            </text:list-item>
          </text:list>
        </text:list-item>
      </text:list>
      <text:p text:style-name="P8">Контекст — то, как подан эпизод: осуждение/нейтралитет/прославление, «за кадром» или в деталях, результат для персонажей. Контекст меняет степень серьёзности даже при похожих словах.</text:p>
      <text:h text:style-name="P5" text:outline-level="4">Агрегационное правило «самого строгого элемента»</text:h>
      <text:p text:style-name="P8">Правило «самого строгого элемента» — итоговый рейтинг сценария равен наивысшей степени строгости, обнаруженной в любом эпизоде любой сцены (после приведения к шкале возрастов).</text:p>
      <text:p text:style-name="P48"><text:span text:style-name="T3">Пример: в сценарии 40 сцен. В 35 сценах — максимум </text:span><text:span text:style-name="Strong_20_Emphasis"><text:span text:style-name="T4">Mild</text:span></text:span><text:span text:style-name="T3">, в 4 — </text:span><text:span text:style-name="Strong_20_Emphasis"><text:span text:style-name="T4">Moderate</text:span></text:span><text:span text:style-name="T3">, и в одной — явный </text:span><text:span text:style-name="Strong_20_Emphasis"><text:span text:style-name="T4">Severe</text:span></text:span><text:span text:style-name="T3"> по «насилию». Итоговый рейтинг подтянется вверх именно из-за этой одной сцены.<text:line-break/></text:span><text:soft-page-break/><text:span text:style-name="T3">Почему это правило важно? Оно </text:span><text:span text:style-name="Strong_20_Emphasis"><text:span text:style-name="T4">простое для объяснения</text:span></text:span><text:span text:style-name="T3"> пользователю и прозрачно для жюри. Важно показать его в UI/отчёте: «итог 18+ из-за сцены № 27: Severe по насилию».</text:span></text:p>
      <text:h text:style-name="P5" text:outline-level="4">Практическая «карта соответствий» (рабочая матрица)</text:h>
      <text:p text:style-name="P19">Ниже — эскиз, который ты позже превратишь в таблицу правил и порогов (будет развиваться в лекции 1.2):</text:p>
      <text:list text:style-name="L14">
        <text:list-item>
          <text:p text:style-name="P62"><text:span text:style-name="Strong_20_Emphasis"><text:span text:style-name="T4">Лексика</text:span></text:span><text:span text:style-name="T3">: Mild → жаргон; Moderate → грубые выражения; Severe → обсценная лексика (особенно повторная).</text:span></text:p>
        </text:list-item>
        <text:list-item>
          <text:p text:style-name="P62"><text:span text:style-name="Strong_20_Emphasis"><text:span text:style-name="T4">Насилие</text:span></text:span><text:span text:style-name="T3">: Mild → конфликт без деталей; Moderate → краткие упоминания крови/боли; Severe → натурализм.</text:span></text:p>
        </text:list-item>
        <text:list-item>
          <text:p text:style-name="P62"><text:span text:style-name="Strong_20_Emphasis"><text:span text:style-name="T4">Эротика</text:span></text:span><text:span text:style-name="T3">: Mild → романтика; Moderate → откровеннее, но без описаний секса; Severe → детальные описания.</text:span></text:p>
        </text:list-item>
        <text:list-item>
          <text:p text:style-name="P62"><text:span text:style-name="Strong_20_Emphasis"><text:span text:style-name="T4">Алкоголь/наркотики</text:span></text:span><text:span text:style-name="T3">: Mild → упоминания; Moderate → употребление; Severe → детально/прославление.</text:span></text:p>
        </text:list-item>
        <text:list-item>
          <text:p text:style-name="P62"><text:span text:style-name="Strong_20_Emphasis"><text:span text:style-name="T4">Пугающее</text:span></text:span><text:span text:style-name="T3">: Mild → «страшно, но мягко»; Moderate → ощутимый страх/угроза; Severe → ужас с деталями.</text:span></text:p>
        </text:list-item>
      </text:list>
      <text:p text:style-name="P48"><text:span text:style-name="T3">В интерфейсе это удобно отразить </text:span><text:span text:style-name="Strong_20_Emphasis"><text:span text:style-name="T4">шкалами</text:span></text:span><text:span text:style-name="T3"> и </text:span><text:span text:style-name="Strong_20_Emphasis"><text:span text:style-name="T4">счётчиками эпизодов</text:span></text:span><text:span text:style-name="T3">, а в техдоке — как «таблицу порогов».</text:span></text:p>
      <text:p text:style-name="P8">Порог серьёзности по шкале — условное правило, по которому эпизод относится к Mild/Moderate/Severe (например, «если есть детальные физиологические описания боли/крови — это Severe по насилию»).</text:p>
      <text:h text:style-name="P5" text:outline-level="4">Объяснимость и аннотации: как говорить с пользователем «на одном языке»</text:h>
      <text:p text:style-name="P11"><text:span text:style-name="T6">Объяснимость — способность системы показать, </text:span><text:span text:style-name="Strong_20_Emphasis"><text:span text:style-name="T7">почему</text:span></text:span><text:span text:style-name="T6"> выбран рейтинг: какие сцены/реплики, какие триггеры, какая степень серьёзности и как это агрегировалось в итог.</text:span></text:p>
      <text:p text:style-name="P48"><text:span text:style-name="T3">Тебе нужно </text:span><text:span text:style-name="Strong_20_Emphasis"><text:span text:style-name="T4">коротко</text:span></text:span><text:span text:style-name="T3"> объяснять каждую проблему в понятных терминах. Формат аннотации (1–2 строки):</text:span></text:p>
      <text:list text:style-name="L15">
        <text:list-item>
          <text:p text:style-name="P24">цитата/фрагмент;</text:p>
        </text:list-item>
        <text:list-item>
          <text:p text:style-name="P24"><text:soft-page-break/>категория и степень серьёзности;</text:p>
        </text:list-item>
        <text:list-item>
          <text:p text:style-name="P24">почему так: «натуралистичное описание травмы», «открытая обсценная лексика», «употребление наркотиков».</text:p>
        </text:list-item>
      </text:list>
      <text:p text:style-name="P48"><text:span text:style-name="T3">Там же пригодится </text:span><text:span text:style-name="Strong_20_Emphasis"><text:span text:style-name="T4">позиция в документе</text:span></text:span><text:span text:style-name="T3"> (страница, смещения), чтобы пользователь проверил контекст. Это повысит доверие и снизит споры.</text:span></text:p>
      <text:p text:style-name="P8">Ложно положительный (FP) — система отметила эпизод как нарушение, но по факту его нет/контекст допустим.<text:line-break/>Ложно отрицательный (FN) — система не заметила реальное нарушение.</text:p>
      <text:p text:style-name="P48"><text:span text:style-name="T3">UI должен позволять отмечать FP/FN и </text:span><text:span text:style-name="Strong_20_Emphasis"><text:span text:style-name="T4">пересчитывать</text:span></text:span><text:span text:style-name="T3"> рейтинг и метрики. Это не только полезно в продакшене, но и повышает оценку «практической ценности» на хакатоне.</text:span></text:p>
      <text:h text:style-name="P5" text:outline-level="4">Мини-алгоритм мышления для тебя (до кода)</text:h>
      <text:list text:style-name="L16">
        <text:list-item>
          <text:p text:style-name="P63"><text:span text:style-name="T3">Смотри на эпизод </text:span><text:span text:style-name="Strong_20_Emphasis"><text:span text:style-name="T4">через шкалы</text:span></text:span><text:span text:style-name="T3"> (лексика, насилие, эротика, алкоголь/наркотики, пугающие сцены).</text:span></text:p>
        </text:list-item>
        <text:list-item>
          <text:p text:style-name="P63"><text:span text:style-name="T3">Определи </text:span><text:span text:style-name="Strong_20_Emphasis"><text:span text:style-name="T4">контекст и форму</text:span></text:span><text:span text:style-name="T3">: «за кадром» vs «детально», единичный случай vs многократность, нейтральность vs прославление.</text:span></text:p>
        </text:list-item>
        <text:list-item>
          <text:p text:style-name="P63"><text:span text:style-name="T3">Отнеси к </text:span><text:span text:style-name="Strong_20_Emphasis"><text:span text:style-name="T4">Mild/Moderate/Severe</text:span></text:span><text:span text:style-name="T3"> внутри шкалы.</text:span></text:p>
        </text:list-item>
        <text:list-item>
          <text:p text:style-name="P63"><text:span text:style-name="T3">На уровне сцены возьми </text:span><text:span text:style-name="Strong_20_Emphasis"><text:span text:style-name="T4">максимальную</text:span></text:span><text:span text:style-name="T3"> степень среди эпизодов; на уровне сценария — применяй </text:span><text:span text:style-name="Strong_20_Emphasis"><text:span text:style-name="T4">правило «самого строгого элемента»</text:span></text:span><text:span text:style-name="T3">.</text:span></text:p>
        </text:list-item>
        <text:list-item>
          <text:p text:style-name="P63"><text:span text:style-name="T3">Запиши </text:span><text:span text:style-name="Strong_20_Emphasis"><text:span text:style-name="T4">краткую аннотацию</text:span></text:span><text:span text:style-name="T3"> и </text:span><text:span text:style-name="Strong_20_Emphasis"><text:span text:style-name="T4">позицию</text:span></text:span><text:span text:style-name="T3"> — это пойдёт в UI и отчёт.</text:span></text:p>
        </text:list-item>
        <text:list-item>
          <text:p text:style-name="P63"><text:span text:style-name="T3">Обеспечь </text:span><text:span text:style-name="Strong_20_Emphasis"><text:span text:style-name="T4">явную рекомендацию</text:span></text:span><text:span text:style-name="T3">: «как смягчить» (если требуется снизить рейтинг) или «как корректно зафиксировать» (если высокий рейтинг — осознанное решение).</text:span></text:p>
        </text:list-item>
      </text:list>
      <text:h text:style-name="P3" text:outline-level="3">Распространённые ошибки</text:h>
      <text:list text:style-name="L17">
        <text:list-item>
          <text:p text:style-name="P64"><text:span text:style-name="Strong_20_Emphasis"><text:span text:style-name="T4">Игнорирование формы подачи.</text:span></text:span><text:span text:style-name="T3"> Считать любую драку одинаково «плохой». Важно: «за кадром» и без деталей — это совсем не то же, что натурализм.</text:span></text:p>
        </text:list-item>
        <text:list-item>
          <text:p text:style-name="P64"><text:soft-page-break/><text:span text:style-name="Strong_20_Emphasis"><text:span text:style-name="T4">Смешение шкал.</text:span></text:span><text:span text:style-name="T3"> Записали «жёсткую лексику» в «насилие» или наоборот. Держи шкалы </text:span><text:span text:style-name="Strong_20_Emphasis"><text:span text:style-name="T4">раздельно</text:span></text:span><text:span text:style-name="T3">, иначе проценты и отчёт будут некорректны.</text:span></text:p>
        </text:list-item>
        <text:list-item>
          <text:p text:style-name="P64"><text:span text:style-name="Strong_20_Emphasis"><text:span text:style-name="T4">Нет степени серьёзности.</text:span></text:span><text:span text:style-name="T3"> Бездумный «булев» (есть/нет) ломает агрегирование и итоговый рейтинг. Нужны </text:span><text:span text:style-name="Strong_20_Emphasis"><text:span text:style-name="T4">Mild/Moderate/Severe</text:span></text:span><text:span text:style-name="T3">.</text:span></text:p>
        </text:list-item>
        <text:list-item>
          <text:p text:style-name="P64"><text:span text:style-name="Strong_20_Emphasis"><text:span text:style-name="T4">Отсутствие аннотаций и позиций.</text:span></text:span><text:span text:style-name="T3"> Пользователь не видит, где проблема и почему. Жюри за это снимает баллы в UX и практической ценности.</text:span></text:p>
        </text:list-item>
        <text:list-item>
          <text:p text:style-name="P64"><text:span text:style-name="Strong_20_Emphasis"><text:span text:style-name="T4">Плохая анти-обфускация.</text:span></text:span><text:span text:style-name="T3"> Не ловятся «замаскированные» обсценные слова — точность резко падает.</text:span></text:p>
        </text:list-item>
        <text:list-item>
          <text:p text:style-name="P64"><text:span text:style-name="Strong_20_Emphasis"><text:span text:style-name="T4">Неправильная агрегация.</text:span></text:span><text:span text:style-name="T3"> Суммирование вместо «самого строгого элемента», или усреднение по сценам. Итог получается вводящим в заблуждение.</text:span></text:p>
        </text:list-item>
        <text:list-item>
          <text:p text:style-name="P64"><text:span text:style-name="Strong_20_Emphasis"><text:span text:style-name="T4">Нет рекомендации.</text:span></text:span><text:span text:style-name="T3"> Сервис говорит «плохо», но не предлагает, что менять. Это снижает пользу и убедительность решения.</text:span></text:p>
        </text:list-item>
      </text:list>
      <text:h text:style-name="P3" text:outline-level="3">Как это принесёт баллы на хакатоне согласно ожидаемым критериям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16">Критерий</text:p>
            </table:table-cell>
            <table:table-cell table:style-name="Таблица2.A1" office:value-type="string">
              <text:p text:style-name="P16">Что принесёт баллы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12">Функциональность и соответствие требованиям</text:p>
          </table:table-cell>
          <table:table-cell table:style-name="Таблица2.A1" office:value-type="string">
            <text:p text:style-name="P12">Чёткая реализация шкал, степеней серьёзности и правила «самого строгого элемента»; аннотации и рекомендации; проценты сцен и счётчики эпизодов в отчёте.</text:p>
          </table:table-cell>
        </table:table-row>
        <table:table-row table:style-name="Таблица2.3">
          <table:table-cell table:style-name="Таблица2.A1" office:value-type="string">
            <text:p text:style-name="P12">Точность анализа контента</text:p>
          </table:table-cell>
          <table:table-cell table:style-name="Таблица2.A1" office:value-type="string">
            <text:p text:style-name="P12">Корректные пороги между Mild/Moderate/Severe; учёт формы подачи и контекста; анти-обфускация лексики; раздельный учёт шкал без смешения.</text:p>
          </table:table-cell>
        </table:table-row>
        <table:table-row table:style-name="Таблица2.1">
          <table:table-cell table:style-name="Таблица2.A1" office:value-type="string">
            <text:p text:style-name="P12">Удобство интерфейса и визуализация</text:p>
          </table:table-cell>
          <table:table-cell table:style-name="Таблица2.A1" office:value-type="string">
            <text:p text:style-name="P12">Понятные шкалы по категориям, ссылки на сцены/реплики, краткие аннотации и позиция в документе; фильтры по типу нарушения и степени серьёзности.</text:p>
          </table:table-cell>
        </table:table-row>
        <table:table-row table:style-name="Таблица2.3">
          <table:table-cell table:style-name="Таблица2.A1" office:value-type="string">
            <text:p text:style-name="P12">Практическая ценность и интеграция в процесс</text:p>
          </table:table-cell>
          <table:table-cell table:style-name="Таблица2.A1" office:value-type="string">
            <text:p text:style-name="P12">Рекомендации сценаристу («как смягчить»), маркировка FP/FN и пересчёт; отчёт, который легко приложить к обсуждению с автором/продюсером.</text:p>
          </table:table-cell>
        </table:table-row>
        <table:table-row table:style-name="Таблица2.1">
          <table:table-cell table:style-name="Таблица2.A1" office:value-type="string">
            <text:p text:style-name="P12">Качество реализации и надёжность</text:p>
          </table:table-cell>
          <table:table-cell table:style-name="Таблица2.A1" office:value-type="string">
            <text:p text:style-name="Table_20_Contents">Прозрачная логика порогов и агрегирования; предсказуемое поведение на пограничных кейсах; воспроизводимость результатов в разных запусках.</text:p>
          </table:table-cell>
        </table:table-row>
      </table:table>
      <text:h text:style-name="P3" text:outline-level="3"><text:soft-page-break/>Чек-лист «Подготовить до хакатона»</text:h>
      <text:list text:style-name="L18">
        <text:list-item>
          <text:p text:style-name="P65"><text:span text:style-name="Strong_20_Emphasis"><text:span text:style-name="T4">Таблица порогов по шкалам</text:span></text:span><text:span text:style-name="T3">: что считаем Mild/Moderate/Severe для лексики, насилия, эротики, алкоголя/наркотиков, пугающих сцен (с короткими примерами-шаблонами).</text:span></text:p>
        </text:list-item>
        <text:list-item>
          <text:p text:style-name="P65"><text:span text:style-name="Strong_20_Emphasis"><text:span text:style-name="T4">Шаблон аннотации эпизода</text:span></text:span><text:span text:style-name="T3">: «цитата/описание → категория → степень → позиция → почему → как смягчить».</text:span></text:p>
        </text:list-item>
        <text:list-item>
          <text:p text:style-name="P65"><text:span text:style-name="Strong_20_Emphasis"><text:span text:style-name="T4">Правило агрегирования в одну строку</text:span></text:span><text:span text:style-name="T3"> для техдока/README: «итоговый рейтинг = максимальная строгость по всем эпизодам всех сцен».</text:span></text:p>
        </text:list-item>
      </text:list>
      <text:h text:style-name="P3" text:outline-level="3">Заключение</text:h>
      <text:p text:style-name="P48"><text:span text:style-name="T3">Ты разобрался, </text:span><text:span text:style-name="Strong_20_Emphasis"><text:span text:style-name="T4">какие элементы сценария повышают возрастную категорию</text:span></text:span><text:span text:style-name="T3"> и как переводить расплывчатые формулировки в </text:span><text:span text:style-name="Strong_20_Emphasis"><text:span text:style-name="T4">операциональные правила</text:span></text:span><text:span text:style-name="T3">. У тебя есть рабочие определения </text:span><text:span text:style-name="Strong_20_Emphasis"><text:span text:style-name="T4">эпизода</text:span></text:span><text:span text:style-name="T3">, </text:span><text:span text:style-name="Strong_20_Emphasis"><text:span text:style-name="T4">шкал</text:span></text:span><text:span text:style-name="T3">, </text:span><text:span text:style-name="Strong_20_Emphasis"><text:span text:style-name="T4">степеней серьёзности</text:span></text:span><text:span text:style-name="T3"> и </text:span><text:span text:style-name="Strong_20_Emphasis"><text:span text:style-name="T4">агрегации</text:span></text:span><text:span text:style-name="T3">. Ты понимаешь, почему </text:span><text:span text:style-name="Strong_20_Emphasis"><text:span text:style-name="T4">объяснимость</text:span></text:span><text:span text:style-name="T3"> (аннотации, позиция, рекомендации) — не «украшательство», а ключ к доверию и к очкам в критериях.</text:span></text:p>
      <text:p text:style-name="P48"><text:span text:style-name="T3">Дальше, в лекции 1.2, мы превратим эту карту в </text:span><text:span text:style-name="Strong_20_Emphasis"><text:span text:style-name="T4">машинно-исполняемые правила и пороги</text:span></text:span><text:span text:style-name="T3">: покажем, как формализовать таблицы, как разруливать конфликты и как сохранять прозрачность на каждом шаге. А затем — к парсингу, детекции и UI. Но уже сейчас у тебя есть </text:span><text:span text:style-name="Strong_20_Emphasis"><text:span text:style-name="T4">логическая опора</text:span></text:span><text:span text:style-name="T3">: </text:span><text:span text:style-name="Strong_20_Emphasis"><text:span text:style-name="T4">что считать нарушением, до какой степени и как это объяснить пользователю</text:span></text:span><text:span text:style-name="T3">. Это тот каркас, на который ты повесишь все остальные модули сервиса.</text:span></text:p>
      <text:h text:style-name="P4" text:outline-level="3">Лекция 3.1 — Архитектура: от загрузки сценария до итогового рейтинга</text:h>
      <text:p text:style-name="Standard"/>
      <text:p text:style-name="P48"><text:span text:style-name="T3">В этой лекции мы соберём воедино всё, что ты сделал в предыдущих блоках: распарсенный текст, правила и детекторы, подсчёты эпизодов и проценты сцен. Наша цель — спроектировать </text:span><text:span text:style-name="Strong_20_Emphasis"><text:span text:style-name="T4">простой, но надёжный</text:span></text:span><text:span text:style-name="T3"> self-hosted сервис, который по нажатию «Проверить» выдаёт </text:span><text:span text:style-name="Strong_20_Emphasis"><text:span text:style-name="T4">корректный итоговый рейтинг</text:span></text:span><text:span text:style-name="T3">, список «проблемных» эпизодов и готовый к экспорту отчёт.</text:span></text:p>
      <text:h text:style-name="P3" text:outline-level="3"><text:soft-page-break/>Важность для хакатона</text:h>
      <text:p text:style-name="P48"><text:span text:style-name="T3">Архитектура — это то, что превращает набор скриптов в </text:span><text:span text:style-name="Strong_20_Emphasis"><text:span text:style-name="T4">продукт</text:span></text:span><text:span text:style-name="T3">. Чёткая схема компонентов и их «стыков» даёт тебе:</text:span></text:p>
      <text:list text:style-name="L19">
        <text:list-item>
          <text:p text:style-name="P66"><text:span text:style-name="Strong_20_Emphasis"><text:span text:style-name="T4">Предсказуемость:</text:span></text:span><text:span text:style-name="T3"> одинаковые результаты при одинаковом входе, без «магии» и сюрпризов.</text:span></text:p>
        </text:list-item>
        <text:list-item>
          <text:p text:style-name="P66"><text:span text:style-name="Strong_20_Emphasis"><text:span text:style-name="T4">Устойчивость:</text:span></text:span><text:span text:style-name="T3"> если падает один шаг, ты видишь где именно и как починить.</text:span></text:p>
        </text:list-item>
        <text:list-item>
          <text:p text:style-name="P66"><text:span text:style-name="Strong_20_Emphasis"><text:span text:style-name="T4">Скорость итераций:</text:span></text:span><text:span text:style-name="T3"> UI и анализ могут развиваться параллельно, потому что между ними есть понятные контракты.</text:span></text:p>
        </text:list-item>
        <text:list-item>
          <text:p text:style-name="P66"><text:span text:style-name="Strong_20_Emphasis"><text:span text:style-name="T4">Демо-устойчивость:</text:span></text:span><text:span text:style-name="T3"> у жюри всё открывается и работает локально, без внешних API и сложной настройки.</text:span></text:p>
        </text:list-item>
      </text:list>
      <text:p text:style-name="P19">Проще говоря, хорошая архитектура — это дополнительные очки сразу по нескольким критериям: функциональность, UX, практическая ценность и качество реализации.</text:p>
      <text:h text:style-name="P3" text:outline-level="3">Основная часть</text:h>
      <text:h text:style-name="P5" text:outline-level="4">Цели и ограничения архитектуры</text:h>
      <text:p text:style-name="P19">Начнём с явных требований трека и твоих вводных:</text:p>
      <text:list text:style-name="L20">
        <text:list-item>
          <text:p text:style-name="P67"><text:span text:style-name="Strong_20_Emphasis"><text:span text:style-name="T4">Self-hosted офлайн.</text:span></text:span><text:span text:style-name="T3"> Никаких наружных API, все артефакты (словари, модели) — рядом с приложением.</text:span></text:p>
        </text:list-item>
        <text:list-item>
          <text:p text:style-name="P67"><text:span text:style-name="Strong_20_Emphasis"><text:span text:style-name="T4">Форматы входа:</text:span></text:span><text:span text:style-name="T3"> PDF/DOCX стандартизированного вида.</text:span></text:p>
        </text:list-item>
        <text:list-item>
          <text:p text:style-name="P67"><text:span text:style-name="Strong_20_Emphasis"><text:span text:style-name="T4">Выход:</text:span></text:span><text:span text:style-name="T3"> итоговый рейтинг (0+/6+/12+/16+/18+), шкалы None→Severe, эпизоды с позициями и краткими описаниями, отчёт (PDF/HTML).</text:span></text:p>
        </text:list-item>
        <text:list-item>
          <text:p text:style-name="P67"><text:span text:style-name="Strong_20_Emphasis"><text:span text:style-name="T4">Интерактивность:</text:span></text:span><text:span text:style-name="T3"> ручные правки (FP/FN), встроенный редактор сцен, быстрый </text:span><text:span text:style-name="Strong_20_Emphasis"><text:span text:style-name="T4">повторный прогон</text:span></text:span><text:span text:style-name="T3"> одной сцены или всего документа.</text:span></text:p>
        </text:list-item>
        <text:list-item>
          <text:p text:style-name="P67"><text:span text:style-name="Strong_20_Emphasis"><text:span text:style-name="T4">Понятность:</text:span></text:span><text:span text:style-name="T3"> объяснимость «почему такой рейтинг» со ссылкой на сцены/реплики.</text:span></text:p>
        </text:list-item>
      </text:list>
      <text:p text:style-name="P8"><text:soft-page-break/>Архитектурный принцип — короткое правило, которого ты придерживаешься при проектировании (например, «минимум зависимостей», «всё вычисление на бэкенде», «модульность»).</text:p>
      <text:p text:style-name="P48"><text:span text:style-name="T3">Примем такие принципы: </text:span><text:span text:style-name="Strong_20_Emphasis"><text:span text:style-name="T4">модульность, прозрачные контракты, воспроизводимость, минимализм зависимостей, частичный пересчёт</text:span></text:span><text:span text:style-name="T3"> там, где это оправдано.</text:span></text:p>
      <text:p text:style-name="Horizontal_20_Line"/>
      <text:h text:style-name="P5" text:outline-level="4">Скелет решения: пайплайн из 8 шагов</text:h>
      <text:p text:style-name="P19">Опишем целевой поток данных «от файла до отчёта».</text:p>
      <text:p text:style-name="P8">Пайплайн — последовательность шагов обработки, где выход одного шага — вход следующего. Помогает отлаживать и переиспользовать части по отдельности.</text:p>
      <text:list text:style-name="L21">
        <text:list-item>
          <text:p text:style-name="P69"><text:span text:style-name="Strong_20_Emphasis"><text:span text:style-name="T4">Загрузка файла</text:span></text:span><text:span text:style-name="T3"> (UI → бэкенд). Сохраняем оригинал во временную папку.</text:span></text:p>
        </text:list-item>
        <text:list-item>
          <text:p text:style-name="P68"><text:span text:style-name="Strong_20_Emphasis"><text:span text:style-name="T4">Извлечение и нормализация</text:span></text:span><text:span text:style-name="T3"> (см. 2.1): получаем текст, карту соответствия </text:span><text:span text:style-name="Source_20_Text"><text:span text:style-name="T9">offset_map</text:span></text:span><text:span text:style-name="T3">, базовые блоки.</text:span></text:p>
        </text:list-item>
        <text:list-item>
          <text:p text:style-name="P68"><text:span text:style-name="Strong_20_Emphasis"><text:span text:style-name="T4">Структурирование</text:span></text:span><text:span text:style-name="T3">: сцены, реплики, ремарки, якоря (</text:span><text:span text:style-name="Source_20_Text"><text:span text:style-name="T9">scene_id</text:span></text:span><text:span text:style-name="T3">, </text:span><text:span text:style-name="Source_20_Text"><text:span text:style-name="T9">page</text:span></text:span><text:span text:style-name="T3">, </text:span><text:span text:style-name="Source_20_Text"><text:span text:style-name="T9">start_char..end_char</text:span></text:span><text:span text:style-name="T3">).</text:span></text:p>
        </text:list-item>
        <text:list-item>
          <text:p text:style-name="P69"><text:span text:style-name="Strong_20_Emphasis"><text:span text:style-name="T4">Извлечение эпизодов</text:span></text:span><text:span text:style-name="T3"> (см. 2.2): labeling functions (LFs) → баллы → классы серьёзности → дедупликация.</text:span></text:p>
        </text:list-item>
        <text:list-item>
          <text:p text:style-name="P69"><text:span text:style-name="Strong_20_Emphasis"><text:span text:style-name="T4">Агрегация</text:span></text:span><text:span text:style-name="T3">: максимум серьёзности на сцене; проценты сцен по шкалам; </text:span><text:span text:style-name="Strong_20_Emphasis"><text:span text:style-name="T4">итоговый рейтинг</text:span></text:span><text:span text:style-name="T3"> по правилу «самого строгого элемента».</text:span></text:p>
        </text:list-item>
        <text:list-item>
          <text:p text:style-name="P69"><text:span text:style-name="Strong_20_Emphasis"><text:span text:style-name="T4">Аннотации и рекомендации</text:span></text:span><text:span text:style-name="T3">: шаблоны 1–2 строки, позиции и причины.</text:span></text:p>
        </text:list-item>
        <text:list-item>
          <text:p text:style-name="P69"><text:span text:style-name="Strong_20_Emphasis"><text:span text:style-name="T4">Сохранение результатов</text:span></text:span><text:span text:style-name="T3">: JSON-пакет «для UI» + </text:span><text:span text:style-name="Strong_20_Emphasis"><text:span text:style-name="T4">аудит-лог</text:span></text:span><text:span text:style-name="T3"> (что сработало и почему).</text:span></text:p>
        </text:list-item>
        <text:list-item>
          <text:p text:style-name="P69"><text:span text:style-name="Strong_20_Emphasis"><text:span text:style-name="T4">Экспорт отчёта</text:span></text:span><text:span text:style-name="T3">: рендер HTML/PDF из результатов.</text:span></text:p>
        </text:list-item>
      </text:list>
      <text:p text:style-name="P8">Контракт данных — договорённая структура JSON/объекта между модулями. Делает границы компонентов чёткими и заменяемыми.</text:p>
      <text:p text:style-name="P48"><text:span text:style-name="T3">Главный контракт — </text:span><text:span text:style-name="Strong_20_Emphasis"><text:span text:style-name="T4">результаты анализа</text:span></text:span><text:span text:style-name="T3">. Он будет использован и UI, и экспортом, и повторным прогоном.</text:span></text:p>
      <text:p text:style-name="Horizontal_20_Line"/>
      <text:h text:style-name="P5" text:outline-level="4"><text:soft-page-break/>Доменная модель: какие сущности нам нужны</text:h>
      <text:p text:style-name="P19">Минимальный набор объектов, с которыми работает сервис:</text:p>
      <text:list text:style-name="L22">
        <text:list-item>
          <text:p text:style-name="P70"><text:span text:style-name="Source_20_Text"><text:span text:style-name="T9">Document</text:span></text:span><text:span text:style-name="T3"> — метаданные входного файла (тип pdf/docx, размер, дата).</text:span></text:p>
        </text:list-item>
        <text:list-item>
          <text:p text:style-name="P70"><text:span text:style-name="Source_20_Text"><text:span text:style-name="T9">Scene</text:span></text:span><text:span text:style-name="T3"> — сцена с </text:span><text:span text:style-name="Source_20_Text"><text:span text:style-name="T9">scene_id</text:span></text:span><text:span text:style-name="T3">, заголовком, массивом текстовых элементов и якорями.</text:span></text:p>
        </text:list-item>
        <text:list-item>
          <text:p text:style-name="P70"><text:span text:style-name="Source_20_Text"><text:span text:style-name="T9">Episode</text:span></text:span><text:span text:style-name="T3"> — эпизод нарушения: </text:span><text:span text:style-name="Source_20_Text"><text:span text:style-name="T9">category</text:span></text:span><text:span text:style-name="T3">, </text:span><text:span text:style-name="Source_20_Text"><text:span text:style-name="T9">severity</text:span></text:span><text:span text:style-name="T3">, </text:span><text:span text:style-name="Source_20_Text"><text:span text:style-name="T9">quote</text:span></text:span><text:span text:style-name="T3">, </text:span><text:span text:style-name="Source_20_Text"><text:span text:style-name="T9">reasons</text:span></text:span><text:span text:style-name="T3">, </text:span><text:span text:style-name="Source_20_Text"><text:span text:style-name="T9">scene_id</text:span></text:span><text:span text:style-name="T3">, </text:span><text:span text:style-name="Source_20_Text"><text:span text:style-name="T9">positions</text:span></text:span><text:span text:style-name="T3">.</text:span></text:p>
        </text:list-item>
        <text:list-item>
          <text:p text:style-name="P70"><text:span text:style-name="Source_20_Text"><text:span text:style-name="T9">Summary</text:span></text:span><text:span text:style-name="T3"> — сводка по шкалам: </text:span><text:span text:style-name="Source_20_Text"><text:span text:style-name="T9">severity</text:span></text:span><text:span text:style-name="T3">, </text:span><text:span text:style-name="Source_20_Text"><text:span text:style-name="T9">episodes_count</text:span></text:span><text:span text:style-name="T3">, </text:span><text:span text:style-name="Source_20_Text"><text:span text:style-name="T9">%_scenes</text:span></text:span><text:span text:style-name="T3">.</text:span></text:p>
        </text:list-item>
        <text:list-item>
          <text:p text:style-name="P70"><text:span text:style-name="Source_20_Text"><text:span text:style-name="T9">Rating</text:span></text:span><text:span text:style-name="T3"> — итоговая категория 0+/6+/12+/16+/18+.</text:span></text:p>
        </text:list-item>
        <text:list-item>
          <text:p text:style-name="P70"><text:span text:style-name="Source_20_Text"><text:span text:style-name="T9">Report</text:span></text:span><text:span text:style-name="T3"> — сериализованная форма для экспорта (таблицы, списки, подписи).</text:span></text:p>
        </text:list-item>
      </text:list>
      <text:p text:style-name="P8">Идентификатор сцены (scene_id) — стабильный ключ сцены, который не меняется при незначительных правках текста. Удобно делать его хешем заголовка+позиции или простым автоинкрементом при фиксированном порядке сцен.</text:p>
      <text:p text:style-name="P8">Аудит-лог — подробная запись «как система пришла к выводу» (какие правила сработали, какие баллы и пороги), полезно при спорах с пользователем и отладке.</text:p>
      <text:p text:style-name="Horizontal_20_Line"/>
      <text:h text:style-name="P5" text:outline-level="4">Оркестрация: кто управляет шагами</text:h>
      <text:p text:style-name="P8">Оркестратор — компонент, который запускает шаги пайплайна по порядку, обрабатывает ошибки, собирает результаты и уведомляет UI.</text:p>
      <text:p text:style-name="P19">В минимальной версии это обычный обработчик запроса «/analyze», который синхронно выполняет все шаги. Для повторного прогона сцены добавим лёгкий «планировщик» на один файл.</text:p>
      <text:p text:style-name="P8">Идемпотентность — свойство операции давать один и тот же результат при повторном вызове с тем же входом. Полезно для «повторить» без дублей.</text:p>
      <text:p text:style-name="P8">Токен отмены — маркер, который позволяет прервать долгую операцию (например, пользователь закрыл файл и начал новый анализ).</text:p>
      <text:p text:style-name="P19">Пока достаточно: синхронный обработчик + таймауты + кнопка «Отменить» (ставим флаг, который проверяется между шагами).</text:p>
      <text:p text:style-name="Horizontal_20_Line"/>
      <text:h text:style-name="P5" text:outline-level="4"><text:soft-page-break/>Хранилище и кэш: куда складывать артефакты</text:h>
      <text:p text:style-name="P8">Контент-адресуемое хранилище — способ класть файл/результат под именем-хешем его содержимого. Если содержимое не меняется, путь тот же.</text:p>
      <text:p text:style-name="P19">Простой и надёжный вариант для хакатона:</text:p>
      <text:p text:style-name="P7"><text:span text:style-name="Source_20_Text"><text:span text:style-name="T10">data/</text:span></text:span></text:p>
      <text:p text:style-name="P7"><text:span text:style-name="Source_20_Text"><text:span text:style-name="T11"><text:s text:c="2"/></text:span></text:span><text:span text:style-name="Source_20_Text"><text:span text:style-name="T10">uploads/&lt;doc_id&gt;/original.(pdf|docx)</text:span></text:span></text:p>
      <text:p text:style-name="P7"><text:span text:style-name="Source_20_Text"><text:span text:style-name="T11"><text:s text:c="2"/></text:span></text:span><text:span text:style-name="Source_20_Text"><text:span text:style-name="T10">work/&lt;doc_id&gt;/parsed.json <text:s text:c="10"/># сцены, якоря</text:span></text:span></text:p>
      <text:p text:style-name="P7"><text:span text:style-name="Source_20_Text"><text:span text:style-name="T11"><text:s text:c="2"/></text:span></text:span><text:span text:style-name="Source_20_Text"><text:span text:style-name="T10">work/&lt;doc_id&gt;/episodes.json <text:s text:c="8"/># эпизоды</text:span></text:span></text:p>
      <text:p text:style-name="P7"><text:span text:style-name="Source_20_Text"><text:span text:style-name="T11"><text:s text:c="2"/></text:span></text:span><text:span text:style-name="Source_20_Text"><text:span text:style-name="T10">work/&lt;doc_id&gt;/result.json <text:s text:c="10"/># summary + rating</text:span></text:span></text:p>
      <text:p text:style-name="P7"><text:span text:style-name="Source_20_Text"><text:span text:style-name="T11"><text:s text:c="2"/></text:span></text:span><text:span text:style-name="Source_20_Text"><text:span text:style-name="T10">reports/&lt;doc_id&gt;/report.html|pdf</text:span></text:span></text:p>
      <text:p text:style-name="P8">Кэш — сохранённый результат вычисления, который можно переиспользовать, если входные данные не менялись. Сокращает время пересчёта.</text:p>
      <text:p text:style-name="P48"><text:span text:style-name="T3">Для </text:span><text:span text:style-name="Strong_20_Emphasis"><text:span text:style-name="T4">повторного прогона сцены</text:span></text:span><text:span text:style-name="T3"> храним «слои»: парсинг документа (общий), сцены (индивидуальные), и пересчитываем только изменённые. Проверяем </text:span><text:span text:style-name="Strong_20_Emphasis"><text:span text:style-name="T4">checksum</text:span></text:span><text:span text:style-name="T3"> сцены.</text:span></text:p>
      <text:p text:style-name="P8">Checksum (хеш) — краткое значение, отражающее содержимое; изменился текст → изменился хеш. На нём удобно отслеживать, что именно пересчитывать.</text:p>
      <text:p text:style-name="Horizontal_20_Line"/>
      <text:h text:style-name="P5" text:outline-level="4">Слой конфигурации: политики и пороги вне кода</text:h>
      <text:p text:style-name="P19">Сюда вынесем всё «из лекции 1.2»: словари, шаблоны, веса LFs, пороги M/M/S, приоритеты, шаблоны аннотаций. Всё хранится в YAML и валидируется при старте.</text:p>
      <text:p text:style-name="P8">Горячая перезагрузка конфигов — безопасная перезагрузка правил без рестарта сервера. Для хакатона можно сделать кнопку «Reload rules».</text:p>
      <text:p text:style-name="P19">Плюсы: быстрее тюнинг порогов на демо, меньше рисков «сломать код» при правках политики.</text:p>
      <text:p text:style-name="Horizontal_20_Line"/>
      <text:h text:style-name="P5" text:outline-level="4"><text:soft-page-break/>API-контракты: минимальный набор эндпойнтов</text:h>
      <text:p text:style-name="P8">REST-эндпойнт — адрес бэкенда с ресурсом/действием. Мы проектируем локальный API, к которому обращается веб-интерфейс.</text:p>
      <text:p text:style-name="P19">Ровно то, что нужно для UI из лекции 3.2:</text:p>
      <text:list text:style-name="L23">
        <text:list-item>
          <text:p text:style-name="P71"><text:span text:style-name="Source_20_Text"><text:span text:style-name="T9">POST /api/analyze</text:span></text:span><text:span text:style-name="T3"> — полный прогон: сохраняет файл, запускает пайплайн, возвращает </text:span><text:span text:style-name="Source_20_Text"><text:span text:style-name="T9">result.json</text:span></text:span><text:span text:style-name="T3">.</text:span></text:p>
        </text:list-item>
        <text:list-item>
          <text:p text:style-name="P71"><text:span text:style-name="Source_20_Text"><text:span text:style-name="T9">PATCH /api/scene/{scene_id}</text:span></text:span><text:span text:style-name="T3"> — сохранить правки сцены (текст, checksum) и пересчитать только эту сцену + обновить сводку.</text:span></text:p>
        </text:list-item>
        <text:list-item>
          <text:p text:style-name="P71"><text:span text:style-name="Source_20_Text"><text:span text:style-name="T9">GET /api/result/{doc_id}</text:span></text:span><text:span text:style-name="T3"> — отдать текущие результаты анализа (для дашборда/списков).</text:span></text:p>
        </text:list-item>
        <text:list-item>
          <text:p text:style-name="P71"><text:span text:style-name="Source_20_Text"><text:span text:style-name="T9">POST /api/episodes/{episode_id}/mark</text:span></text:span><text:span text:style-name="T3"> — пометить FP/FN и учесть в логике (белые списки/веса).</text:span></text:p>
        </text:list-item>
        <text:list-item>
          <text:p text:style-name="P71"><text:span text:style-name="Source_20_Text"><text:span text:style-name="T9">POST /api/export/{doc_id}</text:span></text:span><text:span text:style-name="T3"> — собрать отчёт и отдать ссылку на файл.</text:span></text:p>
        </text:list-item>
      </text:list>
      <text:p text:style-name="P10"><text:span text:style-name="T6">Стабильный контракт — гарантия, что формат ответов не меняется неожиданно; если меняется — новая версия (</text:span><text:span text:style-name="Source_20_Text"><text:span text:style-name="T8">/v2</text:span></text:span><text:span text:style-name="T6">) или флаг совместимости.</text:span></text:p>
      <text:p text:style-name="Horizontal_20_Line"/>
      <text:h text:style-name="P5" text:outline-level="4">Типовые алгоритмы: псевдокод шагов агрегирования</text:h>
      <text:p text:style-name="P48"><text:span text:style-name="Strong_20_Emphasis"><text:span text:style-name="T4">Агрегирование эпизодов по сцене:</text:span></text:span></text:p>
      <text:p text:style-name="P7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3">aggregate_scene</text:span></text:span><text:span text:style-name="Source_20_Text"><text:span text:style-name="T10">(episodes):</text:span></text:span></text:p>
      <text:p text:style-name="P7"><text:span text:style-name="Source_20_Text"><text:span text:style-name="T11"><text:s text:c="4"/></text:span></text:span><text:span text:style-name="Source_20_Text"><text:span text:style-name="T14"># episodes: список эпизодов в сцене</text:span></text:span></text:p>
      <text:p text:style-name="P7"><text:span text:style-name="Source_20_Text"><text:span text:style-name="T11"><text:s text:c="4"/></text:span></text:span><text:span text:style-name="Source_20_Text"><text:span text:style-name="T10">max_sev = </text:span></text:span><text:span text:style-name="Source_20_Text"><text:span text:style-name="T15">max</text:span></text:span><text:span text:style-name="Source_20_Text"><text:span text:style-name="T10">(ep.severity </text:span></text:span><text:span text:style-name="Source_20_Text"><text:span text:style-name="T12">for</text:span></text:span><text:span text:style-name="Source_20_Text"><text:span text:style-name="T10"> ep </text:span></text:span><text:span text:style-name="Source_20_Text"><text:span text:style-name="T12">in</text:span></text:span><text:span text:style-name="Source_20_Text"><text:span text:style-name="T10"> episodes) </text:span></text:span><text:span text:style-name="Source_20_Text"><text:span text:style-name="T12">if</text:span></text:span><text:span text:style-name="Source_20_Text"><text:span text:style-name="T10"> episodes </text:span></text:span><text:span text:style-name="Source_20_Text"><text:span text:style-name="T12">else</text:span></text:span><text:span text:style-name="Source_20_Text"><text:span text:style-name="T10"> </text:span></text:span><text:span text:style-name="Source_20_Text"><text:span text:style-name="T16">"None"</text:span></text:span></text:p>
      <text:p text:style-name="P7"><text:span text:style-name="Source_20_Text"><text:span text:style-name="T11"><text:s text:c="4"/></text:span></text:span><text:span text:style-name="Source_20_Text"><text:span text:style-name="T10">per_scale = count_by_scale(episodes) <text:s text:c="5"/></text:span></text:span><text:span text:style-name="Source_20_Text"><text:span text:style-name="T14"># {"violence": N, ...}</text:span></text:span></text:p>
      <text:p text:style-name="P7"><text:span text:style-name="Source_20_Text"><text:span text:style-name="T11"><text:s text:c="4"/></text:span></text:span><text:span text:style-name="Source_20_Text"><text:span text:style-name="T10">per_scale_scene_flag = {sc: </text:span></text:span><text:span text:style-name="Source_20_Text"><text:span text:style-name="T17">True</text:span></text:span><text:span text:style-name="Source_20_Text"><text:span text:style-name="T10"> </text:span></text:span><text:span text:style-name="Source_20_Text"><text:span text:style-name="T12">for</text:span></text:span><text:span text:style-name="Source_20_Text"><text:span text:style-name="T10"> sc </text:span></text:span><text:span text:style-name="Source_20_Text"><text:span text:style-name="T12">in</text:span></text:span><text:span text:style-name="Source_20_Text"><text:span text:style-name="T10"> </text:span></text:span><text:span text:style-name="Source_20_Text"><text:span text:style-name="T15">set</text:span></text:span><text:span text:style-name="Source_20_Text"><text:span text:style-name="T10">(ep.category </text:span></text:span><text:span text:style-name="Source_20_Text"><text:span text:style-name="T12">for</text:span></text:span><text:span text:style-name="Source_20_Text"><text:span text:style-name="T10"> ep </text:span></text:span><text:span text:style-name="Source_20_Text"><text:span text:style-name="T12">in</text:span></text:span><text:span text:style-name="Source_20_Text"><text:span text:style-name="T10"> episodes)}</text:span></text:span></text:p>
      <text:p text:style-name="P7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{</text:span></text:span><text:span text:style-name="Source_20_Text"><text:span text:style-name="T16">"max_severity"</text:span></text:span><text:span text:style-name="Source_20_Text"><text:span text:style-name="T10">: max_sev, </text:span></text:span><text:span text:style-name="Source_20_Text"><text:span text:style-name="T16">"per_scale"</text:span></text:span><text:span text:style-name="Source_20_Text"><text:span text:style-name="T10">: per_scale, </text:span></text:span><text:span text:style-name="Source_20_Text"><text:span text:style-name="T16">"has_scale"</text:span></text:span><text:span text:style-name="Source_20_Text"><text:span text:style-name="T10">: per_scale_scene_flag}</text:span></text:span></text:p>
      <text:p text:style-name="P48"><text:span text:style-name="Strong_20_Emphasis"><text:span text:style-name="T4">Сводка по документу:</text:span></text:span></text:p>
      <text:p text:style-name="P7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3">aggregate_document</text:span></text:span><text:span text:style-name="Source_20_Text"><text:span text:style-name="T10">(scenes):</text:span></text:span></text:p>
      <text:p text:style-name="P7"><text:span text:style-name="Source_20_Text"><text:span text:style-name="T11"><text:s text:c="4"/></text:span></text:span><text:span text:style-name="Source_20_Text"><text:span text:style-name="T14"># процент сцен с эпизодами по каждой шкале</text:span></text:span></text:p>
      <text:p text:style-name="P7"><text:span text:style-name="Source_20_Text"><text:span text:style-name="T11"><text:s text:c="4"/></text:span></text:span><text:span text:style-name="Source_20_Text"><text:span text:style-name="T10">scales = [</text:span></text:span><text:span text:style-name="Source_20_Text"><text:span text:style-name="T16">"violence"</text:span></text:span><text:span text:style-name="Source_20_Text"><text:span text:style-name="T10">,</text:span></text:span><text:span text:style-name="Source_20_Text"><text:span text:style-name="T16">"language"</text:span></text:span><text:span text:style-name="Source_20_Text"><text:span text:style-name="T10">,</text:span></text:span><text:span text:style-name="Source_20_Text"><text:span text:style-name="T16">"erotic"</text:span></text:span><text:span text:style-name="Source_20_Text"><text:span text:style-name="T10">,</text:span></text:span><text:span text:style-name="Source_20_Text"><text:span text:style-name="T16">"substances"</text:span></text:span><text:span text:style-name="Source_20_Text"><text:span text:style-name="T10">,</text:span></text:span><text:span text:style-name="Source_20_Text"><text:span text:style-name="T16">"fear"</text:span></text:span><text:span text:style-name="Source_20_Text"><text:span text:style-name="T10">]</text:span></text:span></text:p>
      <text:p text:style-name="P7"><text:span text:style-name="Source_20_Text"><text:span text:style-name="T11"><text:s text:c="4"/></text:span></text:span><text:span text:style-name="Source_20_Text"><text:span text:style-name="T10">totals = {s: </text:span></text:span><text:span text:style-name="Source_20_Text"><text:span text:style-name="T17">0</text:span></text:span><text:span text:style-name="Source_20_Text"><text:span text:style-name="T10"> </text:span></text:span><text:span text:style-name="Source_20_Text"><text:span text:style-name="T12">for</text:span></text:span><text:span text:style-name="Source_20_Text"><text:span text:style-name="T10"> s </text:span></text:span><text:span text:style-name="Source_20_Text"><text:span text:style-name="T12">in</text:span></text:span><text:span text:style-name="Source_20_Text"><text:span text:style-name="T10"> scales}</text:span></text:span></text:p>
      <text:p text:style-name="P7"><text:span text:style-name="Source_20_Text"><text:span text:style-name="T11"><text:s text:c="4"/></text:span></text:span><text:span text:style-name="Source_20_Text"><text:span text:style-name="T12">for</text:span></text:span><text:span text:style-name="Source_20_Text"><text:span text:style-name="T10"> scn </text:span></text:span><text:span text:style-name="Source_20_Text"><text:span text:style-name="T12">in</text:span></text:span><text:span text:style-name="Source_20_Text"><text:span text:style-name="T10"> scenes:</text:span></text:span></text:p>
      <text:p text:style-name="P7"><text:span text:style-name="Source_20_Text"><text:span text:style-name="T11"><text:s text:c="8"/></text:span></text:span><text:span text:style-name="Source_20_Text"><text:span text:style-name="T12">for</text:span></text:span><text:span text:style-name="Source_20_Text"><text:span text:style-name="T10"> s </text:span></text:span><text:span text:style-name="Source_20_Text"><text:span text:style-name="T12">in</text:span></text:span><text:span text:style-name="Source_20_Text"><text:span text:style-name="T10"> scales:</text:span></text:span></text:p>
      <text:p text:style-name="P7"><text:soft-page-break/><text:span text:style-name="Source_20_Text"><text:span text:style-name="T11"><text:s text:c="12"/></text:span></text:span><text:span text:style-name="Source_20_Text"><text:span text:style-name="T12">if</text:span></text:span><text:span text:style-name="Source_20_Text"><text:span text:style-name="T10"> scn[</text:span></text:span><text:span text:style-name="Source_20_Text"><text:span text:style-name="T16">"has_scale"</text:span></text:span><text:span text:style-name="Source_20_Text"><text:span text:style-name="T10">].get(s): totals[s] += </text:span></text:span><text:span text:style-name="Source_20_Text"><text:span text:style-name="T17">1</text:span></text:span></text:p>
      <text:p text:style-name="P7"><text:span text:style-name="Source_20_Text"><text:span text:style-name="T11"><text:s text:c="4"/></text:span></text:span><text:span text:style-name="Source_20_Text"><text:span text:style-name="T10">scene_count = </text:span></text:span><text:span text:style-name="Source_20_Text"><text:span text:style-name="T15">len</text:span></text:span><text:span text:style-name="Source_20_Text"><text:span text:style-name="T10">(scenes)</text:span></text:span></text:p>
      <text:p text:style-name="P7"><text:span text:style-name="Source_20_Text"><text:span text:style-name="T11"><text:s text:c="4"/></text:span></text:span><text:span text:style-name="Source_20_Text"><text:span text:style-name="T10">percents = {s: </text:span></text:span><text:span text:style-name="Source_20_Text"><text:span text:style-name="T15">round</text:span></text:span><text:span text:style-name="Source_20_Text"><text:span text:style-name="T10">(</text:span></text:span><text:span text:style-name="Source_20_Text"><text:span text:style-name="T17">100</text:span></text:span><text:span text:style-name="Source_20_Text"><text:span text:style-name="T10"> * totals[s] / scene_count) </text:span></text:span><text:span text:style-name="Source_20_Text"><text:span text:style-name="T12">for</text:span></text:span><text:span text:style-name="Source_20_Text"><text:span text:style-name="T10"> s </text:span></text:span><text:span text:style-name="Source_20_Text"><text:span text:style-name="T12">in</text:span></text:span><text:span text:style-name="Source_20_Text"><text:span text:style-name="T10"> scales}</text:span></text:span></text:p>
      <text:p text:style-name="P7"><text:span text:style-name="Source_20_Text"><text:span text:style-name="T11"><text:s text:c="4"/></text:span></text:span><text:span text:style-name="Source_20_Text"><text:span text:style-name="T14"># итоговый рейтинг = маппинг из максимальной строгости эпизодов</text:span></text:span></text:p>
      <text:p text:style-name="P7"><text:span text:style-name="Source_20_Text"><text:span text:style-name="T11"><text:s text:c="4"/></text:span></text:span><text:span text:style-name="Source_20_Text"><text:span text:style-name="T10">doc_max = </text:span></text:span><text:span text:style-name="Source_20_Text"><text:span text:style-name="T15">max</text:span></text:span><text:span text:style-name="Source_20_Text"><text:span text:style-name="T10">(scn[</text:span></text:span><text:span text:style-name="Source_20_Text"><text:span text:style-name="T16">"max_severity"</text:span></text:span><text:span text:style-name="Source_20_Text"><text:span text:style-name="T10">] </text:span></text:span><text:span text:style-name="Source_20_Text"><text:span text:style-name="T12">for</text:span></text:span><text:span text:style-name="Source_20_Text"><text:span text:style-name="T10"> scn </text:span></text:span><text:span text:style-name="Source_20_Text"><text:span text:style-name="T12">in</text:span></text:span><text:span text:style-name="Source_20_Text"><text:span text:style-name="T10"> scenes) </text:span></text:span><text:span text:style-name="Source_20_Text"><text:span text:style-name="T12">if</text:span></text:span><text:span text:style-name="Source_20_Text"><text:span text:style-name="T10"> scenes </text:span></text:span><text:span text:style-name="Source_20_Text"><text:span text:style-name="T12">else</text:span></text:span><text:span text:style-name="Source_20_Text"><text:span text:style-name="T10"> </text:span></text:span><text:span text:style-name="Source_20_Text"><text:span text:style-name="T16">"None"</text:span></text:span></text:p>
      <text:p text:style-name="P7"><text:span text:style-name="Source_20_Text"><text:span text:style-name="T11"><text:s text:c="4"/></text:span></text:span><text:span text:style-name="Source_20_Text"><text:span text:style-name="T10">rating = severity_to_rating(doc_max) <text:s text:c="5"/></text:span></text:span><text:span text:style-name="Source_20_Text"><text:span text:style-name="T14"># правило "самого строгого элемента"</text:span></text:span></text:p>
      <text:p text:style-name="P7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{</text:span></text:span><text:span text:style-name="Source_20_Text"><text:span text:style-name="T16">"percents"</text:span></text:span><text:span text:style-name="Source_20_Text"><text:span text:style-name="T10">: percents, </text:span></text:span><text:span text:style-name="Source_20_Text"><text:span text:style-name="T16">"rating"</text:span></text:span><text:span text:style-name="Source_20_Text"><text:span text:style-name="T10">: rating}</text:span></text:span></text:p>
      <text:p text:style-name="P8">Маппинг строгости → рейтинг — фиксированная таблица из 1.1/1.2 («Severe по насилию тянет к 18+» и т. п.). Её удобно держать в YAML рядом с порогами.</text:p>
      <text:p text:style-name="Horizontal_20_Line"/>
      <text:h text:style-name="P5" text:outline-level="4">Ошибки и устойчивость</text:h>
      <text:p text:style-name="P8">Повтор с экспоненциальной задержкой (retry with backoff) — если шаг упал по сетевой/файловой причине, повторяем через растущие интервалы.</text:p>
      <text:p text:style-name="P8">Фолбэк — резервный путь при ошибке: например, если сцена не распарсилась по заголовку, создаём «безымянную сцену», но не падаем всем пайплайном.</text:p>
      <text:p text:style-name="P19">Мини-политика устойчивости:</text:p>
      <text:list text:style-name="L24">
        <text:list-item>
          <text:p text:style-name="P25">Парсинг: если не нашли заголовок сцены, открываем сцену «по умолчанию», логируем предупреждение.</text:p>
        </text:list-item>
        <text:list-item>
          <text:p text:style-name="P25">Детекторы: упал один LF — лог и отключение LF, остальное продолжает работу.</text:p>
        </text:list-item>
        <text:list-item>
          <text:p text:style-name="P25">Экспорт: если PDF-рендер сломался, всегда есть HTML.</text:p>
        </text:list-item>
        <text:list-item>
          <text:p text:style-name="P72"><text:span text:style-name="T3">UI: все долгие операции — с явным </text:span><text:span text:style-name="Source_20_Text"><text:span text:style-name="T9">loading</text:span></text:span><text:span text:style-name="T3"> и возможностью отменить.</text:span></text:p>
        </text:list-item>
      </text:list>
      <text:p text:style-name="P8">Граница ошибок — место, где мы ловим исключения и отдаём пользователю мягкое сообщение (без «трассы»), а в лог — подробности для разработчика.</text:p>
      <text:p text:style-name="Horizontal_20_Line"/>
      <text:h text:style-name="P5" text:outline-level="4">Логи и трассируемость</text:h>
      <text:p text:style-name="P19">Три уровня логирования полезны на демо:</text:p>
      <text:list text:style-name="L25">
        <text:list-item>
          <text:p text:style-name="P73"><text:span text:style-name="Strong_20_Emphasis"><text:span text:style-name="T4">Системные логи</text:span></text:span><text:span text:style-name="T3">: старт/стоп, версия правил, загруженные словари, ошибки шагов.</text:span></text:p>
        </text:list-item>
        <text:list-item>
          <text:p text:style-name="P73"><text:span text:style-name="Strong_20_Emphasis"><text:span text:style-name="T4">Аудит-логи эпизодов</text:span></text:span><text:span text:style-name="T3">: какие правила сработали, какие баллы/пороги.</text:span></text:p>
        </text:list-item>
        <text:list-item>
          <text:p text:style-name="P73"><text:soft-page-break/><text:span text:style-name="Strong_20_Emphasis"><text:span text:style-name="T4">Пользовательские события</text:span></text:span><text:span text:style-name="T3">: правки, пометки FP/FN, экспорт.</text:span></text:p>
        </text:list-item>
      </text:list>
      <text:p text:style-name="P8">Корреляционный идентификатор (correlation id) — метка запроса/документа, позволяющая связать строки логов между собой и быстро найти всё по одному запуску анализа.</text:p>
      <text:p text:style-name="Horizontal_20_Line"/>
      <text:h text:style-name="P5" text:outline-level="4">Тесты архитектуры (минимум, который спасает демо)</text:h>
      <text:list text:style-name="L26">
        <text:list-item>
          <text:p text:style-name="P75"><text:span text:style-name="Strong_20_Emphasis"><text:span text:style-name="T4">Sanity-checks парсера</text:span></text:span><text:span text:style-name="T3"> (см. 2.1): покрытие, порядок чтения, отсутствие пересечений сцен.</text:span></text:p>
        </text:list-item>
        <text:list-item>
          <text:p text:style-name="P75"><text:span text:style-name="Strong_20_Emphasis"><text:span text:style-name="T4">Юниты правил/порогов</text:span></text:span><text:span text:style-name="T3"> (см. 1.2): границы Mild/Moderate/Severe, приоритеты, дедупликация.</text:span></text:p>
        </text:list-item>
        <text:list-item>
          <text:p text:style-name="P74"><text:span text:style-name="Strong_20_Emphasis"><text:span text:style-name="T4">Снапшот результата</text:span></text:span><text:span text:style-name="T3">: </text:span><text:span text:style-name="Source_20_Text"><text:span text:style-name="T9">result.json</text:span></text:span><text:span text:style-name="T3"> на тестовом документе — чтобы быстро заметить регрессы.</text:span></text:p>
        </text:list-item>
        <text:list-item>
          <text:p text:style-name="P74"><text:span text:style-name="Strong_20_Emphasis"><text:span text:style-name="T4">Интеграционный тест эндпойнтов</text:span></text:span><text:span text:style-name="T3">: </text:span><text:span text:style-name="Source_20_Text"><text:span text:style-name="T9">POST /analyze</text:span></text:span><text:span text:style-name="T3"> → </text:span><text:span text:style-name="Source_20_Text"><text:span text:style-name="T9">GET /result</text:span></text:span><text:span text:style-name="T3"> → </text:span><text:span text:style-name="Source_20_Text"><text:span text:style-name="T9">POST /export</text:span></text:span><text:span text:style-name="T3"> на локальном файле.</text:span></text:p>
        </text:list-item>
      </text:list>
      <text:p text:style-name="P8">Интеграционный тест — проверка «сквозного» пути через несколько модулей, максимально похожая на реальное использование.</text:p>
      <text:p text:style-name="Horizontal_20_Line"/>
      <text:h text:style-name="P5" text:outline-level="4">Безопасность и работа с файлами</text:h>
      <text:p text:style-name="P10"><text:span text:style-name="T6">Sanitize пути — запрещай относительные пути (</text:span><text:span text:style-name="Source_20_Text"><text:span text:style-name="T8">../</text:span></text:span><text:span text:style-name="T6">) и небезопасные имена файлов, сохраняй только в своей папке </text:span><text:span text:style-name="Source_20_Text"><text:span text:style-name="T8">uploads/</text:span></text:span><text:span text:style-name="T6">.</text:span></text:p>
      <text:p text:style-name="P8">Ограничения размера — защита от случайно огромных файлов (например, 50 МБ потолок), чтобы не «съесть» все ресурсы на демо.</text:p>
      <text:p text:style-name="P19">Все цитаты/тексты в UI экранируй (см. 3.2), а в отчёте — не подставляй HTML из источника как есть.</text:p>
      <text:p text:style-name="Horizontal_20_Line"/>
      <text:h text:style-name="P5" text:outline-level="4">Пример «сквозного» сценария</text:h>
      <text:list text:style-name="L27">
        <text:list-item>
          <text:p text:style-name="P76"><text:span text:style-name="T3">Пользователь грузит </text:span><text:span text:style-name="Source_20_Text"><text:span text:style-name="T9">scenario.docx</text:span></text:span><text:span text:style-name="T3"> → </text:span><text:span text:style-name="Source_20_Text"><text:span text:style-name="T9">POST /api/analyze</text:span></text:span><text:span text:style-name="T3">.</text:span></text:p>
        </text:list-item>
        <text:list-item>
          <text:p text:style-name="P76"><text:span text:style-name="T3">Бэкенд сохраняет файл → извлекает текст и </text:span><text:span text:style-name="Source_20_Text"><text:span text:style-name="T9">offset_map</text:span></text:span><text:span text:style-name="T3"> → выделяет сцены/реплики → запускает LFs → строит эпизоды и сводку → складывает </text:span><text:span text:style-name="Source_20_Text"><text:span text:style-name="T9">result.json</text:span></text:span><text:span text:style-name="T3">.</text:span></text:p>
        </text:list-item>
        <text:list-item>
          <text:p text:style-name="P76"><text:span text:style-name="T3">UI через </text:span><text:span text:style-name="Source_20_Text"><text:span text:style-name="T9">GET /api/result</text:span></text:span><text:span text:style-name="T3"> рисует дашборд, ленту сцен и эпизоды.</text:span></text:p>
        </text:list-item>
        <text:list-item>
          <text:p text:style-name="P26"><text:soft-page-break/>Пользователь кликает эпизод → переходит к сцене, видит подсветку цитаты.</text:p>
        </text:list-item>
        <text:list-item>
          <text:p text:style-name="P76"><text:span text:style-name="T3">Меняет формулировку в сцене → </text:span><text:span text:style-name="Source_20_Text"><text:span text:style-name="T9">PATCH /api/scene/{scene_id}</text:span></text:span><text:span text:style-name="T3"> → пересчёт только этой сцены и обновление процента сцен/рейтинга.</text:span></text:p>
        </text:list-item>
        <text:list-item>
          <text:p text:style-name="P76"><text:span text:style-name="T3">Нажимает «Экспорт» → </text:span><text:span text:style-name="Source_20_Text"><text:span text:style-name="T9">POST /api/export</text:span></text:span><text:span text:style-name="T3"> → ссылка на </text:span><text:span text:style-name="Source_20_Text"><text:span text:style-name="T9">report.pdf</text:span></text:span><text:span text:style-name="T3"> или </text:span><text:span text:style-name="Source_20_Text"><text:span text:style-name="T9">report.html</text:span></text:span><text:span text:style-name="T3">.</text:span></text:p>
        </text:list-item>
      </text:list>
      <text:p text:style-name="P8">Сквозной сценарий — описание шага за шагом, как пользователь идёт по твоему инструменту. Это полезно и для тебя (проверка целостности), и для жюри (понятность демо).</text:p>
      <text:p text:style-name="Horizontal_20_Line"/>
      <text:h text:style-name="P3" text:outline-level="3">Распространенные ошибки</text:h>
      <text:list text:style-name="L28">
        <text:list-item>
          <text:p text:style-name="P78"><text:span text:style-name="Strong_20_Emphasis"><text:span text:style-name="T4">Вычисления на фронтенде.</text:span></text:span><text:span text:style-name="T3"> UI «досчитывает» проценты сцен иначе, чем бэкенд → цифры расходятся. Держи математику на сервере.</text:span></text:p>
        </text:list-item>
        <text:list-item>
          <text:p text:style-name="P78"><text:span text:style-name="Strong_20_Emphasis"><text:span text:style-name="T4">Свалка кода.</text:span></text:span><text:span text:style-name="T3"> Парсинг, правила и UI перемешаны в одном модуле — любое изменение ломает всё. Нужна модульность и контракты.</text:span></text:p>
        </text:list-item>
        <text:list-item>
          <text:p text:style-name="P78"><text:span text:style-name="Strong_20_Emphasis"><text:span text:style-name="T4">Нет частичного прогона.</text:span></text:span><text:span text:style-name="T3"> Любая правка текста тянет полный анализ → тормоза и плохие ощущения. Делай пересчёт сцены.</text:span></text:p>
        </text:list-item>
        <text:list-item>
          <text:p text:style-name="P77"><text:span text:style-name="Strong_20_Emphasis"><text:span text:style-name="T4">Хрупкие якоря.</text:span></text:span><text:span text:style-name="T3"> Нормализовали текст, но потеряли связь с исходником — подсветка «мимо». Храни </text:span><text:span text:style-name="Source_20_Text"><text:span text:style-name="T9">offset_map</text:span></text:span><text:span text:style-name="T3">.</text:span></text:p>
        </text:list-item>
        <text:list-item>
          <text:p text:style-name="P78"><text:span text:style-name="Strong_20_Emphasis"><text:span text:style-name="T4">Отсутствие логов/аудита.</text:span></text:span><text:span text:style-name="T3"> Нечем ответить на вопрос «почему 18+?». Логи и объяснения — must-have.</text:span></text:p>
        </text:list-item>
        <text:list-item>
          <text:p text:style-name="P78"><text:span text:style-name="Strong_20_Emphasis"><text:span text:style-name="T4">Конфиги в коде.</text:span></text:span><text:span text:style-name="T3"> Порог поменять — нужно пересобирать. Вынеси правила в YAML, сделай reload.</text:span></text:p>
        </text:list-item>
        <text:list-item>
          <text:p text:style-name="P78"><text:span text:style-name="Strong_20_Emphasis"><text:span text:style-name="T4">Нет снапшота результата.</text:span></text:span><text:span text:style-name="T3"> После «улучшения» правила внезапно меняют рейтинг — а доказать нечем. Снимай снапшоты тестовых кейсов.</text:span></text:p>
        </text:list-item>
      </text:list>
      <text:h text:style-name="P3" text:outline-level="3">Как это принесет баллы на хакатоне согласно ожидаемым критериям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16">Критерий</text:p>
            </table:table-cell>
            <table:table-cell table:style-name="Таблица3.A1" office:value-type="string">
              <text:p text:style-name="P16">Что принесет баллы</text:p>
            </table:table-cell>
          </table:table-row>
        </table:table-header-rows>
        <table:table-row table:style-name="Таблица3.1">
          <table:table-cell table:style-name="Таблица3.A1" office:value-type="string">
            <text:p text:style-name="P12">Функциональность и соответствие требованиям</text:p>
          </table:table-cell>
          <table:table-cell table:style-name="Таблица3.A1" office:value-type="string">
            <text:p text:style-name="P12">Сквозной пайплайн: парсинг → эпизоды → сводка → отчёт; частичный пересчёт сцены; self-hosted офлайн.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12">Точность анализа контента</text:p>
          </table:table-cell>
          <table:table-cell table:style-name="Таблица3.A1" office:value-type="string">
            <text:p text:style-name="P12">Единая математика на бэкенде; стабильные якоря; приоритеты/пороги применяются одинаково везде; аудит-логи «почему так».</text:p>
          </table:table-cell>
        </table:table-row>
        <table:table-row table:style-name="Таблица3.1">
          <table:table-cell table:style-name="Таблица3.A1" office:value-type="string">
            <text:p text:style-name="P12">Удобство интерфейса и визуализация</text:p>
          </table:table-cell>
          <table:table-cell table:style-name="Таблица3.A1" office:value-type="string">
            <text:p text:style-name="P12">Чёткие API-контракты для UI; быстрый отклик за счёт частичного прогона; клики ведут точно к сценам.</text:p>
          </table:table-cell>
        </table:table-row>
        <table:table-row table:style-name="Таблица3.3">
          <table:table-cell table:style-name="Таблица3.A1" office:value-type="string">
            <text:p text:style-name="P12">Практическая ценность и интеграция в процесс</text:p>
          </table:table-cell>
          <table:table-cell table:style-name="Таблица3.A1" office:value-type="string">
            <text:p text:style-name="P12">Экспорт отчёта; учёт FP/FN; конфиги правил в YAML и горячий reload; надёжная обработка ошибок.</text:p>
          </table:table-cell>
        </table:table-row>
        <table:table-row table:style-name="Таблица3.1">
          <table:table-cell table:style-name="Таблица3.A1" office:value-type="string">
            <text:p text:style-name="P12">Качество реализации и надёжность</text:p>
          </table:table-cell>
          <table:table-cell table:style-name="Таблица3.A1" office:value-type="string">
            <text:p text:style-name="Table_20_Contents">Модульность, логи, тесты (sanity/юнит/снапшот), кэш/checksum, аккуратная работа с файлами и лимитами.</text:p>
          </table:table-cell>
        </table:table-row>
      </table:table>
      <text:h text:style-name="P3" text:outline-level="3">Чек-лист “Подготовить до хакатона”</text:h>
      <text:list text:style-name="L29">
        <text:list-item>
          <text:p text:style-name="P79"><text:span text:style-name="Strong_20_Emphasis"><text:span text:style-name="T4">Контракты JSON и прототип эндпойнтов</text:span></text:span><text:span text:style-name="T3"> (</text:span><text:span text:style-name="Source_20_Text"><text:span text:style-name="T9">/analyze</text:span></text:span><text:span text:style-name="T3">, </text:span><text:span text:style-name="Source_20_Text"><text:span text:style-name="T9">PATCH /scene</text:span></text:span><text:span text:style-name="T3">, </text:span><text:span text:style-name="Source_20_Text"><text:span text:style-name="T9">/result</text:span></text:span><text:span text:style-name="T3">, </text:span><text:span text:style-name="Source_20_Text"><text:span text:style-name="T9">/export</text:span></text:span><text:span text:style-name="T3">) + макет </text:span><text:span text:style-name="Source_20_Text"><text:span text:style-name="T9">result.json</text:span></text:span><text:span text:style-name="T3">.</text:span></text:p>
        </text:list-item>
        <text:list-item>
          <text:p text:style-name="P79"><text:span text:style-name="Strong_20_Emphasis"><text:span text:style-name="T4">Скелет пайплайна</text:span></text:span><text:span text:style-name="T3"> в коде: шаги, логи, обработка ошибок, сохранение артефактов в </text:span><text:span text:style-name="Source_20_Text"><text:span text:style-name="T9">data/</text:span></text:span><text:span text:style-name="T3">.</text:span></text:p>
        </text:list-item>
        <text:list-item>
          <text:p text:style-name="P80"><text:span text:style-name="Strong_20_Emphasis"><text:span text:style-name="T4">YAML-конфиги</text:span></text:span><text:span text:style-name="T3"> правил/порогов с валидацией и кнопкой «Reload rules» в локальном UI.</text:span></text:p>
        </text:list-item>
      </text:list>
      <text:h text:style-name="P3" text:outline-level="3">Заключение</text:h>
      <text:p text:style-name="P48"><text:span text:style-name="T3">Ты собрал </text:span><text:span text:style-name="Strong_20_Emphasis"><text:span text:style-name="T4">целостную архитектуру</text:span></text:span><text:span text:style-name="T3"> локального сервиса: понятный пайплайн, устойчивые якоря, конфиги вне кода, аудит-логи и частичный пересчёт сцен. Теперь каждый модуль знает свою роль, а UI получает ровно те данные, которые нужны для «Parents Guide»-представления и быстрого редактирования. На демо это превращается в уверенное шоу: загрузил сценарий → увидел шкалы/эпизоды → поправил формулировку → через секунды обновились проценты и итоговый рейтинг → выгрузил отчёт.<text:line-break/>Такой уровень зрелости отличает «скрипт» от </text:span><text:span text:style-name="Strong_20_Emphasis"><text:span text:style-name="T4">продукта</text:span></text:span><text:span text:style-name="T3">, а твой проект — от сырого прототипа. Именно этого и ждут сценаристы, продюсеры и жюри.</text:span></text:p>
      <text:h text:style-name="P4" text:outline-level="3">Лекция 3.2 — UI в стиле Parents Guide: редактор и повторный прогон</text:h>
      <text:p text:style-name="P48"><text:span text:style-name="T3">В этой лекции мы спроектируем и «соберём» локальный веб-интерфейс, который показывает картину нарушений как Parents Guide: шкалы серьёзности, счётчики эпизодов, проценты сцен, кликабельные карточки с цитатами и </text:span><text:soft-page-break/><text:span text:style-name="T3">позициями. Плюс — встроенный редактор сцен и </text:span><text:span text:style-name="Strong_20_Emphasis"><text:span text:style-name="T4">повторный прогон</text:span></text:span><text:span text:style-name="T3"> анализа «в один клик», чтобы пользователь сразу видел эффект правок.</text:span></text:p>
      <text:h text:style-name="P3" text:outline-level="3">Важность для хакатона</text:h>
      <text:p text:style-name="P48"><text:span text:style-name="T3">Нас оценивают не только за алгоритмы. </text:span><text:span text:style-name="Strong_20_Emphasis"><text:span text:style-name="T4">20 %</text:span></text:span><text:span text:style-name="T3"> баллов — за UX и визуализацию; «Функциональность» и «Практическая ценность» растут, когда всё понятно </text:span><text:span text:style-name="Strong_20_Emphasis"><text:span text:style-name="T4">с первого взгляда</text:span></text:span><text:span text:style-name="T3">. Правильный UI:</text:span></text:p>
      <text:list text:style-name="L30">
        <text:list-item>
          <text:p text:style-name="P81"><text:span text:style-name="T3">делает результаты </text:span><text:span text:style-name="Strong_20_Emphasis"><text:span text:style-name="T4">объяснимыми</text:span></text:span><text:span text:style-name="T3">: «почему рейтинг такой, где именно проблема»;</text:span></text:p>
        </text:list-item>
        <text:list-item>
          <text:p text:style-name="P27">экономит время на демо: жюри кликает карточку и попадает в точку;</text:p>
        </text:list-item>
        <text:list-item>
          <text:p text:style-name="P81"><text:span text:style-name="T3">позволяет сценаристу </text:span><text:span text:style-name="Strong_20_Emphasis"><text:span text:style-name="T4">поправить текст тут же</text:span></text:span><text:span text:style-name="T3"> и мгновенно увидеть пересчитанные метрики;</text:span></text:p>
        </text:list-item>
        <text:list-item>
          <text:p text:style-name="P27">сохраняет офлайн-требование: всё self-hosted, без внешних API.</text:p>
        </text:list-item>
      </text:list>
      <text:p text:style-name="P19">Проще говоря, качественный интерфейс превращает твой анализ в инструмент, а не в «модель ради модели».</text:p>
      <text:h text:style-name="P3" text:outline-level="3">Основная часть</text:h>
      <text:h text:style-name="P5" text:outline-level="4">Что именно значит «Parents Guide» для нашего UI</text:h>
      <text:p text:style-name="P11"><text:span text:style-name="T6">Parents Guide (паттерн UX) — интерфейс, который агрегирует «чувствительные» категории контента (насилие, лексика и т. д.), показывает их </text:span><text:span text:style-name="Strong_20_Emphasis"><text:span text:style-name="T7">серьёзность</text:span></text:span><text:span text:style-name="T6">, </text:span><text:span text:style-name="Strong_20_Emphasis"><text:span text:style-name="T7">количество эпизодов</text:span></text:span><text:span text:style-name="T6"> и </text:span><text:span text:style-name="Strong_20_Emphasis"><text:span text:style-name="T7">долю затронутых сцен</text:span></text:span><text:span text:style-name="T6">, а затем позволяет раскрывать подробности по клику.</text:span></text:p>
      <text:p text:style-name="P48"><text:span text:style-name="T3">Ты уже подсчитываешь эпизоды и проценты (см. 2.2). Теперь нужно </text:span><text:span text:style-name="Strong_20_Emphasis"><text:span text:style-name="T4">визуально</text:span></text:span><text:span text:style-name="T3"> и </text:span><text:span text:style-name="Strong_20_Emphasis"><text:span text:style-name="T4">интерактивно</text:span></text:span><text:span text:style-name="T3"> показать это так, чтобы любой продюсер понял выводы без чтения кода или длинного отчёта.</text:span></text:p>
      <text:p text:style-name="P8">Информационная архитектура (IA) — логическая схема, как данные организованы и связаны в интерфейсе: разделы, экраны, карточки, переходы, фильтры.</text:p>
      <text:p text:style-name="P19">Базовая IA для нашего сервиса:</text:p>
      <text:list text:style-name="L31">
        <text:list-item>
          <text:p text:style-name="P82"><text:soft-page-break/><text:span text:style-name="Strong_20_Emphasis"><text:span text:style-name="T4">Дашборд</text:span></text:span><text:span text:style-name="T3"> (верхний блок): по каждой шкале — None→Severe, счётчик эпизодов, % сцен.</text:span></text:p>
        </text:list-item>
        <text:list-item>
          <text:p text:style-name="P82"><text:span text:style-name="Strong_20_Emphasis"><text:span text:style-name="T4">Лента сцен (таймлайн)</text:span></text:span><text:span text:style-name="T3">: список сцен с цветовой меткой «максимальная серьёзность сцены».</text:span></text:p>
        </text:list-item>
        <text:list-item>
          <text:p text:style-name="P82"><text:span text:style-name="Strong_20_Emphasis"><text:span text:style-name="T4">Список эпизодов/карточки</text:span></text:span><text:span text:style-name="T3">: фильтры по шкале и степени, поиск, клики — переход к сцене и подсветке цитаты.</text:span></text:p>
        </text:list-item>
        <text:list-item>
          <text:p text:style-name="P82"><text:span text:style-name="Strong_20_Emphasis"><text:span text:style-name="T4">Редактор сцены</text:span></text:span><text:span text:style-name="T3">: правка текста, </text:span><text:span text:style-name="Strong_20_Emphasis"><text:span text:style-name="T4">Re-check</text:span></text:span><text:span text:style-name="T3"> одной сцены или всего документа.</text:span></text:p>
        </text:list-item>
        <text:list-item>
          <text:p text:style-name="P82"><text:span text:style-name="Strong_20_Emphasis"><text:span text:style-name="T4">Отчёт</text:span></text:span><text:span text:style-name="T3">: предпросмотр PDF/HTML и экспорт.</text:span></text:p>
        </text:list-item>
      </text:list>
      <text:p text:style-name="P8">Карточка эпизода — компактный блок с цитатой, категорией, степенью серьёзности, позицией (страница/смещения), причинами и рекомендацией.</text:p>
      <text:h text:style-name="P5" text:outline-level="4">Транспорт данных: что UI получает от backend</text:h>
      <text:p text:style-name="P19">Договоримся о минимальном JSON, который отдадим на фронт (сокращённо):</text:p>
      <text:p text:style-name="P7"><text:span text:style-name="Source_20_Text"><text:span text:style-name="T10">{</text:span></text:span></text:p>
      <text:p text:style-name="P7"><text:span text:style-name="Source_20_Text"><text:span text:style-name="T11"><text:s text:c="2"/></text:span></text:span><text:span text:style-name="Source_20_Text"><text:span text:style-name="T10">"summary": {</text:span></text:span></text:p>
      <text:p text:style-name="P7"><text:span text:style-name="Source_20_Text"><text:span text:style-name="T11"><text:s text:c="4"/></text:span></text:span><text:span text:style-name="Source_20_Text"><text:span text:style-name="T10">"rating": </text:span></text:span><text:span text:style-name="Source_20_Text"><text:span text:style-name="T16">"16+"</text:span></text:span><text:span text:style-name="Source_20_Text"><text:span text:style-name="T10">,</text:span></text:span></text:p>
      <text:p text:style-name="P7"><text:span text:style-name="Source_20_Text"><text:span text:style-name="T11"><text:s text:c="4"/></text:span></text:span><text:span text:style-name="Source_20_Text"><text:span text:style-name="T10">"scales": {</text:span></text:span></text:p>
      <text:p text:style-name="P7"><text:span text:style-name="Source_20_Text"><text:span text:style-name="T11"><text:s text:c="6"/></text:span></text:span><text:span text:style-name="Source_20_Text"><text:span text:style-name="T10">"violence": {"severity":</text:span></text:span><text:span text:style-name="Source_20_Text"><text:span text:style-name="T16">"Moderate"</text:span></text:span><text:span text:style-name="Source_20_Text"><text:span text:style-name="T10">,"episodes":</text:span></text:span><text:span text:style-name="Source_20_Text"><text:span text:style-name="T17">7</text:span></text:span><text:span text:style-name="Source_20_Text"><text:span text:style-name="T10">,"scene_percent":</text:span></text:span><text:span text:style-name="Source_20_Text"><text:span text:style-name="T17">22</text:span></text:span><text:span text:style-name="Source_20_Text"><text:span text:style-name="T10">},</text:span></text:span></text:p>
      <text:p text:style-name="P7"><text:span text:style-name="Source_20_Text"><text:span text:style-name="T11"><text:s text:c="6"/></text:span></text:span><text:span text:style-name="Source_20_Text"><text:span text:style-name="T10">"language": {"severity":</text:span></text:span><text:span text:style-name="Source_20_Text"><text:span text:style-name="T16">"Severe"</text:span></text:span><text:span text:style-name="Source_20_Text"><text:span text:style-name="T10">,"episodes":</text:span></text:span><text:span text:style-name="Source_20_Text"><text:span text:style-name="T17">4</text:span></text:span><text:span text:style-name="Source_20_Text"><text:span text:style-name="T10">,"scene_percent":</text:span></text:span><text:span text:style-name="Source_20_Text"><text:span text:style-name="T17">12</text:span></text:span><text:span text:style-name="Source_20_Text"><text:span text:style-name="T10">},</text:span></text:span></text:p>
      <text:p text:style-name="P7"><text:span text:style-name="Source_20_Text"><text:span text:style-name="T11"><text:s text:c="6"/></text:span></text:span><text:span text:style-name="Source_20_Text"><text:span text:style-name="T10">"erotic": {"severity":</text:span></text:span><text:span text:style-name="Source_20_Text"><text:span text:style-name="T16">"Mild"</text:span></text:span><text:span text:style-name="Source_20_Text"><text:span text:style-name="T10">,"episodes":</text:span></text:span><text:span text:style-name="Source_20_Text"><text:span text:style-name="T17">2</text:span></text:span><text:span text:style-name="Source_20_Text"><text:span text:style-name="T10">,"scene_percent":</text:span></text:span><text:span text:style-name="Source_20_Text"><text:span text:style-name="T17">7</text:span></text:span><text:span text:style-name="Source_20_Text"><text:span text:style-name="T10">},</text:span></text:span></text:p>
      <text:p text:style-name="P7"><text:span text:style-name="Source_20_Text"><text:span text:style-name="T11"><text:s text:c="6"/></text:span></text:span><text:span text:style-name="Source_20_Text"><text:span text:style-name="T10">"substances": {"severity":</text:span></text:span><text:span text:style-name="Source_20_Text"><text:span text:style-name="T16">"Mild"</text:span></text:span><text:span text:style-name="Source_20_Text"><text:span text:style-name="T10">,"episodes":</text:span></text:span><text:span text:style-name="Source_20_Text"><text:span text:style-name="T17">3</text:span></text:span><text:span text:style-name="Source_20_Text"><text:span text:style-name="T10">,"scene_percent":</text:span></text:span><text:span text:style-name="Source_20_Text"><text:span text:style-name="T17">10</text:span></text:span><text:span text:style-name="Source_20_Text"><text:span text:style-name="T10">},</text:span></text:span></text:p>
      <text:p text:style-name="P7"><text:span text:style-name="Source_20_Text"><text:span text:style-name="T11"><text:s text:c="6"/></text:span></text:span><text:span text:style-name="Source_20_Text"><text:span text:style-name="T10">"fear": {"severity":</text:span></text:span><text:span text:style-name="Source_20_Text"><text:span text:style-name="T16">"Moderate"</text:span></text:span><text:span text:style-name="Source_20_Text"><text:span text:style-name="T10">,"episodes":</text:span></text:span><text:span text:style-name="Source_20_Text"><text:span text:style-name="T17">5</text:span></text:span><text:span text:style-name="Source_20_Text"><text:span text:style-name="T10">,"scene_percent":</text:span></text:span><text:span text:style-name="Source_20_Text"><text:span text:style-name="T17">18</text:span></text:span><text:span text:style-name="Source_20_Text"><text:span text:style-name="T10">}</text:span></text:span></text:p>
      <text:p text:style-name="P7"><text:span text:style-name="Source_20_Text"><text:span text:style-name="T11"><text:s text:c="4"/></text:span></text:span><text:span text:style-name="Source_20_Text"><text:span text:style-name="T10">}</text:span></text:span></text:p>
      <text:p text:style-name="P7"><text:span text:style-name="Source_20_Text"><text:span text:style-name="T11"><text:s text:c="2"/></text:span></text:span><text:span text:style-name="Source_20_Text"><text:span text:style-name="T10">},</text:span></text:span></text:p>
      <text:p text:style-name="P7"><text:span text:style-name="Source_20_Text"><text:span text:style-name="T11"><text:s text:c="2"/></text:span></text:span><text:span text:style-name="Source_20_Text"><text:span text:style-name="T10">"scenes": [</text:span></text:span></text:p>
      <text:p text:style-name="P7"><text:span text:style-name="Source_20_Text"><text:span text:style-name="T11"><text:s text:c="4"/></text:span></text:span><text:span text:style-name="Source_20_Text"><text:span text:style-name="T10">{</text:span></text:span></text:p>
      <text:p text:style-name="P7"><text:span text:style-name="Source_20_Text"><text:span text:style-name="T11"><text:s text:c="6"/></text:span></text:span><text:span text:style-name="Source_20_Text"><text:span text:style-name="T10">"scene_id":</text:span></text:span><text:span text:style-name="Source_20_Text"><text:span text:style-name="T16">"S012"</text:span></text:span><text:span text:style-name="Source_20_Text"><text:span text:style-name="T10">,</text:span></text:span></text:p>
      <text:p text:style-name="P7"><text:span text:style-name="Source_20_Text"><text:span text:style-name="T11"><text:s text:c="6"/></text:span></text:span><text:span text:style-name="Source_20_Text"><text:span text:style-name="T10">"max_severity":</text:span></text:span><text:span text:style-name="Source_20_Text"><text:span text:style-name="T16">"Severe"</text:span></text:span><text:span text:style-name="Source_20_Text"><text:span text:style-name="T10">,</text:span></text:span></text:p>
      <text:p text:style-name="P7"><text:span text:style-name="Source_20_Text"><text:span text:style-name="T11"><text:s text:c="6"/></text:span></text:span><text:span text:style-name="Source_20_Text"><text:span text:style-name="T10">"page":</text:span></text:span><text:span text:style-name="Source_20_Text"><text:span text:style-name="T17">23</text:span></text:span><text:span text:style-name="Source_20_Text"><text:span text:style-name="T10">,</text:span></text:span></text:p>
      <text:p text:style-name="P7"><text:span text:style-name="Source_20_Text"><text:span text:style-name="T11"><text:s text:c="6"/></text:span></text:span><text:span text:style-name="Source_20_Text"><text:span text:style-name="T10">"range":[</text:span></text:span><text:span text:style-name="Source_20_Text"><text:span text:style-name="T17">10523</text:span></text:span><text:span text:style-name="Source_20_Text"><text:span text:style-name="T10">,</text:span></text:span><text:span text:style-name="Source_20_Text"><text:span text:style-name="T17">10890</text:span></text:span><text:span text:style-name="Source_20_Text"><text:span text:style-name="T10">],</text:span></text:span></text:p>
      <text:p text:style-name="P7"><text:span text:style-name="Source_20_Text"><text:span text:style-name="T11"><text:s text:c="6"/></text:span></text:span><text:span text:style-name="Source_20_Text"><text:span text:style-name="T10">"text_preview":</text:span></text:span><text:span text:style-name="Source_20_Text"><text:span text:style-name="T16">"ИНТ. .."</text:span></text:span><text:span text:style-name="Source_20_Text"><text:span text:style-name="T10">,</text:span></text:span></text:p>
      <text:p text:style-name="P7"><text:soft-page-break/><text:span text:style-name="Source_20_Text"><text:span text:style-name="T11"><text:s text:c="6"/></text:span></text:span><text:span text:style-name="Source_20_Text"><text:span text:style-name="T10">"episodes":[</text:span></text:span></text:p>
      <text:p text:style-name="P7"><text:span text:style-name="Source_20_Text"><text:span text:style-name="T11"><text:s text:c="8"/></text:span></text:span><text:span text:style-name="Source_20_Text"><text:span text:style-name="T10">{</text:span></text:span></text:p>
      <text:p text:style-name="P7"><text:span text:style-name="Source_20_Text"><text:span text:style-name="T11"><text:s text:c="10"/></text:span></text:span><text:span text:style-name="Source_20_Text"><text:span text:style-name="T10">"episode_id":</text:span></text:span><text:span text:style-name="Source_20_Text"><text:span text:style-name="T16">"E345"</text:span></text:span><text:span text:style-name="Source_20_Text"><text:span text:style-name="T10">,</text:span></text:span></text:p>
      <text:p text:style-name="P7"><text:span text:style-name="Source_20_Text"><text:span text:style-name="T11"><text:s text:c="10"/></text:span></text:span><text:span text:style-name="Source_20_Text"><text:span text:style-name="T10">"category":</text:span></text:span><text:span text:style-name="Source_20_Text"><text:span text:style-name="T16">"violence"</text:span></text:span><text:span text:style-name="Source_20_Text"><text:span text:style-name="T10">,</text:span></text:span></text:p>
      <text:p text:style-name="P7"><text:span text:style-name="Source_20_Text"><text:span text:style-name="T11"><text:s text:c="10"/></text:span></text:span><text:span text:style-name="Source_20_Text"><text:span text:style-name="T10">"severity":</text:span></text:span><text:span text:style-name="Source_20_Text"><text:span text:style-name="T16">"Severe"</text:span></text:span><text:span text:style-name="Source_20_Text"><text:span text:style-name="T10">,</text:span></text:span></text:p>
      <text:p text:style-name="P7"><text:span text:style-name="Source_20_Text"><text:span text:style-name="T11"><text:s text:c="10"/></text:span></text:span><text:span text:style-name="Source_20_Text"><text:span text:style-name="T10">"quote":</text:span></text:span><text:span text:style-name="Source_20_Text"><text:span text:style-name="T16">"…подробно описана травма…"</text:span></text:span><text:span text:style-name="Source_20_Text"><text:span text:style-name="T10">,</text:span></text:span></text:p>
      <text:p text:style-name="P7"><text:span text:style-name="Source_20_Text"><text:span text:style-name="T11"><text:s text:c="10"/></text:span></text:span><text:span text:style-name="Source_20_Text"><text:span text:style-name="T10">"page":</text:span></text:span><text:span text:style-name="Source_20_Text"><text:span text:style-name="T17">23</text:span></text:span><text:span text:style-name="Source_20_Text"><text:span text:style-name="T10">,</text:span></text:span></text:p>
      <text:p text:style-name="P7"><text:span text:style-name="Source_20_Text"><text:span text:style-name="T11"><text:s text:c="10"/></text:span></text:span><text:span text:style-name="Source_20_Text"><text:span text:style-name="T10">"range":[</text:span></text:span><text:span text:style-name="Source_20_Text"><text:span text:style-name="T17">10610</text:span></text:span><text:span text:style-name="Source_20_Text"><text:span text:style-name="T10">,</text:span></text:span><text:span text:style-name="Source_20_Text"><text:span text:style-name="T17">10680</text:span></text:span><text:span text:style-name="Source_20_Text"><text:span text:style-name="T10">],</text:span></text:span></text:p>
      <text:p text:style-name="P7"><text:span text:style-name="Source_20_Text"><text:span text:style-name="T11"><text:s text:c="10"/></text:span></text:span><text:span text:style-name="Source_20_Text"><text:span text:style-name="T10">"reasons":[</text:span></text:span><text:span text:style-name="Source_20_Text"><text:span text:style-name="T16">"gore_detail"</text:span></text:span><text:span text:style-name="Source_20_Text"><text:span text:style-name="T10">,</text:span></text:span><text:span text:style-name="Source_20_Text"><text:span text:style-name="T16">"multiple_mentions"</text:span></text:span><text:span text:style-name="Source_20_Text"><text:span text:style-name="T10">],</text:span></text:span></text:p>
      <text:p text:style-name="P7"><text:span text:style-name="Source_20_Text"><text:span text:style-name="T11"><text:s text:c="10"/></text:span></text:span><text:span text:style-name="Source_20_Text"><text:span text:style-name="T10">"advice":</text:span></text:span><text:span text:style-name="Source_20_Text"><text:span text:style-name="T16">"смягчить формулировку/убрать деталь"</text:span></text:span></text:p>
      <text:p text:style-name="P7"><text:span text:style-name="Source_20_Text"><text:span text:style-name="T11"><text:s text:c="8"/></text:span></text:span><text:span text:style-name="Source_20_Text"><text:span text:style-name="T10">}</text:span></text:span></text:p>
      <text:p text:style-name="P7"><text:span text:style-name="Source_20_Text"><text:span text:style-name="T11"><text:s text:c="6"/></text:span></text:span><text:span text:style-name="Source_20_Text"><text:span text:style-name="T10">]</text:span></text:span></text:p>
      <text:p text:style-name="P7"><text:span text:style-name="Source_20_Text"><text:span text:style-name="T11"><text:s text:c="4"/></text:span></text:span><text:span text:style-name="Source_20_Text"><text:span text:style-name="T10">}</text:span></text:span></text:p>
      <text:p text:style-name="P7"><text:span text:style-name="Source_20_Text"><text:span text:style-name="T11"><text:s text:c="2"/></text:span></text:span><text:span text:style-name="Source_20_Text"><text:span text:style-name="T10">]</text:span></text:span></text:p>
      <text:p text:style-name="P7"><text:span text:style-name="Source_20_Text"><text:span text:style-name="T10">}</text:span></text:span></text:p>
      <text:p text:style-name="P8">API контракты — зафиксированные форматы данных между backend и фронтом, чтобы обе части развивались независимо и без сюрпризов.</text:p>
      <text:h text:style-name="P5" text:outline-level="4">Ключевые экраны и компоненты</text:h>
      <text:h text:style-name="P6" text:outline-level="5">1) Дашборд шкал (верхняя панель)</text:h>
      <text:p text:style-name="P19">Показывай для каждой шкалы:</text:p>
      <text:list text:style-name="L32">
        <text:list-item>
          <text:p text:style-name="P83"><text:span text:style-name="Strong_20_Emphasis"><text:span text:style-name="T4">цветовую плашку серьёзности</text:span></text:span><text:span text:style-name="T3"> (None→Severe);</text:span></text:p>
        </text:list-item>
        <text:list-item>
          <text:p text:style-name="P83"><text:span text:style-name="Strong_20_Emphasis"><text:span text:style-name="T4">эпизоды</text:span></text:span><text:span text:style-name="T3"> (шт.); </text:span><text:span text:style-name="Strong_20_Emphasis"><text:span text:style-name="T4">% сцен</text:span></text:span><text:span text:style-name="T3">;</text:span></text:p>
        </text:list-item>
        <text:list-item>
          <text:p text:style-name="P28">клик — применяет фильтр по этой шкале и ведёт к списку эпизодов.</text:p>
        </text:list-item>
      </text:list>
      <text:p text:style-name="P8">Дизайн-система (design system) — набор согласованных цветов, размеров, отступов, состояний. Единый язык визуальных элементов снижает когнитивную нагрузку и ускоряет разработку.</text:p>
      <text:p text:style-name="P48"><text:span text:style-name="T3">Полезно добавить </text:span><text:span text:style-name="Strong_20_Emphasis"><text:span text:style-name="T4">легенду</text:span></text:span><text:span text:style-name="T3"> цветов и «как считали» (подсказка по ховеру). Это повышает доверие у жюри.</text:span></text:p>
      <text:h text:style-name="P6" text:outline-level="5"><text:soft-page-break/>2) Лента сцен (таймлайн)</text:h>
      <text:p text:style-name="P19">Каждая сцена — строка из трёх частей:</text:p>
      <text:list text:style-name="L33">
        <text:list-item>
          <text:p text:style-name="P84"><text:span text:style-name="T3">якорь: </text:span><text:span text:style-name="Source_20_Text"><text:span text:style-name="T9">S012 • p.23</text:span></text:span><text:span text:style-name="T3">;</text:span></text:p>
        </text:list-item>
        <text:list-item>
          <text:p text:style-name="P29">цветовая метка max-severity сцены;</text:p>
        </text:list-item>
        <text:list-item>
          <text:p text:style-name="P29">короткий превью-текст.</text:p>
        </text:list-item>
      </text:list>
      <text:p text:style-name="P19">Клики:</text:p>
      <text:list text:style-name="L34">
        <text:list-item>
          <text:p text:style-name="P30">по якорю — скролл к сцене в «чтении»;</text:p>
        </text:list-item>
        <text:list-item>
          <text:p text:style-name="P30">по метке — фильтр «показать эпизоды этой сцены».</text:p>
        </text:list-item>
      </text:list>
      <text:p text:style-name="P8">Виртуализация списков — техника отрисовывать только видимые элементы длинного списка, чтобы интерфейс не «лагал» на сотнях сцен.</text:p>
      <text:h text:style-name="P6" text:outline-level="5">3) Список эпизодов (фильтруемый)</text:h>
      <text:p text:style-name="P48"><text:span text:style-name="T3">Фильтры: шкала, степень, текстовый поиск, «только Severe». Карточка эпизода — цитата (1–2 строки), категория/степень, позиция, </text:span><text:span text:style-name="Strong_20_Emphasis"><text:span text:style-name="T4">кнопки FP/FN</text:span></text:span><text:span text:style-name="T3">, рекомендация. Клик по карточке — скроллит «чтение» и </text:span><text:span text:style-name="Strong_20_Emphasis"><text:span text:style-name="T4">микро-подсветку</text:span></text:span><text:span text:style-name="T3"> цитаты.</text:span></text:p>
      <text:p text:style-name="P8">Микро-подсветка — кратковременная анимация подсветки текста (1–2 сек.), чтобы глаз не потерял нужное место.</text:p>
      <text:h text:style-name="P6" text:outline-level="5">4) «Чтение» сцены + редактор</text:h>
      <text:p text:style-name="P48"><text:span text:style-name="T3">Слева — «чтение» (моноширинный рендер сцены с подсветкой эпизодов). Справа — </text:span><text:span text:style-name="Strong_20_Emphasis"><text:span text:style-name="T4">редактор сцены</text:span></text:span><text:span text:style-name="T3">:</text:span></text:p>
      <text:list text:style-name="L35">
        <text:list-item>
          <text:p text:style-name="P31">текст сцены (только её, не весь документ);</text:p>
        </text:list-item>
        <text:list-item>
          <text:p text:style-name="P85"><text:span text:style-name="T3">индикатор </text:span><text:span text:style-name="Emphasis"><text:span text:style-name="T5">dirty</text:span></text:span><text:span text:style-name="T3"> (есть несохранённые правки);</text:span></text:p>
        </text:list-item>
        <text:list-item>
          <text:p text:style-name="P85"><text:span text:style-name="Strong_20_Emphasis"><text:span text:style-name="T4">Re-check Scene</text:span></text:span><text:span text:style-name="T3"> (пересчитать только эту сцену);</text:span></text:p>
        </text:list-item>
        <text:list-item>
          <text:p text:style-name="P85"><text:span text:style-name="Strong_20_Emphasis"><text:span text:style-name="T4">Re-check All</text:span></text:span><text:span text:style-name="T3"> (пересчитать документ).</text:span></text:p>
        </text:list-item>
      </text:list>
      <text:p text:style-name="P8">Dirty state — признак, что данные в редакторе отличаются от сохранённой версии; помогает не потерять изменения и управлять кнопками.</text:p>
      <text:p text:style-name="P8">Diff-предпросмотр — сравнение «до/после» правки с подсветкой изменений; снижает риск случайной порчи текста.</text:p>
      <text:h text:style-name="P6" text:outline-level="5"><text:soft-page-break/>5) Экспорт отчёта</text:h>
      <text:p text:style-name="P48"><text:span text:style-name="T3">Кнопка </text:span><text:span text:style-name="Strong_20_Emphasis"><text:span text:style-name="T4">Export</text:span></text:span><text:span text:style-name="T3"> → выбор формата (PDF/HTML). В PDF — та же структура, что на экране: дашборд, таблицы, список эпизодов с позициями/цитатами/рекомендациями.</text:span></text:p>
      <text:p text:style-name="P8">Рендер в PDF — офлайн-генерация файла из HTML/шаблона на бэкенде или системной «печатью в PDF»; важно, чтобы шрифты и ресурсы были локальными.</text:p>
      <text:h text:style-name="P5" text:outline-level="4">Взаимодействия и состояния</text:h>
      <text:p text:style-name="P8">Состояние загрузки (loading state) — скелет-заглушки вместо пустых белых экранов, пока приходят данные или идёт расчёт.</text:p>
      <text:p text:style-name="P8">Пустое состояние (empty state) — дружелюбный экран, когда ещё нет эпизодов/файлов, с подсказкой «что сделать дальше».</text:p>
      <text:p text:style-name="P8">Скелет-лоадер — «серые полосы» на месте текста, имитирующие загрузку; снижают ощущение «зависания».</text:p>
      <text:p text:style-name="P19">Сценарии, которые нужно продумать:</text:p>
      <text:list text:style-name="L36">
        <text:list-item>
          <text:p text:style-name="P32">«Нет эпизодов» — показать «0+» и объяснить, что проверка выполнена.</text:p>
        </text:list-item>
        <text:list-item>
          <text:p text:style-name="P32">«Ошибка анализа» — короткая причина и кнопка «повторить».</text:p>
        </text:list-item>
        <text:list-item>
          <text:p text:style-name="P32">«Откат правок» — если пересчёт неудачен, вернуть старую версию сцены.</text:p>
        </text:list-item>
      </text:list>
      <text:h text:style-name="P5" text:outline-level="4">Редактор и повторный прогон: как сделать быстро и безопасно</text:h>
      <text:p text:style-name="P8">Оптимистичный UI — стратегия сначала показать результат пользователю (например, обновлённые метрики), а затем подтвердить с бэкенда и откатить при ошибке.</text:p>
      <text:p text:style-name="P8">Debounce — приём откладывать реакцию на частые события (ввод текста), чтобы не слать сотни запросов; «ждём 400 мс тишины — отправляем».</text:p>
      <text:p text:style-name="P8">Патч-запрос (PATCH) — частичное обновление ресурса: отправляем только изменённый фрагмент сцены, не весь документ.</text:p>
      <text:p text:style-name="P19">Мини-протокол работы редактора:</text:p>
      <text:list text:style-name="L37">
        <text:list-item>
          <text:p text:style-name="P87"><text:span text:style-name="T3">Пользователь меняет текст → </text:span><text:span text:style-name="Strong_20_Emphasis"><text:span text:style-name="T4">debounce</text:span></text:span><text:span text:style-name="T3"> сохраняет как черновик (локально).</text:span></text:p>
        </text:list-item>
        <text:list-item>
          <text:p text:style-name="P86"><text:soft-page-break/><text:span text:style-name="T3">Нажимает </text:span><text:span text:style-name="Strong_20_Emphasis"><text:span text:style-name="T4">Re-check Scene</text:span></text:span><text:span text:style-name="T3"> → отправляем PATCH </text:span><text:span text:style-name="Source_20_Text"><text:span text:style-name="T9">{scene_id, new_text, old_checksum}</text:span></text:span><text:span text:style-name="T3">.</text:span></text:p>
        </text:list-item>
        <text:list-item>
          <text:p text:style-name="P87"><text:span text:style-name="T3">Бэкенд пересчитывает </text:span><text:span text:style-name="Strong_20_Emphasis"><text:span text:style-name="T4">только эту сцену</text:span></text:span><text:span text:style-name="T3"> (и каскадно — сводные метрики).</text:span></text:p>
        </text:list-item>
        <text:list-item>
          <text:p text:style-name="P87"><text:span text:style-name="T3">UI показывает </text:span><text:span text:style-name="Strong_20_Emphasis"><text:span text:style-name="T4">спиннер</text:span></text:span><text:span text:style-name="T3">, затем обновляет карточки эпизодов и дашборд.</text:span></text:p>
        </text:list-item>
        <text:list-item>
          <text:p text:style-name="P87"><text:span text:style-name="T3">При коллизии (кто-то уже менял документ) — предложить </text:span><text:span text:style-name="Strong_20_Emphasis"><text:span text:style-name="T4">merge/diff</text:span></text:span><text:span text:style-name="T3">.</text:span></text:p>
        </text:list-item>
      </text:list>
      <text:p text:style-name="P8">Checksum (хэш) — короткий контрольный код версии текста; помогает обнаружить гонки изменений и предлагать merge, а не тихо затирать чужое.</text:p>
      <text:p text:style-name="P48"><text:span text:style-name="T3">Зачем именно </text:span><text:span text:style-name="Strong_20_Emphasis"><text:span text:style-name="T4">частичный пересчёт</text:span></text:span><text:span text:style-name="T3">? Он даёт ощущение «живого» инструмента: правка → пересчёт сцены за секунды → обновились проценты/рейтинг. Полный прогон — отдельная кнопка «наверняка», когда правок много.</text:span></text:p>
      <text:h text:style-name="P5" text:outline-level="4">Синхронизация и уведомления о готовности</text:h>
      <text:p text:style-name="P8">Polling — периодический опрос сервера «готово ли?»; прост в реализации.<text:line-break/>WebSocket — постоянное соединение, сервер сам пушит «готово»; сложнее, но отзывчивее.</text:p>
      <text:p text:style-name="P48"><text:span text:style-name="T3">Для джуниора достаточно </text:span><text:span text:style-name="Strong_20_Emphasis"><text:span text:style-name="T4">polling</text:span></text:span><text:span text:style-name="T3"> с шагом 0.5–1 с и таймаутом. Важно показывать </text:span><text:span text:style-name="Strong_20_Emphasis"><text:span text:style-name="T4">точку прогресса</text:span></text:span><text:span text:style-name="T3"> («Пересчёт сцены S012…»), чтобы пользователь понимал, что происходит.</text:span></text:p>
      <text:h text:style-name="P5" text:outline-level="4">Быстродействие и устойчивость</text:h>
      <text:p text:style-name="P8">Виртуализация — отрисовывать только видимые элементы длинного списка (сцены/эпизоды).<text:line-break/>Кэширование — хранить однажды загруженные данные, чтобы не дёргать бэкенд повторно.<text:line-break/>Web Worker — фоновый поток в браузере для тяжёлых вычислений, чтобы не «фризить» UI.</text:p>
      <text:p text:style-name="P19">Что реально внедрить за хакатон:</text:p>
      <text:list text:style-name="L38">
        <text:list-item>
          <text:p text:style-name="P33">Виртуализация списка сцен и эпизодов.</text:p>
        </text:list-item>
        <text:list-item>
          <text:p text:style-name="P33">Debounce для поиска/фильтров и ввода в редактор.</text:p>
        </text:list-item>
        <text:list-item>
          <text:p text:style-name="P33">Кэш результатов на клиенте до следующего валидного прогона.</text:p>
        </text:list-item>
      </text:list>
      <text:h text:style-name="P5" text:outline-level="4"><text:soft-page-break/>Доступность и безопасность</text:h>
      <text:p text:style-name="P8">a11y (accessibility) — доступность интерфейса: контраст, фокус-навигация, ARIA-атрибуты, читаемые тексты кнопок.</text:p>
      <text:p text:style-name="P8">Sanitize — очистка пользовательского текста от опасных HTML/JS, чтобы не допустить XSS.</text:p>
      <text:p text:style-name="P8">XSS — класс уязвимостей, когда вредный скрипт внедряется в страницу через непроверенный контент; лечится строгой экранизацией и sanitization.</text:p>
      <text:p text:style-name="P19">Мини-правила:</text:p>
      <text:list text:style-name="L39">
        <text:list-item>
          <text:p text:style-name="P34">Контраст и размер шрифтов достаточные, все кнопки подписаны.</text:p>
        </text:list-item>
        <text:list-item>
          <text:p text:style-name="P88"><text:span text:style-name="T3">Подсветка эпизода — это </text:span><text:span text:style-name="Strong_20_Emphasis"><text:span text:style-name="T4">стили текста</text:span></text:span><text:span text:style-name="T3">, а не вставка HTML из цитаты.</text:span></text:p>
        </text:list-item>
        <text:list-item>
          <text:p text:style-name="P88"><text:span text:style-name="T3">Любые цитаты/ввод пользователя — </text:span><text:span text:style-name="Strong_20_Emphasis"><text:span text:style-name="T4">экранировать/sanitize</text:span></text:span><text:span text:style-name="T3"> перед рендером.</text:span></text:p>
        </text:list-item>
      </text:list>
      <text:h text:style-name="P5" text:outline-level="4">Согласованность метрик и интерфейса</text:h>
      <text:p text:style-name="P48"><text:span text:style-name="T3">Важно, чтобы UI показывал </text:span><text:span text:style-name="Strong_20_Emphasis"><text:span text:style-name="T4">то же</text:span></text:span><text:span text:style-name="T3">, что и бэкенд считает:</text:span></text:p>
      <text:list text:style-name="L40">
        <text:list-item>
          <text:p text:style-name="P35">шкалы и цвета — ровно None/Mild/Moderate/Severe из 1.2;</text:p>
        </text:list-item>
        <text:list-item>
          <text:p text:style-name="P89"><text:span text:style-name="T3">«процент сцен» — именно </text:span><text:span text:style-name="Source_20_Text"><text:span text:style-name="T9">#сцен_с_эпизодами / #всех_сцен</text:span></text:span><text:span text:style-name="T3">, а не «эпизоды/сцены»;</text:span></text:p>
        </text:list-item>
        <text:list-item>
          <text:p text:style-name="P90"><text:span text:style-name="T3">итоговый рейтинг — по </text:span><text:span text:style-name="Strong_20_Emphasis"><text:span text:style-name="T4">правилу самого строгого элемента</text:span></text:span><text:span text:style-name="T3"> (ссылка на сцену-обоснование).</text:span></text:p>
        </text:list-item>
      </text:list>
      <text:p text:style-name="P8">Единый источник истины — принцип держать вычисления метрик на одной стороне (обычно бэкенд) и не «досчитывать» по-другому на фронте.</text:p>
      <text:h text:style-name="P5" text:outline-level="4">Пресеты отображения и режим демо</text:h>
      <text:p text:style-name="P8">Feature flag — флажок в конфиге/настройках, который включает/выключает часть функциональности без изменения кода.</text:p>
      <text:p text:style-name="P19">Полезно добавить:</text:p>
      <text:list text:style-name="L41">
        <text:list-item>
          <text:p text:style-name="P36">Пресет «для сценариста»: скрыть технические детали, оставить советы.</text:p>
        </text:list-item>
        <text:list-item>
          <text:p text:style-name="P36">Пресет «для жюри»: показывать и метрики, и объяснения.</text:p>
        </text:list-item>
        <text:list-item>
          <text:p text:style-name="P91"><text:soft-page-break/><text:span text:style-name="T3">Режим </text:span><text:span text:style-name="Strong_20_Emphasis"><text:span text:style-name="T4">Demo</text:span></text:span><text:span text:style-name="T3">: авто-загрузка тестового файла и готовых результатов; кнопка </text:span><text:span text:style-name="Strong_20_Emphasis"><text:span text:style-name="T4">Reset</text:span></text:span><text:span text:style-name="T3"> возвращает чистое состояние.</text:span></text:p>
        </text:list-item>
      </text:list>
      <text:h text:style-name="P5" text:outline-level="4">Экспорт и «трассируемость на бумаге»</text:h>
      <text:p text:style-name="P48"><text:span text:style-name="T3">Экспортируй </text:span><text:span text:style-name="Strong_20_Emphasis"><text:span text:style-name="T4">те же данные</text:span></text:span><text:span text:style-name="T3">, что видит пользователь: шкалы, проценты, эпизоды (цитата, позиция, причина, рекомендация), а также ссылку «why 18+» — сцена-обоснование. Так отчёт готов к пересылке и обсуждению без доступа к приложению.</text:span></text:p>
      <text:p text:style-name="P8">Трассируемость в отчёте — способность по распечатке понять, почему рейтинг такой, какие сцены «подняли» категорию, и что делать, чтобы снизить её.</text:p>
      <text:h text:style-name="P3" text:outline-level="3">Распространенные ошибки</text:h>
      <text:list text:style-name="L42">
        <text:list-item>
          <text:p text:style-name="P92"><text:span text:style-name="Strong_20_Emphasis"><text:span text:style-name="T4">Несовпадение метрик UI и бэкенда.</text:span></text:span><text:span text:style-name="T3"> Фронт «досчитывает» по-своему → цифры не бьются. Держи вычисления на бэкенде.</text:span></text:p>
        </text:list-item>
        <text:list-item>
          <text:p text:style-name="P92"><text:span text:style-name="Strong_20_Emphasis"><text:span text:style-name="T4">Редактор без частичного прогона.</text:span></text:span><text:span text:style-name="T3"> Любая правка тянет полный анализ → интерфейс «тормозной». Делай Re-check сцены.</text:span></text:p>
        </text:list-item>
        <text:list-item>
          <text:p text:style-name="P92"><text:span text:style-name="Strong_20_Emphasis"><text:span text:style-name="T4">Отсутствие состояний.</text:span></text:span><text:span text:style-name="T3"> Пустые экраны/резкие скачки раздражают. Нужны loading/empty/error и скелеты.</text:span></text:p>
        </text:list-item>
        <text:list-item>
          <text:p text:style-name="P92"><text:span text:style-name="Strong_20_Emphasis"><text:span text:style-name="T4">Длинные списки без виртуализации.</text:span></text:span><text:span text:style-name="T3"> 200 сцен — и всё «фризит».</text:span></text:p>
        </text:list-item>
        <text:list-item>
          <text:p text:style-name="P92"><text:span text:style-name="Strong_20_Emphasis"><text:span text:style-name="T4">Непрозрачные карточки эпизодов.</text:span></text:span><text:span text:style-name="T3"> Нет позиции/причины/совета — пользователю непонятно, что менять.</text:span></text:p>
        </text:list-item>
        <text:list-item>
          <text:p text:style-name="P92"><text:span text:style-name="Strong_20_Emphasis"><text:span text:style-name="T4">Небезопасный рендер цитат.</text:span></text:span><text:span text:style-name="T3"> Вставка HTML из текста без экранирования → XSS-риски.</text:span></text:p>
        </text:list-item>
        <text:list-item>
          <text:p text:style-name="P92"><text:span text:style-name="Strong_20_Emphasis"><text:span text:style-name="T4">Нет отката правок.</text:span></text:span><text:span text:style-name="T3"> Ошибка анализа — и пользователь теряет изменения. Нужны dirty-индикатор и откат к «до».</text:span></text:p>
        </text:list-item>
      </text:list>
      <text:h text:style-name="P3" text:outline-level="3"><text:soft-page-break/>Как это принесет баллы на хакатоне согласно ожидаемым критериям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16">Критерий</text:p>
            </table:table-cell>
            <table:table-cell table:style-name="Таблица4.A1" office:value-type="string">
              <text:p text:style-name="P16">Что принесет баллы</text:p>
            </table:table-cell>
          </table:table-row>
        </table:table-header-rows>
        <table:table-row table:style-name="Таблица4.1">
          <table:table-cell table:style-name="Таблица4.A1" office:value-type="string">
            <text:p text:style-name="P12">Функциональность и соответствие требованиям</text:p>
          </table:table-cell>
          <table:table-cell table:style-name="Таблица4.A1" office:value-type="string">
            <text:p text:style-name="P12">Дашборд шкал, эпизоды с цитатами и позициями, фильтры, клики к сценам, редактор и частичный пересчёт, экспорт отчёта.</text:p>
          </table:table-cell>
        </table:table-row>
        <table:table-row table:style-name="Таблица4.3">
          <table:table-cell table:style-name="Таблица4.A1" office:value-type="string">
            <text:p text:style-name="P12">Точность анализа контента</text:p>
          </table:table-cell>
          <table:table-cell table:style-name="Таблица4.A1" office:value-type="string">
            <text:p text:style-name="P12">Консистентное отображение порогов и «самого строгого элемента»; отсутствие расхождений между UI и расчётами; точная подсветка.</text:p>
          </table:table-cell>
        </table:table-row>
        <table:table-row table:style-name="Таблица4.1">
          <table:table-cell table:style-name="Таблица4.A1" office:value-type="string">
            <text:p text:style-name="P12">Удобство интерфейса и визуализация</text:p>
          </table:table-cell>
          <table:table-cell table:style-name="Таблица4.A1" office:value-type="string">
            <text:p text:style-name="P12">Чёткая IA, виртуализация списков, скелет-лоадеры, понятные карточки, подсветка, фильтры; пресеты «для жюри/сценариста».</text:p>
          </table:table-cell>
        </table:table-row>
        <table:table-row table:style-name="Таблица4.3">
          <table:table-cell table:style-name="Таблица4.A1" office:value-type="string">
            <text:p text:style-name="P12">Практическая ценность и интеграция в процесс</text:p>
          </table:table-cell>
          <table:table-cell table:style-name="Таблица4.A1" office:value-type="string">
            <text:p text:style-name="P12">Быстрые правки в редакторе, Re-check сцены, советы по смягчению, экспорт PDF/HTML; режим Demo/Reset для показов и ревью.</text:p>
          </table:table-cell>
        </table:table-row>
        <table:table-row table:style-name="Таблица4.1">
          <table:table-cell table:style-name="Таблица4.A1" office:value-type="string">
            <text:p text:style-name="P12">Качество реализации и надёжность</text:p>
          </table:table-cell>
          <table:table-cell table:style-name="Таблица4.A1" office:value-type="string">
            <text:p text:style-name="Table_20_Contents">Экранирование цитат, a11y-базис, дебаунс вводов, кэш и стабильные якоря; явные состояния и откат правок.</text:p>
          </table:table-cell>
        </table:table-row>
      </table:table>
      <text:h text:style-name="P3" text:outline-level="3">Чек-лист “Подготовить до хакатона”</text:h>
      <text:list text:style-name="L43">
        <text:list-item>
          <text:p text:style-name="P93"><text:span text:style-name="Strong_20_Emphasis"><text:span text:style-name="T4">Макет UI + JSON-контракт</text:span></text:span><text:span text:style-name="T3">: дашборд, таймлайн, карточка эпизода, редактор; зафиксировать форматы данных.</text:span></text:p>
        </text:list-item>
        <text:list-item>
          <text:p text:style-name="P93"><text:span text:style-name="Strong_20_Emphasis"><text:span text:style-name="T4">Частичный прогон</text:span></text:span><text:span text:style-name="T3">: endpoint для Re-check сцены, обновление сводных метрик, обработка коллизий по checksum.</text:span></text:p>
        </text:list-item>
        <text:list-item>
          <text:p text:style-name="P93"><text:span text:style-name="Strong_20_Emphasis"><text:span text:style-name="T4">Экспорт</text:span></text:span><text:span text:style-name="T3">: HTML-шаблон отчёта + генерация PDF офлайн; пресет «Demo» с кнопкой Reset.</text:span></text:p>
        </text:list-item>
      </text:list>
      <text:h text:style-name="P3" text:outline-level="3">Заключение</text:h>
      <text:p text:style-name="P48"><text:span text:style-name="T3">Теперь у тебя есть полный «скелет» интерфейса: от дашборда шкал и ленты сцен до карточек эпизодов с позициями, встроенного редактора и повторного прогона. Ты понимаешь, почему </text:span><text:span text:style-name="Strong_20_Emphasis"><text:span text:style-name="T4">частичный пересчёт</text:span></text:span><text:span text:style-name="T3"> критичен для ощущений «живого» инструмента, как удерживать </text:span><text:span text:style-name="Strong_20_Emphasis"><text:span text:style-name="T4">согласованность метрик</text:span></text:span><text:span text:style-name="T3">, как показать </text:span><text:span text:style-name="Strong_20_Emphasis"><text:span text:style-name="T4">объяснимость</text:span></text:span><text:span text:style-name="T3"> (цитата, позиция, причина, совет) и как упаковать всё в </text:span><text:span text:style-name="Strong_20_Emphasis"><text:span text:style-name="T4">офлайн-экспорт</text:span></text:span><text:span text:style-name="T3">.<text:line-break/></text:span><text:soft-page-break/><text:span text:style-name="T3">С таким UI ты не просто демонстрируешь алгоритм — ты показываешь </text:span><text:span text:style-name="Strong_20_Emphasis"><text:span text:style-name="T4">готовый рабочий инструмент</text:span></text:span><text:span text:style-name="T3">, понятный продюсеру и сценаристу, и снимаешь ключевые риски демо: скорость, ясность и устойчивость. Это прямые очки по UX, функциональности и практической ценности, а значит, заметное преимущество на защите.</text:span></text:p>
      <text:h text:style-name="P4" text:outline-level="3">Лекция 4.1 — Self-hosted инференс: квантование, упаковка, профилирование</text:h>
      <text:p text:style-name="P48"><text:span text:style-name="T3">В этой лекции мы превратим твой прототип в устойчивый </text:span><text:span text:style-name="Strong_20_Emphasis"><text:span text:style-name="T4">локальный сервис</text:span></text:span><text:span text:style-name="T3">: разберёмся, как запускать анализ сценариев быстро и предсказуемо на чужой машине жюри. Поговорим о </text:span><text:span text:style-name="Strong_20_Emphasis"><text:span text:style-name="T4">квантовании</text:span></text:span><text:span text:style-name="T3"> моделей (если они есть), </text:span><text:span text:style-name="Strong_20_Emphasis"><text:span text:style-name="T4">профилировании</text:span></text:span><text:span text:style-name="T3"> узких мест, упаковке зависимостей и о том, как сделать «мягкие» отказы вместо падений.</text:span></text:p>
      <text:h text:style-name="P3" text:outline-level="3">Важность для хакатона</text:h>
      <text:p text:style-name="P19">Даже идеальная логика правил и отличный UI бессильны, если сервис «тормозит», падает или не собирается офлайн. Эта лекция даст тебе три вещи:</text:p>
      <text:list text:style-name="L44">
        <text:list-item>
          <text:p text:style-name="P94"><text:span text:style-name="Strong_20_Emphasis"><text:span text:style-name="T4">Скорость и стабильность</text:span></text:span><text:span text:style-name="T3"> анализа на CPU, без надежды на видеокарту.</text:span></text:p>
        </text:list-item>
        <text:list-item>
          <text:p text:style-name="P94"><text:span text:style-name="Strong_20_Emphasis"><text:span text:style-name="T4">Предсказуемую сборку</text:span></text:span><text:span text:style-name="T3"> — один архив, который запускается у жюри.</text:span></text:p>
        </text:list-item>
        <text:list-item>
          <text:p text:style-name="P94"><text:span text:style-name="Strong_20_Emphasis"><text:span text:style-name="T4">Диагностику</text:span></text:span><text:span text:style-name="T3"> — когда что-то идёт не так, ты не «гадал», а видел точку сбоя и умел откатиться.</text:span></text:p>
        </text:list-item>
      </text:list>
      <text:p text:style-name="P19">Проще: ты уменьшаешь риск «завалить» демонстрацию из-за железа и среды, а это прямые очки по функциональности, качеству реализации и практической ценности.</text:p>
      <text:h text:style-name="P3" text:outline-level="3">Основная часть</text:h>
      <text:h text:style-name="P5" text:outline-level="4">Картина нагрузки твоего сервиса</text:h>
      <text:p text:style-name="P19">Чтобы оптимизировать, понимаем из чего состоит работа по времени и памяти:</text:p>
      <text:list text:style-name="L45">
        <text:list-item>
          <text:p text:style-name="P95"><text:soft-page-break/><text:span text:style-name="Strong_20_Emphasis"><text:span text:style-name="T4">Парсинг</text:span></text:span><text:span text:style-name="T3"> PDF/DOCX (CPU/диск) — извлечение текста, нормализация, карта соответствия.</text:span></text:p>
        </text:list-item>
        <text:list-item>
          <text:p text:style-name="P95"><text:span text:style-name="Strong_20_Emphasis"><text:span text:style-name="T4">Структурирование</text:span></text:span><text:span text:style-name="T3"> (CPU) — поиск сцен/реплик по шаблонам и эвристикам.</text:span></text:p>
        </text:list-item>
        <text:list-item>
          <text:p text:style-name="P95"><text:span text:style-name="Strong_20_Emphasis"><text:span text:style-name="T4">Детекция эпизодов</text:span></text:span><text:span text:style-name="T3"> (CPU, иногда модель) — словари/regex, контекстные признаки, лёгкая модель (опционально).</text:span></text:p>
        </text:list-item>
        <text:list-item>
          <text:p text:style-name="P95"><text:span text:style-name="Strong_20_Emphasis"><text:span text:style-name="T4">Агрегация и отчёт</text:span></text:span><text:span text:style-name="T3"> (CPU/диск) — подсчёты, шаблоны HTML/PDF.</text:span></text:p>
        </text:list-item>
        <text:list-item>
          <text:p text:style-name="P95"><text:span text:style-name="Strong_20_Emphasis"><text:span text:style-name="T4">UI/сервер</text:span></text:span><text:span text:style-name="T3"> — отдача JSON, экспорт отчёта.</text:span></text:p>
        </text:list-item>
      </text:list>
      <text:p text:style-name="P48"><text:span text:style-name="T3">Большая часть — </text:span><text:span text:style-name="Strong_20_Emphasis"><text:span text:style-name="T4">CPU-задачи</text:span></text:span><text:span text:style-name="T3">. Даже если у тебя есть небольшая модель (логистическая регрессия, лёгкий классификатор, компактный трансформер), целимся в </text:span><text:span text:style-name="Strong_20_Emphasis"><text:span text:style-name="T4">быстрый CPU-профиль</text:span></text:span><text:span text:style-name="T3">, а GPU используем как необязательный бонус.</text:span></text:p>
      <text:p text:style-name="P8">Инференс — выполнение обученной модели на новых данных (у нас: быстро оценить класс серьёзности фрагментов).</text:p>
      <text:p text:style-name="P8">CPU/GPU профиль — два набора настроек: для процессора (всегда доступен) и для видеокарты (если повезёт). Всегда делай стабильный CPU-профиль базовым.</text:p>
      <text:h text:style-name="P5" text:outline-level="4">Профилирование: измеряем, где тормозит</text:h>
      <text:p text:style-name="P8">Профилирование — измерение времени/памяти по функциям и шагам, чтобы понять реальные узкие места (а не гадать).</text:p>
      <text:p text:style-name="P19">Мини-план профилирования:</text:p>
      <text:list text:style-name="L46">
        <text:list-item>
          <text:p text:style-name="P96"><text:span text:style-name="Strong_20_Emphasis"><text:span text:style-name="T4">Тайминг шагов</text:span></text:span><text:span text:style-name="T3"> пайплайна (parse → structure → detect → aggregate → report).</text:span></text:p>
        </text:list-item>
        <text:list-item>
          <text:p text:style-name="P96"><text:span text:style-name="Strong_20_Emphasis"><text:span text:style-name="T4">Метрики на сцену</text:span></text:span><text:span text:style-name="T3">: сколько мс уходит на среднюю сцену и на документ.</text:span></text:p>
        </text:list-item>
        <text:list-item>
          <text:p text:style-name="P96"><text:span text:style-name="Strong_20_Emphasis"><text:span text:style-name="T4">Замер памяти</text:span></text:span><text:span text:style-name="T3"> на больших сценариях (пик RAM).</text:span></text:p>
        </text:list-item>
        <text:list-item>
          <text:p text:style-name="P96"><text:span text:style-name="Strong_20_Emphasis"><text:span text:style-name="T4">Холодный/тёплый</text:span></text:span><text:span text:style-name="T3"> запуск (с прогревом кэшей — см. ниже).</text:span></text:p>
        </text:list-item>
      </text:list>
      <text:p text:style-name="P8">Холодный старт — первый запуск после открытия приложения: кэшей нет, всё «разогревается».<text:line-break/>Прогрев (warm-up) — заранее выполнить «пустой» анализ короткого текста, чтобы подгрузить модели, скомпилировать граф (если нужно) и прогреть кэши.</text:p>
      <text:p text:style-name="P19">Пример бюджетов (ориентиры, не «закон»):</text:p>
      <text:list text:style-name="L47">
        <text:list-item>
          <text:p text:style-name="P97"><text:soft-page-break/><text:span text:style-name="T3">Документ 80–120 сцен: </text:span><text:span text:style-name="Strong_20_Emphasis"><text:span text:style-name="T3">≤ </text:span></text:span><text:span text:style-name="Strong_20_Emphasis"><text:span text:style-name="T4">5–10 сек</text:span></text:span><text:span text:style-name="T3"> CPU.</text:span></text:p>
        </text:list-item>
        <text:list-item>
          <text:p text:style-name="P97"><text:span text:style-name="T3">Пересчёт </text:span><text:span text:style-name="Strong_20_Emphasis"><text:span text:style-name="T4">одной сцены</text:span></text:span><text:span text:style-name="T3">: </text:span><text:span text:style-name="Strong_20_Emphasis"><text:span text:style-name="T3">≤ </text:span></text:span><text:span text:style-name="Strong_20_Emphasis"><text:span text:style-name="T4">300–600 мс</text:span></text:span><text:span text:style-name="T3">.</text:span></text:p>
        </text:list-item>
        <text:list-item>
          <text:p text:style-name="P97"><text:span text:style-name="T3">Пик RAM: </text:span><text:span text:style-name="Strong_20_Emphasis"><text:span text:style-name="T3">≤ </text:span></text:span><text:span text:style-name="Strong_20_Emphasis"><text:span text:style-name="T4">1–1.5 ГБ</text:span></text:span><text:span text:style-name="T3">.</text:span></text:p>
        </text:list-item>
      </text:list>
      <text:p text:style-name="P8">Перфоманс-бюджет — заранее выбранные целевые пределы времени и памяти. Если превышаем — ищем, где оптимизировать.</text:p>
      <text:h text:style-name="P5" text:outline-level="4">Где ускоряться без «магии»</text:h>
      <text:h text:style-name="P6" text:outline-level="5">1) Кэширование и повторное использование</text:h>
      <text:p text:style-name="P8">Кэш — сохранение результатов, чтобы не пересчитывать их заново при тех же входных данных.</text:p>
      <text:list text:style-name="L48">
        <text:list-item>
          <text:p text:style-name="P37">Кэш парсинга: хранить нормализованный текст и карту соответствия.</text:p>
        </text:list-item>
        <text:list-item>
          <text:p text:style-name="P37">Кэш токенизации/лемматизации (если используешь) — результат по сцене.</text:p>
        </text:list-item>
        <text:list-item>
          <text:p text:style-name="P37">Кэш словарных проверок: memoization «строка → детекторы/совпадения».</text:p>
        </text:list-item>
        <text:list-item>
          <text:p text:style-name="P98"><text:span text:style-name="T3">Для повторного прогона сцены — </text:span><text:span text:style-name="Strong_20_Emphasis"><text:span text:style-name="T4">пересчитывай только изменённую сцену</text:span></text:span><text:span text:style-name="T3"> и сводку.</text:span></text:p>
        </text:list-item>
      </text:list>
      <text:p text:style-name="P8">Memoization — кеширование результата функции по её аргументам; повторный вызов возвращает сохранённый результат.</text:p>
      <text:h text:style-name="P6" text:outline-level="5">2) Параллелизм по сценам</text:h>
      <text:p text:style-name="P8">Пул потоков/процессов — способ одновременно обрабатывать несколько сцен и ускорять анализ на многопроцессорной машине.</text:p>
      <text:list text:style-name="L49">
        <text:list-item>
          <text:p text:style-name="P99"><text:span text:style-name="T3">CPU-счётные вещи (regex, подсчёты) гоняй в </text:span><text:span text:style-name="Strong_20_Emphasis"><text:span text:style-name="T4">процессы</text:span></text:span><text:span text:style-name="T3"> (обход GIL).</text:span></text:p>
        </text:list-item>
        <text:list-item>
          <text:p text:style-name="P99"><text:span text:style-name="T3">IO-вещи (чтение файлов, рендер PDF) — в </text:span><text:span text:style-name="Strong_20_Emphasis"><text:span text:style-name="T4">потоки</text:span></text:span><text:span text:style-name="T3">.</text:span></text:p>
        </text:list-item>
      </text:list>
      <text:p text:style-name="P8">GIL — глобальная блокировка интерпретатора Python; для CPU-задач выгоднее multiprocessing, чем многопоточность.</text:p>
      <text:h text:style-name="P6" text:outline-level="5"><text:soft-page-break/>3) Батчинг и векторизация</text:h>
      <text:p text:style-name="P8">Батчинг — обработка нескольких примеров за один вызов модели/функции вместо по одному; снижает накладные расходы.</text:p>
      <text:p text:style-name="P19">Если применяешь модель к множеству фрагментов, собирай их пачкой (batch) — это уменьшает «переключения» и ускоряет инференс.</text:p>
      <text:h text:style-name="P6" text:outline-level="5">4) «Дешёвые сначала»</text:h>
      <text:p text:style-name="P48"><text:span text:style-name="T3">Сначала гоняй </text:span><text:span text:style-name="Strong_20_Emphasis"><text:span text:style-name="T4">дешёвые фильтры</text:span></text:span><text:span text:style-name="T3"> (словари, простые правила) и на модель отправляй только «сомнительные» фрагменты. Это типичный «каскад» и он заметно экономит время.</text:span></text:p>
      <text:p text:style-name="P8">Каскад фильтров — последовательность проверок от самых быстрых к более дорогим; на каждый следующий этап попадает меньше данных.</text:p>
      <text:h text:style-name="P5" text:outline-level="4">Квантование и рантаймы моделей (если они есть)</text:h>
      <text:p text:style-name="P19">Если у тебя используется компактная локальная модель (классификатор на эмбеддингах или маленький трансформер), можно сократить RAM и ускориться без заметной потери качества.</text:p>
      <text:p text:style-name="P8">Квантование — хранение и вычисления модели в меньшей разрядности (например, int8/int4 вместо float32) для экономии памяти и ускорения.</text:p>
      <text:p text:style-name="P8">ONNX Runtime — кроссплатформенный рантайм для выполнения моделей в формате ONNX; быстрый CPU-бэкенд, есть int8-квантование.</text:p>
      <text:p text:style-name="P8">TorchScript — способ «заморозить» PyTorch-модель и запускать её без питоновских накладных расходов.</text:p>
      <text:p text:style-name="P8">OpenVINO — набор оптимизаций/рантайм от Intel для ускорения инференса на CPU/иных ускорителях; уместен на машинах с Intel.</text:p>
      <text:p text:style-name="P19">Практический минимум:</text:p>
      <text:list text:style-name="L50">
        <text:list-item>
          <text:p text:style-name="P100"><text:span text:style-name="T3">Если модель в PyTorch — попробуй </text:span><text:span text:style-name="Strong_20_Emphasis"><text:span text:style-name="T4">TorchScript</text:span></text:span><text:span text:style-name="T3"> либо </text:span><text:span text:style-name="Strong_20_Emphasis"><text:span text:style-name="T4">экспорт в ONNX</text:span></text:span><text:span text:style-name="T3"> + </text:span><text:span text:style-name="Strong_20_Emphasis"><text:span text:style-name="T4">ONNX Runtime</text:span></text:span><text:span text:style-name="T3"> int8.</text:span></text:p>
        </text:list-item>
        <text:list-item>
          <text:p text:style-name="P100"><text:span text:style-name="T3">Держи </text:span><text:span text:style-name="Strong_20_Emphasis"><text:span text:style-name="T4">две сборки</text:span></text:span><text:span text:style-name="T3">: «baseline CPU fp32» (самая стабильная) и «оптимизированная» (int8/особый рантайм).</text:span></text:p>
        </text:list-item>
        <text:list-item>
          <text:p text:style-name="P100"><text:span text:style-name="T3">Измерь </text:span><text:span text:style-name="Strong_20_Emphasis"><text:span text:style-name="T4">деградацию качества</text:span></text:span><text:span text:style-name="T3"> на своём mini-golden-set: если проседает — оставь baseline, зато без сюрпризов.</text:span></text:p>
        </text:list-item>
      </text:list>
      <text:p text:style-name="P8"><text:soft-page-break/>Деградация качества — потеря точности после оптимизации. Её надо замерять на собственном контрольном наборе, а не «на глаз».</text:p>
      <text:h text:style-name="P5" text:outline-level="4">Таймауты, отказоустойчивость и фолбэки</text:h>
      <text:p text:style-name="P8">Таймаут — максимальное время, отведённое на операцию. После истечения — аккуратно прерываем, отдаём сообщение пользователю и логируем.</text:p>
      <text:p text:style-name="P8">Graceful fallback — «мягкая замена»: если оптимизированный путь не сработал, автоматом переключаемся на базовый (более медленный, но стабильный) и продолжаем.</text:p>
      <text:p text:style-name="P8">Health-check — быстрый эндпойнт/функция «пульс» сервиса: проверяет, что правила загружены, кэши валидны, диск доступен.</text:p>
      <text:p text:style-name="P19">Политика на хакатон:</text:p>
      <text:list text:style-name="L51">
        <text:list-item>
          <text:p text:style-name="P38">Таймауты на анализ сцены/документа (например, 1 с/15 с).</text:p>
        </text:list-item>
        <text:list-item>
          <text:p text:style-name="P38">Если упал экспорт PDF — верни HTML-отчёт (фолбэк).</text:p>
        </text:list-item>
        <text:list-item>
          <text:p text:style-name="P38">Если не стартовал оптимизированный рантайм модели — переключись на baseline.</text:p>
        </text:list-item>
        <text:list-item>
          <text:p text:style-name="P101"><text:span text:style-name="T3">Любая ошибка — </text:span><text:span text:style-name="Strong_20_Emphasis"><text:span text:style-name="T4">человеко-читаемое</text:span></text:span><text:span text:style-name="T3"> сообщение в UI и подробный лог в файл.</text:span></text:p>
        </text:list-item>
      </text:list>
      <text:p text:style-name="P8">Watchdog — «сторожок», который перезапускает зависший процесс анализа и пишет, что именно зависло. Полезно, когда чужая библиотека «повисла».</text:p>
      <text:h text:style-name="P5" text:outline-level="4">Упаковка: чтобы запустилось у жюри</text:h>
      <text:p text:style-name="P8">Reproducible build — сборка, которую можно воспроизвести: фикс версий, одинаковые шаги, офлайн-артефакты рядом.</text:p>
      <text:p text:style-name="P8">Виртуальная среда (venv) — изолированная установка Python-зависимостей для проекта, чтобы не конфликтовали с системой.</text:p>
      <text:p text:style-name="P8">Docker — контейнер, в котором есть всё: ОС-слой, библиотеки, Python, модели; запускается одинаково на разных машинах.</text:p>
      <text:p text:style-name="P19">Что реально сделать за хакатон:</text:p>
      <text:list text:style-name="L52">
        <text:list-item>
          <text:p text:style-name="P103"><text:span text:style-name="Strong_20_Emphasis"><text:span text:style-name="T4">Две опции запуска</text:span></text:span><text:span text:style-name="T3">: venv-скрипт </text:span><text:span text:style-name="Strong_20_Emphasis"><text:span text:style-name="T4">или</text:span></text:span><text:span text:style-name="T3"> Docker-контейнер. Оба — с фиксированными версиями.</text:span></text:p>
        </text:list-item>
        <text:list-item>
          <text:p text:style-name="P102"><text:span text:style-name="Strong_20_Emphasis"><text:span text:style-name="T4">Офлайн-артефакты</text:span></text:span><text:span text:style-name="T3">: словари, модели, шрифты для PDF, бинарники — лежат в </text:span><text:span text:style-name="Source_20_Text"><text:span text:style-name="T9">assets/</text:span></text:span><text:span text:style-name="T3"> внутри архива/образа.</text:span></text:p>
        </text:list-item>
        <text:list-item>
          <text:p text:style-name="P102"><text:soft-page-break/><text:span text:style-name="Strong_20_Emphasis"><text:span text:style-name="T4">Скрипт одной кнопкой</text:span></text:span><text:span text:style-name="T3">: </text:span><text:span text:style-name="Source_20_Text"><text:span text:style-name="T9">run_offline.sh/.bat</text:span></text:span><text:span text:style-name="T3"> — создаёт venv/поднимает Docker, проверяет health-check, открывает UI.</text:span></text:p>
        </text:list-item>
      </text:list>
      <text:p text:style-name="P10"><text:span text:style-name="T6">Lockfile — файл с зафиксированными версиями зависимостей (например, </text:span><text:span text:style-name="Source_20_Text"><text:span text:style-name="T8">requirements.txt</text:span></text:span><text:span text:style-name="T6"> с конкретными версиями). Никаких «&gt;=».</text:span></text:p>
      <text:h text:style-name="P5" text:outline-level="4">Пример структуры проекта (минимум)</text:h>
      <text:p text:style-name="P7"><text:span text:style-name="Source_20_Text"><text:span text:style-name="T10">project/</text:span></text:span></text:p>
      <text:p text:style-name="P7"><text:span text:style-name="Source_20_Text"><text:span text:style-name="T11"><text:s text:c="2"/></text:span></text:span><text:span text:style-name="Source_20_Text"><text:span text:style-name="T10">app/</text:span></text:span></text:p>
      <text:p text:style-name="P7"><text:span text:style-name="Source_20_Text"><text:span text:style-name="T11"><text:s text:c="4"/></text:span></text:span><text:span text:style-name="Source_20_Text"><text:span text:style-name="T10">api/ <text:s text:c="14"/># эндпойнты</text:span></text:span></text:p>
      <text:p text:style-name="P7"><text:span text:style-name="Source_20_Text"><text:span text:style-name="T11"><text:s text:c="4"/></text:span></text:span><text:span text:style-name="Source_20_Text"><text:span text:style-name="T10">core/ <text:s text:c="13"/># пайплайн анализа</text:span></text:span></text:p>
      <text:p text:style-name="P7"><text:span text:style-name="Source_20_Text"><text:span text:style-name="T11"><text:s text:c="4"/></text:span></text:span><text:span text:style-name="Source_20_Text"><text:span text:style-name="T10">rules/ <text:s text:c="12"/># YAML: словари, пороги, приоритеты</text:span></text:span></text:p>
      <text:p text:style-name="P7"><text:span text:style-name="Source_20_Text"><text:span text:style-name="T11"><text:s text:c="4"/></text:span></text:span><text:span text:style-name="Source_20_Text"><text:span text:style-name="T10">render/ <text:s text:c="11"/># HTML→PDF шаблоны</text:span></text:span></text:p>
      <text:p text:style-name="P7"><text:span text:style-name="Source_20_Text"><text:span text:style-name="T11"><text:s text:c="4"/></text:span></text:span><text:span text:style-name="Source_20_Text"><text:span text:style-name="T10">utils/ <text:s text:c="12"/># профилирование, таймауты, кэш</text:span></text:span></text:p>
      <text:p text:style-name="P7"><text:span text:style-name="Source_20_Text"><text:span text:style-name="T11"><text:s text:c="2"/></text:span></text:span><text:span text:style-name="Source_20_Text"><text:span text:style-name="T10">assets/ <text:s text:c="13"/># модели, шрифты, тестовые сценарии</text:span></text:span></text:p>
      <text:p text:style-name="P7"><text:span text:style-name="Source_20_Text"><text:span text:style-name="T11"><text:s text:c="2"/></text:span></text:span><text:span text:style-name="Source_20_Text"><text:span text:style-name="T10">data/ <text:s text:c="15"/># uploads, work, reports (создаётся при запуске)</text:span></text:span></text:p>
      <text:p text:style-name="P7"><text:span text:style-name="Source_20_Text"><text:span text:style-name="T11"><text:s text:c="2"/></text:span></text:span><text:span text:style-name="Source_20_Text"><text:span text:style-name="T10">tests/ <text:s text:c="14"/># sanity, snapshot</text:span></text:span></text:p>
      <text:p text:style-name="P7"><text:span text:style-name="Source_20_Text"><text:span text:style-name="T11"><text:s text:c="2"/></text:span></text:span><text:span text:style-name="Source_20_Text"><text:span text:style-name="T10">run_offline.sh <text:s text:c="6"/># запуск venv, health-check</text:span></text:span></text:p>
      <text:p text:style-name="P7"><text:span text:style-name="Source_20_Text"><text:span text:style-name="T11"><text:s text:c="2"/></text:span></text:span><text:span text:style-name="Source_20_Text"><text:span text:style-name="T10">Dockerfile <text:s text:c="10"/># альтернативная упаковка</text:span></text:span></text:p>
      <text:p text:style-name="P7"><text:span text:style-name="Source_20_Text"><text:span text:style-name="T11"><text:s text:c="2"/></text:span></text:span><text:span text:style-name="Source_20_Text"><text:span text:style-name="T10">requirements.txt <text:s text:c="4"/># фикс версий</text:span></text:span></text:p>
      <text:p text:style-name="P7"><text:span text:style-name="Source_20_Text"><text:span text:style-name="T11"><text:s text:c="2"/></text:span></text:span><text:span text:style-name="Source_20_Text"><text:span text:style-name="T10">README.md <text:s text:c="11"/># шаги локального запуска</text:span></text:span></text:p>
      <text:p text:style-name="P10"><text:span text:style-name="T6">Health-скрипт — маленькая программа, которая проверяет: читаются ли правила, доступна ли папка </text:span><text:span text:style-name="Source_20_Text"><text:span text:style-name="T8">data/</text:span></text:span><text:span text:style-name="T6">, создаётся ли пустой отчёт. Скрипт выполняется в CI/перед демо.</text:span></text:p>
      <text:h text:style-name="P5" text:outline-level="4">Контроль памяти и «скользящих» утечек</text:h>
      <text:p text:style-name="P8">Пул объектов — повторное использование выделенных структур (например, буферов строк), чтобы не генерировать мусор-объекты.<text:line-break/>Memory-mapped файл — способ читать большие файлы «по кусочку», не грузя их целиком в память.</text:p>
      <text:p text:style-name="P19">Практические шаги:</text:p>
      <text:list text:style-name="L53">
        <text:list-item>
          <text:p text:style-name="P39">Не копируй большие строки по 10 раз — держи ссылки на исходный буфер и позиции (как в 2.1).</text:p>
        </text:list-item>
        <text:list-item>
          <text:p text:style-name="P39">Рендер PDF — не храни все страницы в памяти, стримуй по одной.</text:p>
        </text:list-item>
        <text:list-item>
          <text:p text:style-name="P39">Перед демо прогоняй анализ 3–5 раз и следи, растёт ли RAM (утечки).</text:p>
        </text:list-item>
      </text:list>
      <text:h text:style-name="P5" text:outline-level="4"><text:soft-page-break/>Мини-чеклист профилирования (по коду)</text:h>
      <text:list text:style-name="L54">
        <text:list-item>
          <text:p text:style-name="P40">Оберни каждый шаг пайплайна в контекстный таймер и логируй длительность.</text:p>
        </text:list-item>
        <text:list-item>
          <text:p text:style-name="P104"><text:span text:style-name="T3">Снимай </text:span><text:span text:style-name="Strong_20_Emphasis"><text:span text:style-name="T4">снапшот результата</text:span></text:span><text:span text:style-name="T3"> (</text:span><text:span text:style-name="Source_20_Text"><text:span text:style-name="T9">result.json</text:span></text:span><text:span text:style-name="T3">) и сравнивай с эталоном — чтобы оптимизации не меняли выводы.</text:span></text:p>
        </text:list-item>
        <text:list-item>
          <text:p text:style-name="P104"><text:span text:style-name="T3">Добавь флаг </text:span><text:span text:style-name="Source_20_Text"><text:span text:style-name="T9">--profile</text:span></text:span><text:span text:style-name="T3"> для вывода детальной разбивки.</text:span></text:p>
        </text:list-item>
      </text:list>
      <text:p text:style-name="P8">Снапшот-тест — сравнение текущего результата с сохранённой «золотой» версией; помогает заметить неожиданную деградацию качества после оптимизации.</text:p>
      <text:h text:style-name="P5" text:outline-level="4">CPU vs GPU: как не застрять на железе</text:h>
      <text:list text:style-name="L55">
        <text:list-item>
          <text:p text:style-name="P105"><text:span text:style-name="Strong_20_Emphasis"><text:span text:style-name="T4">Никогда</text:span></text:span><text:span text:style-name="T3"> не делай GPU обязательным. Всегда должен быть </text:span><text:span text:style-name="Strong_20_Emphasis"><text:span text:style-name="T4">CPU-путь</text:span></text:span><text:span text:style-name="T3">.</text:span></text:p>
        </text:list-item>
        <text:list-item>
          <text:p text:style-name="P41">Если GPU есть — определяй автоматически и включай «ускоренный» профиль (без изменения логики).</text:p>
        </text:list-item>
        <text:list-item>
          <text:p text:style-name="P105"><text:span text:style-name="T3">Не смешивай глобальные настройки в одном коде: </text:span><text:span text:style-name="Strong_20_Emphasis"><text:span text:style-name="T4">две конфигурации</text:span></text:span><text:span text:style-name="T3"> (cpu.yaml, gpu.yaml) — и выбор при старте.</text:span></text:p>
        </text:list-item>
      </text:list>
      <text:p text:style-name="P8">Feature flag — «флажок» в конфиге/коде, который включает/выключает оптимизации; удобно для демо и отладки.</text:p>
      <text:h text:style-name="P5" text:outline-level="4">Логи: чтобы понимать, что произошло</text:h>
      <text:p text:style-name="P19">Слои логов:</text:p>
      <text:list text:style-name="L56">
        <text:list-item>
          <text:p text:style-name="P106"><text:span text:style-name="Source_20_Text"><text:span text:style-name="T9">INFO</text:span></text:span><text:span text:style-name="T3"> — шаги пайплайна и их времена.</text:span></text:p>
        </text:list-item>
        <text:list-item>
          <text:p text:style-name="P106"><text:span text:style-name="Source_20_Text"><text:span text:style-name="T9">WARNING</text:span></text:span><text:span text:style-name="T3"> — фолбэки (с PDF на HTML, с int8 на fp32).</text:span></text:p>
        </text:list-item>
        <text:list-item>
          <text:p text:style-name="P106"><text:span text:style-name="Source_20_Text"><text:span text:style-name="T9">ERROR</text:span></text:span><text:span text:style-name="T3"> — что упало и на каком входе.</text:span></text:p>
        </text:list-item>
        <text:list-item>
          <text:p text:style-name="P107"><text:span text:style-name="T3">Отдельно: </text:span><text:span text:style-name="Strong_20_Emphasis"><text:span text:style-name="T4">версия правил/моделей</text:span></text:span><text:span text:style-name="T3">, контрольные суммы файлов.</text:span></text:p>
        </text:list-item>
      </text:list>
      <text:p text:style-name="P8">Correlation ID — метка документа/запроса, которую добавляешь ко всем логам, чтобы быстро собрать «историю одного анализа».</text:p>
      <text:h text:style-name="P3" text:outline-level="3">Распространенные ошибки</text:h>
      <text:list text:style-name="L57">
        <text:list-item>
          <text:p text:style-name="P108"><text:span text:style-name="Strong_20_Emphasis"><text:span text:style-name="T4">Надежда на GPU.</text:span></text:span><text:span text:style-name="T3"> На жюри GPU нет — и всё тормозит. Должен быть быстрый CPU-профиль.</text:span></text:p>
        </text:list-item>
        <text:list-item>
          <text:p text:style-name="P108"><text:soft-page-break/><text:span text:style-name="Strong_20_Emphasis"><text:span text:style-name="T4">Нет прогрева.</text:span></text:span><text:span text:style-name="T3"> Первый клик в демо «думает» 10 сек, жюри теряет внимание. Прогревай модели/кэши.</text:span></text:p>
        </text:list-item>
        <text:list-item>
          <text:p text:style-name="P108"><text:span text:style-name="Strong_20_Emphasis"><text:span text:style-name="T4">Оптимизация без тестов.</text:span></text:span><text:span text:style-name="T3"> Квантовали — качество упало, а ты не заметил. Держи mini-golden-set и снапшоты.</text:span></text:p>
        </text:list-item>
        <text:list-item>
          <text:p text:style-name="P108"><text:span text:style-name="Strong_20_Emphasis"><text:span text:style-name="T4">Конфиги в коде.</text:span></text:span><text:span text:style-name="T3"> Любая правка порога — пересборка. Вынеси в YAML + валидируй.</text:span></text:p>
        </text:list-item>
        <text:list-item>
          <text:p text:style-name="P108"><text:span text:style-name="Strong_20_Emphasis"><text:span text:style-name="T4">Без фолбэков.</text:span></text:span><text:span text:style-name="T3"> Упал PDF-экспорт — демонстрация закончилась. Должен быть HTML-выход.</text:span></text:p>
        </text:list-item>
        <text:list-item>
          <text:p text:style-name="P108"><text:span text:style-name="Strong_20_Emphasis"><text:span text:style-name="T4">Нет таймаутов.</text:span></text:span><text:span text:style-name="T3"> Одна плохая сцена «повисла» и заморозила UI. Ставь ограничения и watchdog.</text:span></text:p>
        </text:list-item>
        <text:list-item>
          <text:p text:style-name="P108"><text:span text:style-name="Strong_20_Emphasis"><text:span text:style-name="T4">Тяжёлые списки без виртуализации.</text:span></text:span><text:span text:style-name="T3"> UI «фризит» на 200 сценах — жюри видит лаги, а не фичи.</text:span></text:p>
        </text:list-item>
      </text:list>
      <text:h text:style-name="P3" text:outline-level="3">Как это принесет баллы на хакатоне согласно ожидаемым критериям</text:h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Таблица5.1">
            <table:table-cell table:style-name="Таблица5.A1" office:value-type="string">
              <text:p text:style-name="P16">Критерий</text:p>
            </table:table-cell>
            <table:table-cell table:style-name="Таблица5.A1" office:value-type="string">
              <text:p text:style-name="P16">Что принесет баллы</text:p>
            </table:table-cell>
          </table:table-row>
        </table:table-header-rows>
        <table:table-row table:style-name="Таблица5.1">
          <table:table-cell table:style-name="Таблица5.A1" office:value-type="string">
            <text:p text:style-name="P12">Функциональность и соответствие требованиям</text:p>
          </table:table-cell>
          <table:table-cell table:style-name="Таблица5.A1" office:value-type="string">
            <text:p text:style-name="P12">Self-hosted запуск, быстрый CPU-профиль, фолбэки (HTML при падении PDF), повторный прогон сцены, стабильный экспорт.</text:p>
          </table:table-cell>
        </table:table-row>
        <table:table-row table:style-name="Таблица5.3">
          <table:table-cell table:style-name="Таблица5.A1" office:value-type="string">
            <text:p text:style-name="P12">Точность анализа контента</text:p>
          </table:table-cell>
          <table:table-cell table:style-name="Таблица5.A1" office:value-type="string">
            <text:p text:style-name="P13">Квантование/оптимизация без деградации (проверена на mini-golden-set), снапшоты <text:span text:style-name="Source_20_Text"><text:span text:style-name="T18">result.json</text:span></text:span>, одинаковые пороги во всех режимах.</text:p>
          </table:table-cell>
        </table:table-row>
        <table:table-row table:style-name="Таблица5.1">
          <table:table-cell table:style-name="Таблица5.A1" office:value-type="string">
            <text:p text:style-name="P12">Удобство интерфейса и визуализация</text:p>
          </table:table-cell>
          <table:table-cell table:style-name="Таблица5.A1" office:value-type="string">
            <text:p text:style-name="P12">Прогрев, быстрый отклик Re-check, отсутствие лагов (виртуализация списков), понятные статусы загрузки/ошибок.</text:p>
          </table:table-cell>
        </table:table-row>
        <table:table-row table:style-name="Таблица5.3">
          <table:table-cell table:style-name="Таблица5.A1" office:value-type="string">
            <text:p text:style-name="P12">Практическая ценность и интеграция в процесс</text:p>
          </table:table-cell>
          <table:table-cell table:style-name="Таблица5.A1" office:value-type="string">
            <text:p text:style-name="P12">Один архив/образ, офлайн-артефакты, фикс версий, скрипт «одной кнопкой», health-check, логирование с correlation ID.</text:p>
          </table:table-cell>
        </table:table-row>
        <table:table-row table:style-name="Таблица5.1">
          <table:table-cell table:style-name="Таблица5.A1" office:value-type="string">
            <text:p text:style-name="P12">Качество реализации и надёжность</text:p>
          </table:table-cell>
          <table:table-cell table:style-name="Таблица5.A1" office:value-type="string">
            <text:p text:style-name="Table_20_Contents">Таймауты, watchdog, graceful fallback, кэширование, тесты производительности и стабильности, два профиля (cpu/gpu).</text:p>
          </table:table-cell>
        </table:table-row>
      </table:table>
      <text:h text:style-name="P3" text:outline-level="3"><text:soft-page-break/>Чек-лист “Подготовить до хакатона”</text:h>
      <text:list text:style-name="L58">
        <text:list-item>
          <text:p text:style-name="P109"><text:span text:style-name="Strong_20_Emphasis"><text:span text:style-name="T4">Сборка офлайн:</text:span></text:span><text:span text:style-name="T3"> архив/образ с venv/Docker, офлайн-артефактами, </text:span><text:span text:style-name="Source_20_Text"><text:span text:style-name="T9">run_offline.sh/.bat</text:span></text:span><text:span text:style-name="T3">, health-check, README.</text:span></text:p>
        </text:list-item>
        <text:list-item>
          <text:p text:style-name="P110"><text:span text:style-name="Strong_20_Emphasis"><text:span text:style-name="T4">Перфоманс-пакет:</text:span></text:span><text:span text:style-name="T3"> прогрев, кэш парсинга/детекции, частичный пересчёт сцены, таймеры шагов, мини-бюджеты по времени/RAM.</text:span></text:p>
        </text:list-item>
        <text:list-item>
          <text:p text:style-name="P109"><text:span text:style-name="Strong_20_Emphasis"><text:span text:style-name="T4">Контроль качества:</text:span></text:span><text:span text:style-name="T3"> mini-golden-set, снапшоты </text:span><text:span text:style-name="Source_20_Text"><text:span text:style-name="T9">result.json</text:span></text:span><text:span text:style-name="T3">, сравнение baseline vs int8 (если есть модель), фолбэк HTML-отчёта.</text:span></text:p>
        </text:list-item>
      </text:list>
      <text:h text:style-name="P3" text:outline-level="3">Заключение</text:h>
      <text:p text:style-name="P48"><text:span text:style-name="T3">Теперь ты умеешь готовить </text:span><text:span text:style-name="Strong_20_Emphasis"><text:span text:style-name="T4">быстрый и предсказуемый</text:span></text:span><text:span text:style-name="T3"> self-hosted сервис: измерять реальные узкие места (профилирование), ускорять «дешёвыми» и надёжными методами (кэш, батчинг, параллелизм), аккуратно применять </text:span><text:span text:style-name="Strong_20_Emphasis"><text:span text:style-name="T4">квантование</text:span></text:span><text:span text:style-name="T3"> и держать базовый </text:span><text:span text:style-name="Strong_20_Emphasis"><text:span text:style-name="T4">CPU-профиль</text:span></text:span><text:span text:style-name="T3"> как якорь стабильности. Ты знаешь, как упаковать проект офлайн (venv/Docker), как добавить </text:span><text:span text:style-name="Strong_20_Emphasis"><text:span text:style-name="T4">health-checks</text:span></text:span><text:span text:style-name="T3">, </text:span><text:span text:style-name="Strong_20_Emphasis"><text:span text:style-name="T4">таймауты</text:span></text:span><text:span text:style-name="T3"> и </text:span><text:span text:style-name="Strong_20_Emphasis"><text:span text:style-name="T4">graceful fallback</text:span></text:span><text:span text:style-name="T3">, чтобы любой сбой выглядел цивилизованно и не ломал демо.<text:line-break/>На защите это выглядит как зрелый продукт: нажали «Проверить», подождали секунды — получили метрики, аннотации и отчёт. Если что-то пошло не так — сервис сообщил понятную причину и предложил безопасный путь. Именно такой «уровень взрослости» и ценят жюри и заказчики.</text:span></text:p>
      <text:h text:style-name="P4" text:outline-level="3">Лекция 4.2 — Калибровка, авто-валидация и готовность к демо: метрики, пороги и чек-скрипты</text:h>
      <text:p text:style-name="P48"><text:span text:style-name="T3">В этой лекции мы соберём «пояс безопасности» вокруг твоего решения: </text:span><text:span text:style-name="Strong_20_Emphasis"><text:span text:style-name="T4">как измерять качество</text:span></text:span><text:span text:style-name="T3">, </text:span><text:span text:style-name="Strong_20_Emphasis"><text:span text:style-name="T4">как калибровать пороги серьёзности</text:span></text:span><text:span text:style-name="T3">, </text:span><text:span text:style-name="Strong_20_Emphasis"><text:span text:style-name="T4">как автоматически проверять себя перед демо</text:span></text:span><text:span text:style-name="T3"> и как оформить «зелёную лампочку готовности». Это последняя миля, которая превращает рабочий код в надёжный продукт для жюри и продюсеров.</text:span></text:p>
      <text:h text:style-name="P3" text:outline-level="3"><text:soft-page-break/>Важность для хакатона</text:h>
      <text:p text:style-name="P48"><text:span text:style-name="T3">Ты можешь идеально распарсить сценарий и красиво визуализировать эпизоды, но финальные баллы сильно зависят от </text:span><text:span text:style-name="Strong_20_Emphasis"><text:span text:style-name="T4">точности, воспроизводимости и стабильности</text:span></text:span><text:span text:style-name="T3">. Эта лекция даёт тебе:</text:span></text:p>
      <text:list text:style-name="L59">
        <text:list-item>
          <text:p text:style-name="P111"><text:span text:style-name="T3">понятные </text:span><text:span text:style-name="Strong_20_Emphasis"><text:span text:style-name="T4">метрики</text:span></text:span><text:span text:style-name="T3"> (precision/recall/F1) по шкалам и степеням серьёзности;</text:span></text:p>
        </text:list-item>
        <text:list-item>
          <text:p text:style-name="P111"><text:span text:style-name="T3">практику </text:span><text:span text:style-name="Strong_20_Emphasis"><text:span text:style-name="T4">калибровки порогов</text:span></text:span><text:span text:style-name="T3"> Mild/Moderate/Severe без «угадываний»;</text:span></text:p>
        </text:list-item>
        <text:list-item>
          <text:p text:style-name="P111"><text:span text:style-name="Strong_20_Emphasis"><text:span text:style-name="T4">авто-валидацию</text:span></text:span><text:span text:style-name="T3"> результата (структура, позиции, проценты, рейтинг);</text:span></text:p>
        </text:list-item>
        <text:list-item>
          <text:p text:style-name="P111"><text:span text:style-name="T3">«красную кнопку» </text:span><text:span text:style-name="Strong_20_Emphasis"><text:span text:style-name="T4">smoke-теста</text:span></text:span><text:span text:style-name="T3"> перед защитой и </text:span><text:span text:style-name="Strong_20_Emphasis"><text:span text:style-name="T4">готовность-репорт</text:span></text:span><text:span text:style-name="T3"> для жюри.</text:span></text:p>
        </text:list-item>
      </text:list>
      <text:p text:style-name="P19">Иными словами, ты снимаешь риски демо и набираешь очки сразу по функциональности, точности и качеству реализации.</text:p>
      <text:h text:style-name="P3" text:outline-level="3">Основная часть</text:h>
      <text:h text:style-name="P5" text:outline-level="4">Картина качества: что именно мы меряем и зачем</text:h>
      <text:p text:style-name="P8">Метрика качества — числовой показатель, по которому сравнивают предсказания системы с эталоном (разметкой или экспертной оценкой).</text:p>
      <text:p text:style-name="P8">Эталон (golden-set) — небольшая, но тщательно проверенная подборка сцен/фрагментов, где класс и степень серьёзности согласованы с человеком.</text:p>
      <text:p text:style-name="P48"><text:span text:style-name="T3">Для трека нам важны </text:span><text:span text:style-name="Strong_20_Emphasis"><text:span text:style-name="T4">две плоскости качества</text:span></text:span><text:span text:style-name="T3">:</text:span></text:p>
      <text:list text:style-name="L60">
        <text:list-item>
          <text:p text:style-name="P112"><text:span text:style-name="Strong_20_Emphasis"><text:span text:style-name="T4">Детекция эпизодов</text:span></text:span><text:span text:style-name="T3"> по шкалам (лексика, насилие, эротика, вещества, пугающее).</text:span></text:p>
        </text:list-item>
        <text:list-item>
          <text:p text:style-name="P112"><text:span text:style-name="Strong_20_Emphasis"><text:span text:style-name="T4">Корректность сводки</text:span></text:span><text:span text:style-name="T3">: доля сцен с нарушениями, максимальная серьёзность в сцене, итоговый рейтинг по правилу «самого строгого элемента».</text:span></text:p>
        </text:list-item>
      </text:list>
      <text:p text:style-name="P48"><text:span text:style-name="T3">В идеале мы меряем </text:span><text:span text:style-name="Strong_20_Emphasis"><text:span text:style-name="T4">и то, и другое</text:span></text:span><text:span text:style-name="T3">. На практике, при малом объёме данных, начни с эпизодов по шкалам и проверь, что сводка «не уезжает» на тех же документах.</text:span></text:p>
      <text:p text:style-name="P8"><text:soft-page-break/>Precision (точность) — доля верных среди найденных эпизодов.<text:line-break/>Recall (полнота) — доля найденных среди реально существующих эпизодов.<text:line-break/>F1 — гармоническое среднее precision и recall; баланс «не стрелять вхолостую» и «не пропускать».</text:p>
      <text:p text:style-name="P48"><text:span text:style-name="T3">Считай метрики </text:span><text:span text:style-name="Strong_20_Emphasis"><text:span text:style-name="T4">по каждой шкале</text:span></text:span><text:span text:style-name="T3"> и при желании </text:span><text:span text:style-name="Strong_20_Emphasis"><text:span text:style-name="T4">по степеням</text:span></text:span><text:span text:style-name="T3"> (Mild/Moderate/Severe). Это покажет, где именно «болит».</text:span></text:p>
      <text:p text:style-name="P8">Micro-усреднение — считаем общие TP/FP/FN и метрики по сумме всех классов (подходит при сильном дисбалансе).<text:line-break/>Macro-усреднение — среднее по классам (все классы равноважны). Удобно видеть, не «забили» ли мы на редкую шкалу.</text:p>
      <text:h text:style-name="P5" text:outline-level="4">Пороговая калибровка: из баллов в Mild/Moderate/Severe</text:h>
      <text:p text:style-name="P48"><text:span text:style-name="T3">В лекции 1.2 мы ввели </text:span><text:span text:style-name="Strong_20_Emphasis"><text:span text:style-name="T4">балльную шкалу</text:span></text:span><text:span text:style-name="T3"> (0–100) и пороги классов. Теперь — как их подстроить под твой golden-set.</text:span></text:p>
      <text:p text:style-name="P8">Калибровка порогов — подбор граничных значений между классами серьёзности так, чтобы повысить F1 по важным нам шкалам/степеням.</text:p>
      <text:p text:style-name="P19">Базовый план:</text:p>
      <text:list text:style-name="L61">
        <text:list-item>
          <text:p text:style-name="P113"><text:span text:style-name="T3">Выбираешь </text:span><text:span text:style-name="Strong_20_Emphasis"><text:span text:style-name="T4">целевую функцию</text:span></text:span><text:span text:style-name="T3"> (например, macro-F1 по шкалам или «Recall Severe + Precision Moderate/Severe»).</text:span></text:p>
        </text:list-item>
        <text:list-item>
          <text:p text:style-name="P113"><text:span text:style-name="T3">Прогоняешь golden-set и строишь </text:span><text:span text:style-name="Strong_20_Emphasis"><text:span text:style-name="T4">кривую качества</text:span></text:span><text:span text:style-name="T3"> при разных порогах (сканируешь, скажем, шагом 2–5 баллов).</text:span></text:p>
        </text:list-item>
        <text:list-item>
          <text:p text:style-name="P113"><text:span text:style-name="T3">Фиксируешь набор порогов, при котором цель максимальна </text:span><text:span text:style-name="Strong_20_Emphasis"><text:span text:style-name="T4">без резких провалов</text:span></text:span><text:span text:style-name="T3"> по другим шкалам.</text:span></text:p>
        </text:list-item>
        <text:list-item>
          <text:p text:style-name="P113"><text:span text:style-name="T3">Сохраняешь пороги в </text:span><text:span text:style-name="Strong_20_Emphasis"><text:span text:style-name="T4">YAML</text:span></text:span><text:span text:style-name="T3"> рядом с правилами (см. 1.2), добавляешь версию и комментарий «почему выбрали так».</text:span></text:p>
        </text:list-item>
      </text:list>
      <text:p text:style-name="P11"><text:span text:style-name="T6">Стоимость ошибки — относительная важность FP/FN. Для рейтинга особенно дорогие </text:span><text:span text:style-name="Strong_20_Emphasis"><text:span text:style-name="T7">FN Severe</text:span></text:span><text:span text:style-name="T6"> (пропустили жёсткую сцену). Это стоит отразить в цели калибровки.</text:span></text:p>
      <text:p text:style-name="P19">Практический рецепт (часто работает на старте):</text:p>
      <text:list text:style-name="L62">
        <text:list-item>
          <text:p text:style-name="P114"><text:span text:style-name="T3">держать границу </text:span><text:span text:style-name="Strong_20_Emphasis"><text:span text:style-name="T4">Severe</text:span></text:span><text:span text:style-name="T3"> высокой (например, 75–80), чтобы «случайные» совпадения не тянули сценарий к 18+;</text:span></text:p>
        </text:list-item>
        <text:list-item>
          <text:p text:style-name="P114"><text:span text:style-name="Strong_20_Emphasis"><text:span text:style-name="T4">Moderate</text:span></text:span><text:span text:style-name="T3"> — в районе 50–60, но добавлять контекстные усилители (натурализм, многократность);</text:span></text:p>
        </text:list-item>
        <text:list-item>
          <text:p text:style-name="P114"><text:soft-page-break/><text:span text:style-name="Strong_20_Emphasis"><text:span text:style-name="T4">Mild</text:span></text:span><text:span text:style-name="T3"> — 25–30, чтобы не утонуть в шумах, но видеть «на грани» кейсы.</text:span></text:p>
        </text:list-item>
      </text:list>
      <text:p text:style-name="P48"><text:span text:style-name="T3">Если в твоём наборе «мало Severe», усили критерий: </text:span><text:span text:style-name="Strong_20_Emphasis"><text:span text:style-name="T4">Recall Severe не ниже X</text:span></text:span><text:span text:style-name="T3"> (например, 0.8) и сканируй пороги при этом ограничении. Так ты приоритизируешь «не пропустить серьёзное».</text:span></text:p>
      <text:p text:style-name="P8">Изотоническая калибровка — способ «пригладить» вероятности модели к реальным частотам. Для наших правил она избыточна; достаточно порогов на балльной шкале.</text:p>
      <text:h text:style-name="P5" text:outline-level="4">Профили анализа: быстрый/сбалансированный/полный (LOD для анализа)</text:h>
      <text:p text:style-name="P8">LOD-профиль (Level of Detail) — преднастроенный режим глубины анализа: какие правила и модели активны, какие коэффициенты/пороги и ограничения времени используются.</text:p>
      <text:p text:style-name="P19">Предложи три профиля в конфиге и UI (переключатель в настройках):</text:p>
      <text:list text:style-name="L63">
        <text:list-item>
          <text:p text:style-name="P115"><text:span text:style-name="Strong_20_Emphasis"><text:span text:style-name="T4">Fast</text:span></text:span><text:span text:style-name="T3"> — только словари/regex, «дешёвые» контексты, без ML; цель — мгновенный отклик и пересчёт сцены.</text:span></text:p>
        </text:list-item>
        <text:list-item>
          <text:p text:style-name="P115"><text:span text:style-name="Strong_20_Emphasis"><text:span text:style-name="T4">Balanced</text:span></text:span><text:span text:style-name="T3"> — + часть эвристик контекста, лёгкая модель/логистическая регрессия, стандартные пороги.</text:span></text:p>
        </text:list-item>
        <text:list-item>
          <text:p text:style-name="P115"><text:span text:style-name="Strong_20_Emphasis"><text:span text:style-name="T4">Thorough</text:span></text:span><text:span text:style-name="T3"> — максимум эвристик, дорогие проверки, пониженные таймауты на батч-детекцию; применяется при экспорте отчёта/финальном прогоне.</text:span></text:p>
        </text:list-item>
      </text:list>
      <text:p text:style-name="P48"><text:span text:style-name="T3">Для каждого профиля зафиксируй </text:span><text:span text:style-name="Strong_20_Emphasis"><text:span text:style-name="T4">перфоманс-бюджет</text:span></text:span><text:span text:style-name="T3"> (см. 4.1) и </text:span><text:span text:style-name="Strong_20_Emphasis"><text:span text:style-name="T4">линейку порогов</text:span></text:span><text:span text:style-name="T3"> (можно чуть различать). Это даёт предсказуемость на демо и честность по времени.</text:span></text:p>
      <text:p text:style-name="P8">Переключатель профиля — элемент UI/конфигурации, который меняет активные правила, таймауты и пороги. Он не должен менять логику агрегирования и маппинга «строгость → рейтинг».</text:p>
      <text:h text:style-name="P5" text:outline-level="4">Авто-валидация результата: структурные инварианты и целостность</text:h>
      <text:p text:style-name="P8">Инвариант — свойство результата, которое всегда должно быть верно (например, эпизод не может выходить за границы сцены).</text:p>
      <text:p text:style-name="P48"><text:soft-page-break/><text:span text:style-name="T3">Собери </text:span><text:span text:style-name="Strong_20_Emphasis"><text:span text:style-name="T4">checklist-валидатор</text:span></text:span><text:span text:style-name="T3">, который бегает после анализа и перед экспортом. Минимальный набор проверок:</text:span></text:p>
      <text:p text:style-name="P48"><text:span text:style-name="Strong_20_Emphasis"><text:span text:style-name="T4">Структура JSON</text:span></text:span></text:p>
      <text:list text:style-name="L64">
        <text:list-item>
          <text:p text:style-name="P116"><text:span text:style-name="Source_20_Text"><text:span text:style-name="T9">result.json</text:span></text:span><text:span text:style-name="T3"> валиден по </text:span><text:span text:style-name="Strong_20_Emphasis"><text:span text:style-name="T4">JSON Schema</text:span></text:span><text:span text:style-name="T3"> (схема хранится в репозитории).</text:span></text:p>
        </text:list-item>
        <text:list-item>
          <text:p text:style-name="P42">Обязательные поля присутствуют (док-мета, список сцен, эпизоды, сводка).</text:p>
        </text:list-item>
      </text:list>
      <text:p text:style-name="P48"><text:span text:style-name="Strong_20_Emphasis"><text:span text:style-name="T4">Позиции и цитаты</text:span></text:span></text:p>
      <text:list text:style-name="L65">
        <text:list-item>
          <text:p text:style-name="P117"><text:span text:style-name="T3">Для каждого эпизода </text:span><text:span text:style-name="Source_20_Text"><text:span text:style-name="T9">start_char..end_char</text:span></text:span><text:span text:style-name="T3"> лежат внутри соответствующей сцены.</text:span></text:p>
        </text:list-item>
        <text:list-item>
          <text:p text:style-name="P117"><text:span text:style-name="Strong_20_Emphasis"><text:span text:style-name="T4">Цитата</text:span></text:span><text:span text:style-name="T3"> совпадает с текстом по </text:span><text:span text:style-name="Source_20_Text"><text:span text:style-name="T9">start_char..end_char</text:span></text:span><text:span text:style-name="T3"> (после нормализации).</text:span></text:p>
        </text:list-item>
        <text:list-item>
          <text:p text:style-name="P117"><text:span text:style-name="T3">Если есть </text:span><text:span text:style-name="Source_20_Text"><text:span text:style-name="T9">raw_page</text:span></text:span><text:span text:style-name="T3">, он существует, а диапазон </text:span><text:span text:style-name="Source_20_Text"><text:span text:style-name="T9">raw_start..raw_end</text:span></text:span><text:span text:style-name="T3"> не отрицателен.</text:span></text:p>
        </text:list-item>
      </text:list>
      <text:p text:style-name="P48"><text:span text:style-name="Strong_20_Emphasis"><text:span text:style-name="T4">Сводка и проценты</text:span></text:span></text:p>
      <text:list text:style-name="L66">
        <text:list-item>
          <text:p text:style-name="P118"><text:span text:style-name="Source_20_Text"><text:span text:style-name="T9">scene_percent[scale] = round(100 * #scenes_with_scale / #all_scenes)</text:span></text:span><text:span text:style-name="T3"> — в пределах 0…100.</text:span></text:p>
        </text:list-item>
        <text:list-item>
          <text:p text:style-name="P43">Максимальная серьёзность документа согласована с эпизодами (если есть Severe — итог не ниже соответствующего рейтинга).</text:p>
        </text:list-item>
      </text:list>
      <text:p text:style-name="P48"><text:span text:style-name="Strong_20_Emphasis"><text:span text:style-name="T4">Линки</text:span></text:span></text:p>
      <text:list text:style-name="L67">
        <text:list-item>
          <text:p text:style-name="P119"><text:span text:style-name="T3">Все </text:span><text:span text:style-name="Source_20_Text"><text:span text:style-name="T9">scene_id</text:span></text:span><text:span text:style-name="T3"> и </text:span><text:span text:style-name="Source_20_Text"><text:span text:style-name="T9">episode_id</text:span></text:span><text:span text:style-name="T3"> уникальны.</text:span></text:p>
        </text:list-item>
        <text:list-item>
          <text:p text:style-name="P44">Карточка эпизода указывает на существующую сцену.</text:p>
        </text:list-item>
      </text:list>
      <text:p text:style-name="P48"><text:span text:style-name="Strong_20_Emphasis"><text:span text:style-name="T4">Консистентность правил</text:span></text:span></text:p>
      <text:list text:style-name="L68">
        <text:list-item>
          <text:p text:style-name="P45">Версия правил/порогов из YAML записана в результат; UI её отображает (помогает спорить корректно).</text:p>
        </text:list-item>
      </text:list>
      <text:p text:style-name="P8">JSON Schema — спецификация структуры JSON; помогает автоматически проверять, что в результат не проник «битый» объект или пропущено важное поле.</text:p>
      <text:p text:style-name="P8">Smoke-тест — очень быстрый прогон на одном-двух стартер-файлах, который просто подтверждает: «всё поднимается и основные шаги работают».</text:p>
      <text:p text:style-name="P48"><text:span text:style-name="T3">Запускай валидатор в двух случаях: </text:span><text:span text:style-name="Strong_20_Emphasis"><text:span text:style-name="T4">после анализа</text:span></text:span><text:span text:style-name="T3"> и </text:span><text:span text:style-name="Strong_20_Emphasis"><text:span text:style-name="T4">перед экспортом</text:span></text:span><text:span text:style-name="T3">. Если что-то не так — покажи человеку понятное сообщение и ссылку на лог.</text:span></text:p>
      <text:h text:style-name="P5" text:outline-level="4"><text:soft-page-break/>Авто-тесты качества: минимальная статистика без перенатужения</text:h>
      <text:p text:style-name="P48"><text:span text:style-name="T3">Пусть у тебя </text:span><text:span text:style-name="Strong_20_Emphasis"><text:span text:style-name="T4">mini-golden-set</text:span></text:span><text:span text:style-name="T3"> на 10–20 сцен (см. 2.2). Собери простейший </text:span><text:span text:style-name="Strong_20_Emphasis"><text:span text:style-name="T4">quality-скрипт</text:span></text:span><text:span text:style-name="T3">:</text:span></text:p>
      <text:list text:style-name="L69">
        <text:list-item>
          <text:p text:style-name="P46">Прогоняет весь набор в выбранном профиле (обычно Balanced).</text:p>
        </text:list-item>
        <text:list-item>
          <text:p text:style-name="P46">Считает precision/recall/F1 по шкалам (и Severe отдельно).</text:p>
        </text:list-item>
        <text:list-item>
          <text:p text:style-name="P120"><text:span text:style-name="T3">Пишет «паспорт качества» (табличка) в </text:span><text:span text:style-name="Source_20_Text"><text:span text:style-name="T9">reports/quality.md</text:span></text:span><text:span text:style-name="T3">.</text:span></text:p>
        </text:list-item>
        <text:list-item>
          <text:p text:style-name="P121"><text:span text:style-name="T3">Сравнивает с </text:span><text:span text:style-name="Strong_20_Emphasis"><text:span text:style-name="T4">порогами качества</text:span></text:span><text:span text:style-name="T3"> (например, «Recall Severe ≥ 0.8, Precision Moderate+ ≥ 0.7») и ставит </text:span><text:span text:style-name="Strong_20_Emphasis"><text:span text:style-name="T4">пас/фейл</text:span></text:span><text:span text:style-name="T3">.</text:span></text:p>
        </text:list-item>
        <text:list-item>
          <text:p text:style-name="P120"><text:span text:style-name="T3">Сохраняет </text:span><text:span text:style-name="Strong_20_Emphasis"><text:span text:style-name="T4">снапшот</text:span></text:span><text:span text:style-name="T3"> </text:span><text:span text:style-name="Source_20_Text"><text:span text:style-name="T9">result.json</text:span></text:span><text:span text:style-name="T3"> для каждого файла (см. ниже).</text:span></text:p>
        </text:list-item>
      </text:list>
      <text:p text:style-name="P8">Снапшот-тест — фиксация ожидаемого результата и автоматическая проверка, что новый вывод не «уплыл» после рефакторинга или калибровки порогов.</text:p>
      <text:p text:style-name="P19">Если снапшот изменился, рендери «дифф по эпизодам»: какие добавились/убрались, по каким причинам (правило/порог/профиль). Это экономит время на расследования.</text:p>
      <text:h text:style-name="P5" text:outline-level="4">Режим демо: готовность-репорт и сценарий показа</text:h>
      <text:p text:style-name="P8">Готовность-репорт — короткая сводка «здоровья» системы: версии правил, профиля анализа, перфоманс-бюджеты, результаты валидатора и smoke-теста, паспорт качества на mini-наборе.</text:p>
      <text:p text:style-name="P19">Что добавить в готовность-репорт (генерируй по кнопке «Check readiness»):</text:p>
      <text:list text:style-name="L70">
        <text:list-item>
          <text:p text:style-name="P47">Версии: приложения, правил/порогов YAML, конфиг-профиль (Fast/Balanced/Thorough).</text:p>
        </text:list-item>
        <text:list-item>
          <text:p text:style-name="P47">Время шагов на последнем файле (parse/detect/aggregate/report).</text:p>
        </text:list-item>
        <text:list-item>
          <text:p text:style-name="P47">Результат авто-валидации (OK/Fail + список проблем).</text:p>
        </text:list-item>
        <text:list-item>
          <text:p text:style-name="P47">Итоговые метрики на mini-golden-set.</text:p>
        </text:list-item>
        <text:list-item>
          <text:p text:style-name="P122"><text:span text:style-name="T3">Свободное место в </text:span><text:span text:style-name="Source_20_Text"><text:span text:style-name="T9">data/</text:span></text:span><text:span text:style-name="T3">, доступность </text:span><text:span text:style-name="Source_20_Text"><text:span text:style-name="T9">assets/</text:span></text:span><text:span text:style-name="T3"> (шрифты/модели).</text:span></text:p>
        </text:list-item>
      </text:list>
      <text:p text:style-name="P8">Run-book демо — пошаговый сценарий показа: «1) Загрузить файл; 2) посмотреть дашборд; 3) кликнуть Severe-эпизод; 4) поправить фразу; 5) Re-check Scene; 6) экспортировать отчёт». Он снижает стресс и риск забыть важное.</text:p>
      <text:h text:style-name="P5" text:outline-level="4"><text:soft-page-break/>Авто-обработка обратной связи: как использовать FP/FN из UI</text:h>
      <text:p text:style-name="P8">Правило исключений (white-list) — список ситуаций, когда «похожий» триггер не должен срабатывать или должен смягчаться (например, цитата песни).</text:p>
      <text:p text:style-name="P48"><text:span text:style-name="T3">Синхронизируй UI с движком так, чтобы пометки </text:span><text:span text:style-name="Strong_20_Emphasis"><text:span text:style-name="T4">FP/FN</text:span></text:span><text:span text:style-name="T3"> умели:</text:span></text:p>
      <text:list text:style-name="L71">
        <text:list-item>
          <text:p text:style-name="P124"><text:span text:style-name="T3">добавлять/изменять </text:span><text:span text:style-name="Strong_20_Emphasis"><text:span text:style-name="T4">исключения</text:span></text:span><text:span text:style-name="T3"> (white-list) в YAML;</text:span></text:p>
        </text:list-item>
        <text:list-item>
          <text:p text:style-name="P123"><text:span text:style-name="T3">предлагать </text:span><text:span text:style-name="Strong_20_Emphasis"><text:span text:style-name="T4">коррекцию весов</text:span></text:span><text:span text:style-name="T3"> для LFs (например, понизить вес </text:span><text:span text:style-name="Source_20_Text"><text:span text:style-name="T9">slang</text:span></text:span><text:span text:style-name="T3">);</text:span></text:p>
        </text:list-item>
        <text:list-item>
          <text:p text:style-name="P124"><text:span text:style-name="Strong_20_Emphasis"><text:span text:style-name="T4">перекладывать</text:span></text:span><text:span text:style-name="T3"> эпизод между степенями, если вручную задана степень (опционально, флагом).</text:span></text:p>
        </text:list-item>
      </text:list>
      <text:p text:style-name="P19">Автоматический «мягкий апдейт»: при большом количестве FP у конкретного LF добавляй предупреждение в готовность-репорт: «вес эвристики X рекомендуется снизить». Это честный подход, который ценят жюри.</text:p>
      <text:h text:style-name="P5" text:outline-level="4">Телеметрия офлайн: видеть, где время и где ошибки</text:h>
      <text:p text:style-name="P8">Телеметрия — сбор агрегированных показателей выполнения: длительности шагов, количество эпизодов по шкалам, частота ошибок/фолбэков. Всё хранится локально (без интернета).</text:p>
      <text:p text:style-name="P48"><text:span text:style-name="T3">Минимум: логируй </text:span><text:span text:style-name="Strong_20_Emphasis"><text:span text:style-name="T4">время</text:span></text:span><text:span text:style-name="T3"> на парсинг/детекцию/агрегацию/экспорт, </text:span><text:span text:style-name="Strong_20_Emphasis"><text:span text:style-name="T4">количество</text:span></text:span><text:span text:style-name="T3"> эпизодов и </text:span><text:span text:style-name="Strong_20_Emphasis"><text:span text:style-name="T4">количество</text:span></text:span><text:span text:style-name="T3"> FP/FN. В отчёт можно вставить маленький раздел «Техническая сводка» для честности.</text:span></text:p>
      <text:h text:style-name="P5" text:outline-level="4">Псевдокод: как это собрать в один «чек»</text:h>
      <text:p text:style-name="P7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3">validate_and_report</text:span></text:span><text:span text:style-name="Source_20_Text"><text:span text:style-name="T10">(result, golden=</text:span></text:span><text:span text:style-name="Source_20_Text"><text:span text:style-name="T17">None</text:span></text:span><text:span text:style-name="Source_20_Text"><text:span text:style-name="T10">, schema=</text:span></text:span><text:span text:style-name="Source_20_Text"><text:span text:style-name="T17">None</text:span></text:span><text:span text:style-name="Source_20_Text"><text:span text:style-name="T10">):</text:span></text:span></text:p>
      <text:p text:style-name="P7"><text:span text:style-name="Source_20_Text"><text:span text:style-name="T11"><text:s text:c="4"/></text:span></text:span><text:span text:style-name="Source_20_Text"><text:span text:style-name="T14"># 1) Схема</text:span></text:span></text:p>
      <text:p text:style-name="P7"><text:span text:style-name="Source_20_Text"><text:span text:style-name="T11"><text:s text:c="4"/></text:span></text:span><text:span text:style-name="Source_20_Text"><text:span text:style-name="T10">jsonschema.validate(result, schema)</text:span></text:span></text:p>
      <text:p text:style-name="P7"/>
      <text:p text:style-name="P7"><text:span text:style-name="Source_20_Text"><text:span text:style-name="T11"><text:s text:c="4"/></text:span></text:span><text:span text:style-name="Source_20_Text"><text:span text:style-name="T14"># 2) Структурные инварианты</text:span></text:span></text:p>
      <text:p text:style-name="P7"><text:span text:style-name="Source_20_Text"><text:span text:style-name="T11"><text:s text:c="4"/></text:span></text:span><text:span text:style-name="Source_20_Text"><text:span text:style-name="T12">for</text:span></text:span><text:span text:style-name="Source_20_Text"><text:span text:style-name="T10"> sc </text:span></text:span><text:span text:style-name="Source_20_Text"><text:span text:style-name="T12">in</text:span></text:span><text:span text:style-name="Source_20_Text"><text:span text:style-name="T10"> result[</text:span></text:span><text:span text:style-name="Source_20_Text"><text:span text:style-name="T16">"scenes"</text:span></text:span><text:span text:style-name="Source_20_Text"><text:span text:style-name="T10">]:</text:span></text:span></text:p>
      <text:p text:style-name="P7"><text:span text:style-name="Source_20_Text"><text:span text:style-name="T11"><text:s text:c="8"/></text:span></text:span><text:span text:style-name="Source_20_Text"><text:span text:style-name="T12">assert</text:span></text:span><text:span text:style-name="Source_20_Text"><text:span text:style-name="T10"> sc[</text:span></text:span><text:span text:style-name="Source_20_Text"><text:span text:style-name="T16">"start_char"</text:span></text:span><text:span text:style-name="Source_20_Text"><text:span text:style-name="T10">] &lt;= sc[</text:span></text:span><text:span text:style-name="Source_20_Text"><text:span text:style-name="T16">"end_char"</text:span></text:span><text:span text:style-name="Source_20_Text"><text:span text:style-name="T10">]</text:span></text:span></text:p>
      <text:p text:style-name="P7"><text:span text:style-name="Source_20_Text"><text:span text:style-name="T11"><text:s text:c="4"/></text:span></text:span><text:span text:style-name="Source_20_Text"><text:span text:style-name="T12">for</text:span></text:span><text:span text:style-name="Source_20_Text"><text:span text:style-name="T10"> ep </text:span></text:span><text:span text:style-name="Source_20_Text"><text:span text:style-name="T12">in</text:span></text:span><text:span text:style-name="Source_20_Text"><text:span text:style-name="T10"> all_episodes(result):</text:span></text:span></text:p>
      <text:p text:style-name="P7"><text:span text:style-name="Source_20_Text"><text:span text:style-name="T11"><text:s text:c="8"/></text:span></text:span><text:span text:style-name="Source_20_Text"><text:span text:style-name="T10">scn = scene_of(ep)</text:span></text:span></text:p>
      <text:p text:style-name="P7"><text:span text:style-name="Source_20_Text"><text:span text:style-name="T11"><text:s text:c="8"/></text:span></text:span><text:span text:style-name="Source_20_Text"><text:span text:style-name="T12">assert</text:span></text:span><text:span text:style-name="Source_20_Text"><text:span text:style-name="T10"> ep[</text:span></text:span><text:span text:style-name="Source_20_Text"><text:span text:style-name="T16">"start_char"</text:span></text:span><text:span text:style-name="Source_20_Text"><text:span text:style-name="T10">] &gt;= scn[</text:span></text:span><text:span text:style-name="Source_20_Text"><text:span text:style-name="T16">"start_char"</text:span></text:span><text:span text:style-name="Source_20_Text"><text:span text:style-name="T10">]</text:span></text:span></text:p>
      <text:p text:style-name="P7"><text:soft-page-break/><text:span text:style-name="Source_20_Text"><text:span text:style-name="T11"><text:s text:c="8"/></text:span></text:span><text:span text:style-name="Source_20_Text"><text:span text:style-name="T12">assert</text:span></text:span><text:span text:style-name="Source_20_Text"><text:span text:style-name="T10"> ep[</text:span></text:span><text:span text:style-name="Source_20_Text"><text:span text:style-name="T16">"end_char"</text:span></text:span><text:span text:style-name="Source_20_Text"><text:span text:style-name="T10">] <text:s text:c="2"/>&lt;= scn[</text:span></text:span><text:span text:style-name="Source_20_Text"><text:span text:style-name="T16">"end_char"</text:span></text:span><text:span text:style-name="Source_20_Text"><text:span text:style-name="T10">]</text:span></text:span></text:p>
      <text:p text:style-name="P7"><text:span text:style-name="Source_20_Text"><text:span text:style-name="T11"><text:s text:c="8"/></text:span></text:span><text:span text:style-name="Source_20_Text"><text:span text:style-name="T12">assert</text:span></text:span><text:span text:style-name="Source_20_Text"><text:span text:style-name="T10"> quote_matches_text(ep) <text:s/></text:span></text:span><text:span text:style-name="Source_20_Text"><text:span text:style-name="T14"># проверка использует start_char/end_char</text:span></text:span></text:p>
      <text:p text:style-name="P7"/>
      <text:p text:style-name="P7"><text:span text:style-name="Source_20_Text"><text:span text:style-name="T11"><text:s text:c="4"/></text:span></text:span><text:span text:style-name="Source_20_Text"><text:span text:style-name="T14"># 3) Сводка</text:span></text:span></text:p>
      <text:p text:style-name="P7"><text:span text:style-name="Source_20_Text"><text:span text:style-name="T11"><text:s text:c="4"/></text:span></text:span><text:span text:style-name="Source_20_Text"><text:span text:style-name="T12">assert</text:span></text:span><text:span text:style-name="Source_20_Text"><text:span text:style-name="T10"> percents_ok(result[</text:span></text:span><text:span text:style-name="Source_20_Text"><text:span text:style-name="T16">"summary"</text:span></text:span><text:span text:style-name="Source_20_Text"><text:span text:style-name="T10">])</text:span></text:span></text:p>
      <text:p text:style-name="P7"><text:span text:style-name="Source_20_Text"><text:span text:style-name="T11"><text:s text:c="4"/></text:span></text:span><text:span text:style-name="Source_20_Text"><text:span text:style-name="T12">assert</text:span></text:span><text:span text:style-name="Source_20_Text"><text:span text:style-name="T10"> rating_consistent(result)</text:span></text:span></text:p>
      <text:p text:style-name="P7"/>
      <text:p text:style-name="P7"><text:span text:style-name="Source_20_Text"><text:span text:style-name="T11"><text:s text:c="4"/></text:span></text:span><text:span text:style-name="Source_20_Text"><text:span text:style-name="T14"># 4) Качество (если есть golden)</text:span></text:span></text:p>
      <text:p text:style-name="P7"><text:span text:style-name="Source_20_Text"><text:span text:style-name="T11"><text:s text:c="4"/></text:span></text:span><text:span text:style-name="Source_20_Text"><text:span text:style-name="T12">if</text:span></text:span><text:span text:style-name="Source_20_Text"><text:span text:style-name="T10"> golden:</text:span></text:span></text:p>
      <text:p text:style-name="P7"><text:span text:style-name="Source_20_Text"><text:span text:style-name="T11"><text:s text:c="8"/></text:span></text:span><text:span text:style-name="Source_20_Text"><text:span text:style-name="T10">m = compute_metrics(result, golden)</text:span></text:span></text:p>
      <text:p text:style-name="P7"><text:span text:style-name="Source_20_Text"><text:span text:style-name="T11"><text:s text:c="8"/></text:span></text:span><text:span text:style-name="Source_20_Text"><text:span text:style-name="T10">save_quality_passport(m)</text:span></text:span></text:p>
      <text:p text:style-name="P7"><text:span text:style-name="Source_20_Text"><text:span text:style-name="T11"><text:s text:c="8"/></text:span></text:span><text:span text:style-name="Source_20_Text"><text:span text:style-name="T12">assert</text:span></text:span><text:span text:style-name="Source_20_Text"><text:span text:style-name="T10"> m[</text:span></text:span><text:span text:style-name="Source_20_Text"><text:span text:style-name="T16">"recall_severe"</text:span></text:span><text:span text:style-name="Source_20_Text"><text:span text:style-name="T10">] &gt;= </text:span></text:span><text:span text:style-name="Source_20_Text"><text:span text:style-name="T17">0.8</text:span></text:span></text:p>
      <text:p text:style-name="P7"><text:span text:style-name="Source_20_Text"><text:span text:style-name="T11"><text:s text:c="8"/></text:span></text:span><text:span text:style-name="Source_20_Text"><text:span text:style-name="T12">assert</text:span></text:span><text:span text:style-name="Source_20_Text"><text:span text:style-name="T10"> m[</text:span></text:span><text:span text:style-name="Source_20_Text"><text:span text:style-name="T16">"precision_modplus"</text:span></text:span><text:span text:style-name="Source_20_Text"><text:span text:style-name="T10">] &gt;= </text:span></text:span><text:span text:style-name="Source_20_Text"><text:span text:style-name="T17">0.7</text:span></text:span></text:p>
      <text:p text:style-name="P7"/>
      <text:p text:style-name="P7"><text:span text:style-name="Source_20_Text"><text:span text:style-name="T11"><text:s text:c="4"/></text:span></text:span><text:span text:style-name="Source_20_Text"><text:span text:style-name="T14"># 5) Снапшоты</text:span></text:span></text:p>
      <text:p text:style-name="P7"><text:span text:style-name="Source_20_Text"><text:span text:style-name="T11"><text:s text:c="4"/></text:span></text:span><text:span text:style-name="Source_20_Text"><text:span text:style-name="T10">snapshot_compare_and_write(result)</text:span></text:span></text:p>
      <text:p text:style-name="P7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</text:span></text:span><text:span text:style-name="Source_20_Text"><text:span text:style-name="T16">"OK"</text:span></text:span></text:p>
      <text:p text:style-name="P7"/>
      <text:p text:style-name="P48"><text:span text:style-name="T3">Это скелет: идея в том, чтобы </text:span><text:span text:style-name="Strong_20_Emphasis"><text:span text:style-name="T4">одним действием</text:span></text:span><text:span text:style-name="T3"> проверить структуру, согласованность и (опционально) метрики.</text:span></text:p>
      <text:p text:style-name="Horizontal_20_Line"/>
      <text:h text:style-name="P3" text:outline-level="3">Распространенные ошибки</text:h>
      <text:list text:style-name="L72">
        <text:list-item>
          <text:p text:style-name="P125"><text:span text:style-name="Strong_20_Emphasis"><text:span text:style-name="T4">Калибровка «на глаз».</text:span></text:span><text:span text:style-name="T3"> Пороги ставят произвольно, метрики прыгают на каждом документе. Нужно сканирование порогов по golden-set и фикс в YAML.</text:span></text:p>
        </text:list-item>
        <text:list-item>
          <text:p text:style-name="P125"><text:span text:style-name="Strong_20_Emphasis"><text:span text:style-name="T4">Нет авто-валидации.</text:span></text:span><text:span text:style-name="T3"> В отчёте не совпадает цитата с выделением, проценты за 100 %, id дублируются — такое жюри замечает сразу.</text:span></text:p>
        </text:list-item>
        <text:list-item>
          <text:p text:style-name="P125"><text:span text:style-name="Strong_20_Emphasis"><text:span text:style-name="T4">Игнор FP/FN.</text:span></text:span><text:span text:style-name="T3"> UI собирает обратную связь, но движок её не использует: качество стоит на месте.</text:span></text:p>
        </text:list-item>
        <text:list-item>
          <text:p text:style-name="P125"><text:span text:style-name="Strong_20_Emphasis"><text:span text:style-name="T4">Один профиль «на все случаи».</text:span></text:span><text:span text:style-name="T3"> Быстрые правки тормозят, Thorough перегружает ноутбук. Нужны профили анализа.</text:span></text:p>
        </text:list-item>
        <text:list-item>
          <text:p text:style-name="P125"><text:soft-page-break/><text:span text:style-name="Strong_20_Emphasis"><text:span text:style-name="T4">Отсутствие снапшотов.</text:span></text:span><text:span text:style-name="T3"> Любая «оптимизация» незаметно меняет выводы — ловить это руками невозможно.</text:span></text:p>
        </text:list-item>
        <text:list-item>
          <text:p text:style-name="P125"><text:span text:style-name="Strong_20_Emphasis"><text:span text:style-name="T4">Переусложнение метрик.</text:span></text:span><text:span text:style-name="T3"> Вводят экзотические показатели, но забывают про precision/recall по шкалам — это главные ориентиры.</text:span></text:p>
        </text:list-item>
        <text:list-item>
          <text:p text:style-name="P125"><text:span text:style-name="Strong_20_Emphasis"><text:span text:style-name="T4">Готовность «на словах».</text:span></text:span><text:span text:style-name="T3"> Нет готовность-репорта и smoke-теста — на демо «падает» случайно и непредсказуемо.</text:span></text:p>
        </text:list-item>
      </text:list>
      <text:h text:style-name="P3" text:outline-level="3">Как это принесет баллы на хакатоне согласно ожидаемым критериям</text:h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Таблица6.1">
            <table:table-cell table:style-name="Таблица6.A1" office:value-type="string">
              <text:p text:style-name="P16">Критерий</text:p>
            </table:table-cell>
            <table:table-cell table:style-name="Таблица6.A1" office:value-type="string">
              <text:p text:style-name="P16">Что принесет баллы</text:p>
            </table:table-cell>
          </table:table-row>
        </table:table-header-rows>
        <table:table-row table:style-name="Таблица6.1">
          <table:table-cell table:style-name="Таблица6.A1" office:value-type="string">
            <text:p text:style-name="P12">Функциональность и соответствие требованиям</text:p>
          </table:table-cell>
          <table:table-cell table:style-name="Таблица6.A1" office:value-type="string">
            <text:p text:style-name="P12">Авто-валидация структуры результата, корректные проценты сцен, итоговый рейтинг по правилу «самого строгого элемента», готовность-репорт.</text:p>
          </table:table-cell>
        </table:table-row>
        <table:table-row table:style-name="Таблица6.3">
          <table:table-cell table:style-name="Таблица6.A1" office:value-type="string">
            <text:p text:style-name="P12">Точность анализа контента</text:p>
          </table:table-cell>
          <table:table-cell table:style-name="Таблица6.A1" office:value-type="string">
            <text:p text:style-name="P12">Калибровка порогов на golden-set, метрики по шкалам и Severe, снапшот-тесты, учёт FP/FN и белые списки.</text:p>
          </table:table-cell>
        </table:table-row>
        <table:table-row table:style-name="Таблица6.1">
          <table:table-cell table:style-name="Таблица6.A1" office:value-type="string">
            <text:p text:style-name="P12">Удобство интерфейса и визуализация</text:p>
          </table:table-cell>
          <table:table-cell table:style-name="Таблица6.A1" office:value-type="string">
            <text:p text:style-name="P12">Профили анализа в UI (Fast/Balanced/Thorough), понятные сообщения валидатора, индикатор версии правил/порогов.</text:p>
          </table:table-cell>
        </table:table-row>
        <table:table-row table:style-name="Таблица6.3">
          <table:table-cell table:style-name="Таблица6.A1" office:value-type="string">
            <text:p text:style-name="P12">Практическая ценность и интеграция в процесс</text:p>
          </table:table-cell>
          <table:table-cell table:style-name="Таблица6.A1" office:value-type="string">
            <text:p text:style-name="P12">Кнопка «Check readiness», паспорт качества, честный отчёт с объяснениями и ссылками, предсказуемое время и стабильность.</text:p>
          </table:table-cell>
        </table:table-row>
        <table:table-row table:style-name="Таблица6.1">
          <table:table-cell table:style-name="Таблица6.A1" office:value-type="string">
            <text:p text:style-name="P12">Качество реализации и надёжность</text:p>
          </table:table-cell>
          <table:table-cell table:style-name="Таблица6.A1" office:value-type="string">
            <text:p text:style-name="P13">JSON Schema для <text:span text:style-name="Source_20_Text"><text:span text:style-name="T18">result.json</text:span></text:span>, smoke-тесты, снапшоты, телеметрия офлайн, фиксация версий правил/порогов.</text:p>
          </table:table-cell>
        </table:table-row>
      </table:table>
      <text:h text:style-name="P3" text:outline-level="3">Чек-лист “Подготовить до хакатона”</text:h>
      <text:list text:style-name="L73">
        <text:list-item>
          <text:p text:style-name="P127"><text:span text:style-name="Strong_20_Emphasis"><text:span text:style-name="T4">YAML-пороги и профили</text:span></text:span><text:span text:style-name="T3"> (Fast/Balanced/Thorough) + скрипт сканирования порогов по golden-set и сохранение «лучших».</text:span></text:p>
        </text:list-item>
        <text:list-item>
          <text:p text:style-name="P126"><text:span text:style-name="Strong_20_Emphasis"><text:span text:style-name="T4">Авто-валидатор</text:span></text:span><text:span text:style-name="T3"> </text:span><text:span text:style-name="Source_20_Text"><text:span text:style-name="T9">result.json</text:span></text:span><text:span text:style-name="T3"> (JSON Schema + структурные инварианты) и кнопка «Check readiness» в UI.</text:span></text:p>
        </text:list-item>
        <text:list-item>
          <text:p text:style-name="P127"><text:span text:style-name="Strong_20_Emphasis"><text:span text:style-name="T4">Снапшоты + quality-скрипт</text:span></text:span><text:span text:style-name="T3">: метрики по шкалам, паспорт качества, дифф эпизодов при изменениях.</text:span></text:p>
        </text:list-item>
      </text:list>
      <text:h text:style-name="P3" text:outline-level="3"><text:soft-page-break/>Заключение</text:h>
      <text:p text:style-name="P48"><text:span text:style-name="T3">Теперь у тебя есть три слоя «страховки» для защиты: </text:span><text:span text:style-name="Strong_20_Emphasis"><text:span text:style-name="T4">метрики</text:span></text:span><text:span text:style-name="T3"> (что считаем хорошим и где болит), </text:span><text:span text:style-name="Strong_20_Emphasis"><text:span text:style-name="T4">калибровка порогов</text:span></text:span><text:span text:style-name="T3"> (как переводить баллы в классы без догадок) и </text:span><text:span text:style-name="Strong_20_Emphasis"><text:span text:style-name="T4">авто-валидация</text:span></text:span><text:span text:style-name="T3"> (как доказать, что результат целостен и честен). Ты умеешь включать разные </text:span><text:span text:style-name="Strong_20_Emphasis"><text:span text:style-name="T4">профили анализа</text:span></text:span><text:span text:style-name="T3">, запускать </text:span><text:span text:style-name="Strong_20_Emphasis"><text:span text:style-name="T4">smoke-тест</text:span></text:span><text:span text:style-name="T3"> и показывать жюри понятный </text:span><text:span text:style-name="Strong_20_Emphasis"><text:span text:style-name="T4">готовность-репорт</text:span></text:span><text:span text:style-name="T3"> с версиями правил, метриками и перфоманс-бюджетами.<text:line-break/>На практике это означает спокойную и предсказуемую демонстрацию: загрузил файл — увидел метрики и эпизоды — отредактировал — пересчитал — экспортировал — и в любой момент можешь доказать корректность результата цифрами и проверками. Это тот уровень зрелости, который отличает просто «модель» от готового инструмента, и именно его ценят на хакатоне.</text:span></text:p>
      <text:h text:style-name="P2" text:outline-level="1"> <text:span text:style-name="T1">Автоматическая проверка возрастной категории по сценарию</text:span></text:h>
      <text:p text:style-name="Standard"/>
      <text:list text:style-name="L74">
        <text:list-item>
          <text:p text:style-name="P128"><text:span text:style-name="Strong_20_Emphasis"><text:span text:style-name="T4">Как вы разбиваете сценарий на сцены и реплики в DOCX/PDF?</text:span></text:span><text:span text:style-name="T3"> Эвристики, regex/скоринг заголовков, обработка капса, state machine, как решаете спорные места без ручной разметки.</text:span></text:p>
        </text:list-item>
        <text:list-item>
          <text:p text:style-name="P129"><text:span text:style-name="Strong_20_Emphasis"><text:span text:style-name="T4">Как обеспечена точная привязка эпизодов к страницам и позициям?</text:span></text:span><text:span text:style-name="T3"> Карта соответствия нормализованный↔исходный текст, </text:span><text:span text:style-name="Source_20_Text"><text:span text:style-name="T9">start_char/end_char</text:span></text:span><text:span text:style-name="T3">, </text:span><text:span text:style-name="Source_20_Text"><text:span text:style-name="T9">raw_page</text:span></text:span><text:span text:style-name="T3">, как UI прыгает к цитате.</text:span></text:p>
        </text:list-item>
        <text:list-item>
          <text:p text:style-name="P128"><text:span text:style-name="Strong_20_Emphasis"><text:span text:style-name="T4">Как вы боретесь с обфускацией лексики и «замаскированными» словами?</text:span></text:span><text:span text:style-name="T3"> Анти-обфускационные шаблоны, примеры (звёздочки, 0→о, пробелы), тесты на ложноположительные.</text:span></text:p>
        </text:list-item>
        <text:list-item>
          <text:p text:style-name="P128"><text:span text:style-name="Strong_20_Emphasis"><text:span text:style-name="T4">Как формируется итоговый рейтинг 0+/6+/12+/16+/18+?</text:span></text:span><text:span text:style-name="T3"> Маппинг None/Mild/Moderate/Severe→рейтинг, правило «самого строгого элемента», примеры, граничные случаи.</text:span></text:p>
        </text:list-item>
        <text:list-item>
          <text:p text:style-name="P128"><text:span text:style-name="Strong_20_Emphasis"><text:span text:style-name="T4">Какие метрики качества вы считаете и на каком наборе?</text:span></text:span><text:span text:style-name="T3"> Precision/Recall/F1 по шкалам и для Severe; размер mini-golden-set, как хранили эталон и снимали снапшоты результатов.</text:span></text:p>
        </text:list-item>
        <text:list-item>
          <text:p text:style-name="P128"><text:soft-page-break/><text:span text:style-name="Strong_20_Emphasis"><text:span text:style-name="T4">Как калибровали пороги Mild/Moderate/Severe?</text:span></text:span><text:span text:style-name="T3"> Целевая функция (например, Recall Severe при ограничении Precision Mod+), сканирование порогов, фиксация в YAML с версией.</text:span></text:p>
        </text:list-item>
        <text:list-item>
          <text:p text:style-name="P128"><text:span text:style-name="Strong_20_Emphasis"><text:span text:style-name="T4">Как агрегируете эпизоды в метрики по сценам и документу?</text:span></text:span><text:span text:style-name="T3"> Счётчики эпизодов, «процент сцен с нарушениями» (формула), почему выбираете максимум серьёзности в сцене.</text:span></text:p>
        </text:list-item>
        <text:list-item>
          <text:p text:style-name="P128"><text:span text:style-name="Strong_20_Emphasis"><text:span text:style-name="T4">Как UI помогает быстро понять «почему такой рейтинг»?</text:span></text:span><text:span text:style-name="T3"> Карточки эпизодов (категория, степень, цитата, причина, позиция), кликабельность, микро-подсветка, ссылка на сцену-обоснование рейтинга.</text:span></text:p>
        </text:list-item>
        <text:list-item>
          <text:p text:style-name="P128"><text:span text:style-name="Strong_20_Emphasis"><text:span text:style-name="T4">Как обрабатываются ложноположительные/ложноотрицательные из интерфейса?</text:span></text:span><text:span text:style-name="T3"> FP/FN-метки, белые списки, корректировка весов LFs, когда и как пересчитываете сводку.</text:span></text:p>
        </text:list-item>
        <text:list-item>
          <text:p text:style-name="P128"><text:span text:style-name="Strong_20_Emphasis"><text:span text:style-name="T4">Что происходит при правке текста?</text:span></text:span><text:span text:style-name="T3"> Частичный пересчёт сцены vs полный прогон, PATCH-эндпойнт, бюджеты времени (цели для сцены/документа), как UI показывает прогресс и откат.</text:span></text:p>
        </text:list-item>
        <text:list-item>
          <text:p text:style-name="P129"><text:span text:style-name="Strong_20_Emphasis"><text:span text:style-name="T4">Как вы проверяли целостность и корректность данных?</text:span></text:span><text:span text:style-name="T3"> Авто-валидация </text:span><text:span text:style-name="Source_20_Text"><text:span text:style-name="T9">result.json</text:span></text:span><text:span text:style-name="T3"> по JSON Schema, инварианты (диапазоны, уникальные id, проценты ≤100 %), smoke-тест перед экспортом.</text:span></text:p>
        </text:list-item>
        <text:list-item>
          <text:p text:style-name="P128"><text:span text:style-name="Strong_20_Emphasis"><text:span text:style-name="T4">Как упаковано решение для офлайн-запуска у жюри?</text:span></text:span><text:span text:style-name="T3"> Один архив/образ, фикс версий, assets внутри, скрипт запуска, health-check, альтернативный экспорт HTML при падении PDF.</text:span></text:p>
        </text:list-item>
        <text:list-item>
          <text:p text:style-name="P128"><text:span text:style-name="Strong_20_Emphasis"><text:span text:style-name="T4">Какие профили анализа предусмотрены и когда какой включать?</text:span></text:span><text:span text:style-name="T3"> Fast/Balanced/Thorough, разница в активных правилах/таймаутах, неизменность логики агрегирования и рейтинга.</text:span></text:p>
        </text:list-item>
        <text:list-item>
          <text:p text:style-name="P128"><text:span text:style-name="Strong_20_Emphasis"><text:span text:style-name="T4">Как измеряли и улучшали производительность?</text:span></text:span><text:span text:style-name="T3"> Таймеры шагов, кэш парсинга/детекторов, батчинг, параллелизм по сценам, «дешёвые сначала», цели на CPU-ноутбуке без GPU.</text:span></text:p>
        </text:list-item>
        <text:list-item>
          <text:p text:style-name="P128"><text:soft-page-break/><text:span text:style-name="Strong_20_Emphasis"><text:span text:style-name="T4">Как вы документируете и версионируете политику правил?</text:span></text:span><text:span text:style-name="T3"> YAML с словарями/весами/порогами/приоритетами, комментарии «почему так», hot-reload, отображение версии в UI/отчёте.</text:span></text:p>
        </text:list-item>
        <text:list-item>
          <text:p text:style-name="P128"><text:span text:style-name="Strong_20_Emphasis"><text:span text:style-name="T4">Как защищены интерфейс и экспорт от внедрения кода из сценария?</text:span></text:span><text:span text:style-name="T3"> Экранирование цитат, sanitize, отсутствие небезопасного HTML, защита от XSS в карточках и отчётах.</text:span></text:p>
        </text:list-item>
        <text:list-item>
          <text:p text:style-name="P128"><text:span text:style-name="Strong_20_Emphasis"><text:span text:style-name="T4">Как демонстрируете устойчивость к форматным «шумам» PDF/DOCX?</text:span></text:span><text:span text:style-name="T3"> Восстановление reading order, склейка переносов с контролем SHY, тесты на слипшиеся/разорванные слова.</text:span></text:p>
        </text:list-item>
        <text:list-item>
          <text:p text:style-name="P128"><text:span text:style-name="Strong_20_Emphasis"><text:span text:style-name="T4">Как вы генерируете рекомендации «как смягчить»?</text:span></text:span><text:span text:style-name="T3"> Шаблоны по шкалам и степеням, примеры корректировок (эвфемизмы, «за кадром», убрать натурализм), когда совет не предлагается.</text:span></text:p>
        </text:list-item>
        <text:list-item>
          <text:p text:style-name="P128"><text:span text:style-name="Strong_20_Emphasis"><text:span text:style-name="T4">Что будет, если упадёт один из шагов пайплайна?</text:span></text:span><text:span text:style-name="T3"> Границы ошибок, graceful fallback (HTML вместо PDF, baseline вместо int8), ретраи с backoff, логирование с correlation id.</text:span></text:p>
        </text:list-item>
        <text:list-item>
          <text:p text:style-name="P128"><text:span text:style-name="Strong_20_Emphasis"><text:span text:style-name="T4">Какие кейсы вы считаете «самыми дорогими» и как снижаете риск ошибок?</text:span></text:span><text:span text:style-name="T3"> Приоритет Severe (не пропустить), проверка пограничных сцен, ручная проверка конфликта LFs, демонстрация кейсов в демо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4:34:49.200523599</meta:creation-date>
    <dc:date>2025-11-04T20:12:14.093805735</dc:date>
    <meta:editing-duration>PT9M22S</meta:editing-duration>
    <meta:editing-cycles>4</meta:editing-cycles>
    <meta:generator>LibreOffice/24.2.7.2$Linux_X86_64 LibreOffice_project/420$Build-2</meta:generator>
    <meta:document-statistic meta:table-count="6" meta:image-count="0" meta:object-count="0" meta:page-count="54" meta:paragraph-count="838" meta:word-count="10238" meta:character-count="78485" meta:non-whitespace-character-count="68528"/>
  </office:meta>
</office:document-meta>
</file>